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ee3" officeooo:paragraph-rsid="001ce7c4"/>
    </style:style>
    <style:style style:name="P2" style:family="paragraph" style:parent-style-name="Standard">
      <style:text-properties officeooo:rsid="001ce7c4" officeooo:paragraph-rsid="001ce7c4"/>
    </style:style>
    <style:style style:name="P3" style:family="paragraph" style:parent-style-name="Standard">
      <style:text-properties officeooo:rsid="001ce7c4" officeooo:paragraph-rsid="00401c75"/>
    </style:style>
    <style:style style:name="P4" style:family="paragraph" style:parent-style-name="Standard">
      <style:text-properties fo:font-style="italic" officeooo:rsid="00401c75" officeooo:paragraph-rsid="00401c75" style:font-style-asian="italic" style:font-style-complex="italic"/>
    </style:style>
    <style:style style:name="P5" style:family="paragraph" style:parent-style-name="Standard">
      <style:text-properties officeooo:rsid="001de800" officeooo:paragraph-rsid="001ce7c4"/>
    </style:style>
    <style:style style:name="P6" style:family="paragraph" style:parent-style-name="Standard" style:list-style-name="L1">
      <style:text-properties officeooo:paragraph-rsid="0358aab7"/>
    </style:style>
    <style:style style:name="P7" style:family="paragraph" style:parent-style-name="Standard" style:list-style-name="L1">
      <style:text-properties officeooo:paragraph-rsid="04ecfb6d"/>
    </style:style>
    <style:style style:name="P8" style:family="paragraph" style:parent-style-name="Standard" style:list-style-name="L1">
      <style:text-properties style:font-name="Liberation Sans" officeooo:rsid="01c9c548" officeooo:paragraph-rsid="01c9c548"/>
    </style:style>
    <style:style style:name="P9" style:family="paragraph" style:parent-style-name="Standard" style:list-style-name="L1">
      <style:text-properties style:font-name="Liberation Sans" officeooo:rsid="01c9c548" officeooo:paragraph-rsid="01f01f27"/>
    </style:style>
    <style:style style:name="P10" style:family="paragraph" style:parent-style-name="Standard" style:list-style-name="L1">
      <style:text-properties style:font-name="Liberation Sans" officeooo:rsid="01c9c548" officeooo:paragraph-rsid="0358aab7"/>
    </style:style>
    <style:style style:name="P11" style:family="paragraph" style:parent-style-name="Standard" style:list-style-name="L1">
      <style:text-properties style:font-name="Liberation Sans" officeooo:rsid="01c9c548" officeooo:paragraph-rsid="035a631b"/>
    </style:style>
    <style:style style:name="P12" style:family="paragraph" style:parent-style-name="Standard" style:list-style-name="L1">
      <style:text-properties style:font-name="Liberation Sans" officeooo:rsid="01f01f27" officeooo:paragraph-rsid="01f03455"/>
    </style:style>
    <style:style style:name="P13" style:family="paragraph" style:parent-style-name="Standard" style:list-style-name="L1">
      <style:text-properties style:font-name="Liberation Sans" officeooo:rsid="0209fd1a" officeooo:paragraph-rsid="0401b887"/>
    </style:style>
    <style:style style:name="P14" style:family="paragraph" style:parent-style-name="Standard" style:list-style-name="L1">
      <style:text-properties style:font-name="Liberation Sans" officeooo:rsid="014a397d" officeooo:paragraph-rsid="05653649"/>
    </style:style>
    <style:style style:name="P15" style:family="paragraph" style:parent-style-name="Standard" style:list-style-name="L1">
      <style:text-properties officeooo:rsid="01c9c548" officeooo:paragraph-rsid="0358aab7"/>
    </style:style>
    <style:style style:name="P16" style:family="paragraph" style:parent-style-name="Standard" style:list-style-name="L1">
      <style:text-properties officeooo:rsid="01c9c548" officeooo:paragraph-rsid="035a631b"/>
    </style:style>
    <style:style style:name="P17" style:family="paragraph" style:parent-style-name="Standard" style:list-style-name="L1">
      <style:text-properties officeooo:rsid="01c9c548" officeooo:paragraph-rsid="035f3955"/>
    </style:style>
    <style:style style:name="P18" style:family="paragraph" style:parent-style-name="Standard" style:list-style-name="L1">
      <style:text-properties officeooo:rsid="01c9c548" officeooo:paragraph-rsid="038e178f"/>
    </style:style>
    <style:style style:name="P19" style:family="paragraph" style:parent-style-name="Standard" style:list-style-name="L1">
      <style:text-properties officeooo:rsid="01c9c548" officeooo:paragraph-rsid="0398f7e9"/>
    </style:style>
    <style:style style:name="P20" style:family="paragraph" style:parent-style-name="Standard" style:list-style-name="L1">
      <style:text-properties officeooo:rsid="01f01f27" officeooo:paragraph-rsid="035a631b"/>
    </style:style>
    <style:style style:name="P21" style:family="paragraph" style:parent-style-name="Standard" style:list-style-name="L1">
      <style:text-properties officeooo:rsid="01f01f27" officeooo:paragraph-rsid="03a1defc"/>
    </style:style>
    <style:style style:name="P22" style:family="paragraph" style:parent-style-name="Standard" style:list-style-name="L1">
      <style:text-properties officeooo:rsid="01f46d76" officeooo:paragraph-rsid="01f46d76"/>
    </style:style>
    <style:style style:name="P23" style:family="paragraph" style:parent-style-name="Standard" style:list-style-name="L1">
      <style:text-properties officeooo:rsid="01f46d76" officeooo:paragraph-rsid="01f66924"/>
    </style:style>
    <style:style style:name="P24" style:family="paragraph" style:parent-style-name="Standard" style:list-style-name="L1">
      <style:text-properties officeooo:rsid="01f46d76" officeooo:paragraph-rsid="0369df77"/>
    </style:style>
    <style:style style:name="P25" style:family="paragraph" style:parent-style-name="Standard" style:list-style-name="L1">
      <style:text-properties officeooo:rsid="01f46d76" officeooo:paragraph-rsid="03748c8e"/>
    </style:style>
    <style:style style:name="P26" style:family="paragraph" style:parent-style-name="Standard" style:list-style-name="L1">
      <style:text-properties officeooo:rsid="01f46d76" officeooo:paragraph-rsid="0378d662"/>
    </style:style>
    <style:style style:name="P27" style:family="paragraph" style:parent-style-name="Standard" style:list-style-name="L1">
      <style:text-properties officeooo:rsid="01f46d76" officeooo:paragraph-rsid="037c6fbd"/>
    </style:style>
    <style:style style:name="P28" style:family="paragraph" style:parent-style-name="Standard" style:list-style-name="L1">
      <style:text-properties officeooo:rsid="01f46d76" officeooo:paragraph-rsid="03a8b90e"/>
    </style:style>
    <style:style style:name="P29" style:family="paragraph" style:parent-style-name="Standard" style:list-style-name="L1">
      <style:text-properties fo:font-size="12pt" officeooo:rsid="001de800" officeooo:paragraph-rsid="01f66924" style:font-size-asian="10.5pt" style:font-size-complex="12pt"/>
    </style:style>
    <style:style style:name="P30" style:family="paragraph" style:parent-style-name="Standard" style:list-style-name="L1">
      <style:text-properties officeooo:rsid="0209fd1a" officeooo:paragraph-rsid="03aee805"/>
    </style:style>
    <style:style style:name="P31" style:family="paragraph" style:parent-style-name="Standard" style:list-style-name="L1">
      <style:text-properties officeooo:rsid="0209fd1a" officeooo:paragraph-rsid="03b8d9a6"/>
    </style:style>
    <style:style style:name="P32" style:family="paragraph" style:parent-style-name="Standard" style:list-style-name="L1">
      <style:text-properties officeooo:rsid="0209fd1a" officeooo:paragraph-rsid="03cce6c3"/>
    </style:style>
    <style:style style:name="P33" style:family="paragraph" style:parent-style-name="Standard" style:list-style-name="L1">
      <style:text-properties officeooo:rsid="0209fd1a" officeooo:paragraph-rsid="03db61f6"/>
    </style:style>
    <style:style style:name="P34" style:family="paragraph" style:parent-style-name="Standard" style:list-style-name="L1">
      <style:text-properties officeooo:rsid="0209fd1a" officeooo:paragraph-rsid="03de663d"/>
    </style:style>
    <style:style style:name="P35" style:family="paragraph" style:parent-style-name="Standard" style:list-style-name="L1">
      <style:text-properties officeooo:rsid="0209fd1a" officeooo:paragraph-rsid="03e10153"/>
    </style:style>
    <style:style style:name="P36" style:family="paragraph" style:parent-style-name="Standard" style:list-style-name="L1">
      <style:text-properties officeooo:rsid="0209fd1a" officeooo:paragraph-rsid="03f62204"/>
    </style:style>
    <style:style style:name="P37" style:family="paragraph" style:parent-style-name="Standard" style:list-style-name="L1">
      <style:text-properties officeooo:rsid="0209fd1a" officeooo:paragraph-rsid="040c0303"/>
    </style:style>
    <style:style style:name="P38" style:family="paragraph" style:parent-style-name="Standard" style:list-style-name="L1">
      <style:text-properties officeooo:rsid="0209fd1a" officeooo:paragraph-rsid="04103c17"/>
    </style:style>
    <style:style style:name="P39" style:family="paragraph" style:parent-style-name="Standard" style:list-style-name="L1">
      <style:text-properties fo:font-weight="bold" officeooo:rsid="020b3f45" officeooo:paragraph-rsid="02ef2000" style:font-weight-asian="bold" style:font-weight-complex="bold"/>
    </style:style>
    <style:style style:name="P40" style:family="paragraph" style:parent-style-name="Standard" style:list-style-name="L1">
      <style:text-properties officeooo:rsid="01f66924" officeooo:paragraph-rsid="048c6fd1"/>
    </style:style>
    <style:style style:name="P41" style:family="paragraph" style:parent-style-name="Standard" style:list-style-name="L1">
      <style:text-properties officeooo:rsid="01885809" officeooo:paragraph-rsid="069f17ec"/>
    </style:style>
    <style:style style:name="P42" style:family="paragraph" style:parent-style-name="Standard" style:list-style-name="L1">
      <style:text-properties officeooo:rsid="00797e08" officeooo:paragraph-rsid="055fa3c5"/>
    </style:style>
    <style:style style:name="P43" style:family="paragraph" style:parent-style-name="Standard" style:list-style-name="L1">
      <style:text-properties style:use-window-font-color="true" fo:font-weight="normal" officeooo:rsid="016a6a5a" officeooo:paragraph-rsid="058427dc" style:font-weight-asian="normal" style:font-weight-complex="normal"/>
    </style:style>
    <style:style style:name="P44" style:family="paragraph" style:parent-style-name="Standard" style:list-style-name="L1">
      <style:text-properties style:use-window-font-color="true" fo:font-weight="bold" officeooo:rsid="014b62af" officeooo:paragraph-rsid="05653649" style:font-weight-asian="bold" style:font-weight-complex="bold"/>
    </style:style>
    <style:style style:name="P45" style:family="paragraph" style:parent-style-name="Standard" style:list-style-name="L1">
      <style:text-properties style:use-window-font-color="true" fo:font-weight="bold" officeooo:rsid="014b62af" officeooo:paragraph-rsid="056cc49d" style:font-weight-asian="bold" style:font-weight-complex="bold"/>
    </style:style>
    <style:style style:name="P46" style:family="paragraph" style:parent-style-name="Standard" style:list-style-name="L1">
      <style:text-properties style:use-window-font-color="true" fo:font-weight="bold" officeooo:rsid="022d0a2e" officeooo:paragraph-rsid="065f0f29" style:font-weight-asian="bold" style:font-weight-complex="bold"/>
    </style:style>
    <style:style style:name="P47" style:family="paragraph" style:parent-style-name="Standard" style:list-style-name="L1">
      <style:text-properties style:font-name="Liberation Mono" fo:font-size="10pt" officeooo:rsid="01c9c548" officeooo:paragraph-rsid="035a631b" style:font-name-asian="Liberation Mono" style:font-size-asian="10pt" style:font-size-complex="10pt"/>
    </style:style>
    <style:style style:name="P48" style:family="paragraph" style:parent-style-name="Standard" style:list-style-name="L1">
      <style:text-properties officeooo:rsid="014b62af" officeooo:paragraph-rsid="056f660b"/>
    </style:style>
    <style:style style:name="P49" style:family="paragraph" style:parent-style-name="Standard" style:list-style-name="L1">
      <style:text-properties officeooo:rsid="014b62af" officeooo:paragraph-rsid="05805232"/>
    </style:style>
    <style:style style:name="P50" style:family="paragraph" style:parent-style-name="Standard" style:list-style-name="L1">
      <style:paragraph-properties fo:break-before="page"/>
      <style:text-properties officeooo:rsid="01c9c548" officeooo:paragraph-rsid="035a631b"/>
    </style:style>
    <style:style style:name="P51" style:family="paragraph" style:parent-style-name="Standard" style:list-style-name="L1">
      <style:paragraph-properties fo:break-before="page"/>
      <style:text-properties officeooo:rsid="0209fd1a" officeooo:paragraph-rsid="02f78335"/>
    </style:style>
    <style:style style:name="P52" style:family="paragraph" style:parent-style-name="Standard" style:list-style-name="L1">
      <style:paragraph-properties fo:break-before="page"/>
      <style:text-properties officeooo:rsid="0209fd1a" officeooo:paragraph-rsid="03aee805"/>
    </style:style>
    <style:style style:name="P53" style:family="paragraph" style:parent-style-name="Standard" style:list-style-name="L1">
      <style:paragraph-properties fo:break-before="page"/>
      <style:text-properties officeooo:rsid="0209fd1a" officeooo:paragraph-rsid="03b8d9a6"/>
    </style:style>
    <style:style style:name="P54" style:family="paragraph" style:parent-style-name="Standard" style:list-style-name="L1">
      <style:paragraph-properties fo:break-before="page"/>
      <style:text-properties officeooo:rsid="0209fd1a" officeooo:paragraph-rsid="03db61f6"/>
    </style:style>
    <style:style style:name="P55" style:family="paragraph" style:parent-style-name="Standard" style:list-style-name="L1">
      <style:paragraph-properties fo:break-before="page"/>
      <style:text-properties officeooo:rsid="0209fd1a" officeooo:paragraph-rsid="03de663d"/>
    </style:style>
    <style:style style:name="P56" style:family="paragraph" style:parent-style-name="Standard" style:list-style-name="L1">
      <style:paragraph-properties fo:break-before="page"/>
      <style:text-properties officeooo:rsid="0209fd1a" officeooo:paragraph-rsid="0401b887"/>
    </style:style>
    <style:style style:name="P57" style:family="paragraph" style:parent-style-name="Standard" style:list-style-name="L1">
      <style:paragraph-properties fo:break-before="page"/>
      <style:text-properties officeooo:rsid="0209fd1a" officeooo:paragraph-rsid="040c0303"/>
    </style:style>
    <style:style style:name="P58" style:family="paragraph" style:parent-style-name="Standard" style:list-style-name="L1">
      <style:paragraph-properties fo:break-before="page"/>
      <style:text-properties officeooo:rsid="0209fd1a" officeooo:paragraph-rsid="04878123"/>
    </style:style>
    <style:style style:name="P59" style:family="paragraph" style:parent-style-name="Standard" style:list-style-name="L1">
      <style:paragraph-properties fo:break-before="page"/>
      <style:text-properties officeooo:rsid="02d4fdeb" officeooo:paragraph-rsid="04a19867"/>
    </style:style>
    <style:style style:name="P60" style:family="paragraph" style:parent-style-name="Standard" style:list-style-name="L1">
      <style:paragraph-properties fo:break-before="page"/>
      <style:text-properties officeooo:rsid="00797e08" officeooo:paragraph-rsid="00d10dab"/>
    </style:style>
    <style:style style:name="P61" style:family="paragraph" style:parent-style-name="Standard" style:list-style-name="L1">
      <style:paragraph-properties fo:break-before="page"/>
      <style:text-properties officeooo:rsid="00797e08" officeooo:paragraph-rsid="055fa3c5"/>
    </style:style>
    <style:style style:name="P62" style:family="paragraph" style:parent-style-name="Standard" style:list-style-name="L1">
      <style:paragraph-properties fo:break-before="page"/>
      <style:text-properties officeooo:rsid="01f46d76" officeooo:paragraph-rsid="0375815a"/>
    </style:style>
    <style:style style:name="P63" style:family="paragraph" style:parent-style-name="Standard" style:list-style-name="L1">
      <style:paragraph-properties fo:break-before="page"/>
      <style:text-properties officeooo:paragraph-rsid="04b7b56c"/>
    </style:style>
    <style:style style:name="P64" style:family="paragraph" style:parent-style-name="Standard" style:list-style-name="L1">
      <style:paragraph-properties fo:break-before="page"/>
      <style:text-properties officeooo:paragraph-rsid="04e5a8d7"/>
    </style:style>
    <style:style style:name="P65" style:family="paragraph" style:parent-style-name="Standard" style:list-style-name="L1">
      <style:paragraph-properties fo:break-before="page"/>
      <style:text-properties officeooo:paragraph-rsid="04ecfb6d"/>
    </style:style>
    <style:style style:name="P66" style:family="paragraph" style:parent-style-name="Standard" style:list-style-name="L1">
      <style:paragraph-properties fo:break-before="page"/>
      <style:text-properties officeooo:rsid="01f01f27" officeooo:paragraph-rsid="03a1defc"/>
    </style:style>
    <style:style style:name="P67" style:family="paragraph" style:parent-style-name="Standard" style:list-style-name="L1">
      <style:paragraph-properties fo:break-before="page"/>
      <style:text-properties officeooo:rsid="014b62af" officeooo:paragraph-rsid="069ca03c"/>
    </style:style>
    <style:style style:name="P68" style:family="paragraph" style:parent-style-name="Standard" style:list-style-name="L1">
      <style:paragraph-properties fo:text-align="start" style:justify-single-word="false" fo:break-before="page"/>
      <style:text-properties officeooo:paragraph-rsid="062f857a"/>
    </style:style>
    <style:style style:name="P69" style:family="paragraph" style:parent-style-name="Standard" style:list-style-name="L1">
      <style:paragraph-properties fo:text-align="start" style:justify-single-word="false" fo:break-before="page"/>
      <style:text-properties officeooo:paragraph-rsid="064934f3"/>
    </style:style>
    <style:style style:name="T1" style:family="text">
      <style:text-properties fo:font-weight="bold" style:font-weight-asian="bold" style:font-weight-complex="bold"/>
    </style:style>
    <style:style style:name="T2" style:family="text">
      <style:text-properties fo:font-weight="bold" officeooo:rsid="001ce7c4" style:font-weight-asian="bold" style:font-weight-complex="bold"/>
    </style:style>
    <style:style style:name="T3" style:family="text">
      <style:text-properties fo:font-weight="bold" officeooo:rsid="001de800" style:font-weight-asian="bold" style:font-weight-complex="bold"/>
    </style:style>
    <style:style style:name="T4" style:family="text">
      <style:text-properties fo:font-weight="bold" officeooo:rsid="014a397d" style:font-weight-asian="bold" style:font-weight-complex="bold"/>
    </style:style>
    <style:style style:name="T5" style:family="text">
      <style:text-properties fo:font-weight="bold" officeooo:rsid="01784ebd" style:font-weight-asian="bold" style:font-weight-complex="bold"/>
    </style:style>
    <style:style style:name="T6" style:family="text">
      <style:text-properties fo:font-weight="bold" officeooo:rsid="017bb179" style:font-weight-asian="bold" style:font-weight-complex="bold"/>
    </style:style>
    <style:style style:name="T7" style:family="text">
      <style:text-properties fo:font-weight="bold" officeooo:rsid="017c4cfa" style:font-weight-asian="bold" style:font-weight-complex="bold"/>
    </style:style>
    <style:style style:name="T8" style:family="text">
      <style:text-properties fo:font-weight="bold" officeooo:rsid="01cccfdd" style:font-weight-asian="bold" style:font-weight-complex="bold"/>
    </style:style>
    <style:style style:name="T9" style:family="text">
      <style:text-properties fo:font-weight="bold" officeooo:rsid="01ccfc87" style:font-weight-asian="bold" style:font-weight-complex="bold"/>
    </style:style>
    <style:style style:name="T10" style:family="text">
      <style:text-properties fo:font-weight="bold" officeooo:rsid="01f66924" style:font-weight-asian="bold" style:font-weight-complex="bold"/>
    </style:style>
    <style:style style:name="T11" style:family="text">
      <style:text-properties fo:font-weight="bold" officeooo:rsid="020b3f45" style:font-weight-asian="bold" style:font-weight-complex="bold"/>
    </style:style>
    <style:style style:name="T12" style:family="text">
      <style:text-properties fo:font-weight="bold" officeooo:rsid="02d67bfa" style:font-weight-asian="bold" style:font-weight-complex="bold"/>
    </style:style>
    <style:style style:name="T13" style:family="text">
      <style:text-properties fo:font-weight="bold" officeooo:rsid="03db61f6" style:font-weight-asian="bold" style:font-weight-complex="bold"/>
    </style:style>
    <style:style style:name="T14" style:family="text">
      <style:text-properties fo:font-weight="bold" officeooo:rsid="03edb7ae" style:font-weight-asian="bold" style:font-weight-complex="bold"/>
    </style:style>
    <style:style style:name="T15" style:family="text">
      <style:text-properties fo:font-weight="bold" officeooo:rsid="02d4fdeb" style:font-weight-asian="bold" style:font-weight-complex="bold"/>
    </style:style>
    <style:style style:name="T16" style:family="text">
      <style:text-properties fo:font-weight="bold" officeooo:rsid="010d8f29" style:font-weight-asian="bold" style:font-weight-complex="bold"/>
    </style:style>
    <style:style style:name="T17" style:family="text">
      <style:text-properties fo:font-weight="bold" officeooo:rsid="04f426d1" style:font-weight-asian="bold" style:font-weight-complex="bold"/>
    </style:style>
    <style:style style:name="T18" style:family="text">
      <style:text-properties fo:font-weight="bold" officeooo:rsid="0148d7c4" style:font-weight-asian="bold" style:font-weight-complex="bold"/>
    </style:style>
    <style:style style:name="T19" style:family="text">
      <style:text-properties officeooo:rsid="001de800"/>
    </style:style>
    <style:style style:name="T20" style:family="text">
      <style:text-properties fo:font-style="italic" style:font-style-asian="italic" style:font-style-complex="italic"/>
    </style:style>
    <style:style style:name="T21" style:family="text">
      <style:text-properties fo:font-style="italic" officeooo:rsid="001de800" style:font-style-asian="italic" style:font-style-complex="italic"/>
    </style:style>
    <style:style style:name="T22" style:family="text">
      <style:text-properties fo:font-style="italic" officeooo:rsid="014885ca" style:font-style-asian="italic" style:font-style-complex="italic"/>
    </style:style>
    <style:style style:name="T23" style:family="text">
      <style:text-properties fo:font-style="italic" officeooo:rsid="014a397d" style:font-style-asian="italic" style:font-style-complex="italic"/>
    </style:style>
    <style:style style:name="T24" style:family="text">
      <style:text-properties fo:font-style="italic" officeooo:rsid="016146cd" style:font-style-asian="italic" style:font-style-complex="italic"/>
    </style:style>
    <style:style style:name="T25" style:family="text">
      <style:text-properties fo:font-style="italic" officeooo:rsid="0162bf2b" style:font-style-asian="italic" style:font-style-complex="italic"/>
    </style:style>
    <style:style style:name="T26" style:family="text">
      <style:text-properties fo:font-style="italic" officeooo:rsid="01c6e140" style:font-style-asian="italic" style:font-style-complex="italic"/>
    </style:style>
    <style:style style:name="T27" style:family="text">
      <style:text-properties fo:font-style="italic" officeooo:rsid="01c9c548" style:font-style-asian="italic" style:font-style-complex="italic"/>
    </style:style>
    <style:style style:name="T28" style:family="text">
      <style:text-properties fo:font-style="italic" officeooo:rsid="01ccfc87" style:font-style-asian="italic" style:font-style-complex="italic"/>
    </style:style>
    <style:style style:name="T29" style:family="text">
      <style:text-properties fo:font-style="italic" officeooo:rsid="020349a3" style:font-style-asian="italic" style:font-style-complex="italic"/>
    </style:style>
    <style:style style:name="T30" style:family="text">
      <style:text-properties fo:font-style="italic" officeooo:rsid="020a45d1" style:font-style-asian="italic" style:font-style-complex="italic"/>
    </style:style>
    <style:style style:name="T31" style:family="text">
      <style:text-properties fo:font-style="italic" officeooo:rsid="020f2d64" style:font-style-asian="italic" style:font-style-complex="italic"/>
    </style:style>
    <style:style style:name="T32" style:family="text">
      <style:text-properties fo:font-style="italic" officeooo:rsid="02d67bfa" style:font-style-asian="italic" style:font-style-complex="italic"/>
    </style:style>
    <style:style style:name="T33" style:family="text">
      <style:text-properties fo:font-style="italic" officeooo:rsid="03000b89" style:font-style-asian="italic" style:font-style-complex="italic"/>
    </style:style>
    <style:style style:name="T34" style:family="text">
      <style:text-properties fo:font-style="italic" officeooo:rsid="031b75af" style:font-style-asian="italic" style:font-style-complex="italic"/>
    </style:style>
    <style:style style:name="T35" style:family="text">
      <style:text-properties fo:font-style="italic" officeooo:rsid="033da315" style:font-style-asian="italic" style:font-style-complex="italic"/>
    </style:style>
    <style:style style:name="T36" style:family="text">
      <style:text-properties fo:font-style="italic" officeooo:rsid="033e145c" style:font-style-asian="italic" style:font-style-complex="italic"/>
    </style:style>
    <style:style style:name="T37" style:family="text">
      <style:text-properties fo:font-style="italic" officeooo:rsid="0343e57c" style:font-style-asian="italic" style:font-style-complex="italic"/>
    </style:style>
    <style:style style:name="T38" style:family="text">
      <style:text-properties fo:font-style="italic" officeooo:rsid="0344fcbc" style:font-style-asian="italic" style:font-style-complex="italic"/>
    </style:style>
    <style:style style:name="T39" style:family="text">
      <style:text-properties fo:font-style="italic" officeooo:rsid="03456a49" style:font-style-asian="italic" style:font-style-complex="italic"/>
    </style:style>
    <style:style style:name="T40" style:family="text">
      <style:text-properties fo:font-style="italic" officeooo:rsid="035a631b" style:font-style-asian="italic" style:font-style-complex="italic"/>
    </style:style>
    <style:style style:name="T41" style:family="text">
      <style:text-properties fo:font-style="italic" officeooo:rsid="0369df77" style:font-style-asian="italic" style:font-style-complex="italic"/>
    </style:style>
    <style:style style:name="T42" style:family="text">
      <style:text-properties fo:font-style="italic" officeooo:rsid="01f66924" style:font-style-asian="italic" style:font-style-complex="italic"/>
    </style:style>
    <style:style style:name="T43" style:family="text">
      <style:text-properties fo:font-style="italic" officeooo:rsid="03aee805" style:font-style-asian="italic" style:font-style-complex="italic"/>
    </style:style>
    <style:style style:name="T44" style:family="text">
      <style:text-properties fo:font-style="italic" officeooo:rsid="03bd3f4a" style:font-style-asian="italic" style:font-style-complex="italic"/>
    </style:style>
    <style:style style:name="T45" style:family="text">
      <style:text-properties fo:font-style="italic" officeooo:rsid="03bfd4ef" style:font-style-asian="italic" style:font-style-complex="italic"/>
    </style:style>
    <style:style style:name="T46" style:family="text">
      <style:text-properties fo:font-style="italic" officeooo:rsid="03c05697" style:font-style-asian="italic" style:font-style-complex="italic"/>
    </style:style>
    <style:style style:name="T47" style:family="text">
      <style:text-properties fo:font-style="italic" officeooo:rsid="03d6dabf" style:font-style-asian="italic" style:font-style-complex="italic"/>
    </style:style>
    <style:style style:name="T48" style:family="text">
      <style:text-properties fo:font-style="italic" officeooo:rsid="03d81d92" style:font-style-asian="italic" style:font-style-complex="italic"/>
    </style:style>
    <style:style style:name="T49" style:family="text">
      <style:text-properties fo:font-style="italic" officeooo:rsid="03d9275f" style:font-style-asian="italic" style:font-style-complex="italic"/>
    </style:style>
    <style:style style:name="T50" style:family="text">
      <style:text-properties fo:font-style="italic" officeooo:rsid="03d9391d" style:font-style-asian="italic" style:font-style-complex="italic"/>
    </style:style>
    <style:style style:name="T51" style:family="text">
      <style:text-properties fo:font-style="italic" officeooo:rsid="03da66c7" style:font-style-asian="italic" style:font-style-complex="italic"/>
    </style:style>
    <style:style style:name="T52" style:family="text">
      <style:text-properties fo:font-style="italic" officeooo:rsid="03edb7ae" style:font-style-asian="italic" style:font-style-complex="italic"/>
    </style:style>
    <style:style style:name="T53" style:family="text">
      <style:text-properties fo:font-style="italic" officeooo:rsid="0400b22c" style:font-style-asian="italic" style:font-style-complex="italic"/>
    </style:style>
    <style:style style:name="T54" style:family="text">
      <style:text-properties fo:font-style="italic" officeooo:rsid="041a8574" style:font-style-asian="italic" style:font-style-complex="italic"/>
    </style:style>
    <style:style style:name="T55" style:family="text">
      <style:text-properties fo:font-style="italic" officeooo:rsid="045cf1e6" style:font-style-asian="italic" style:font-style-complex="italic"/>
    </style:style>
    <style:style style:name="T56" style:family="text">
      <style:text-properties fo:font-style="italic" officeooo:rsid="045e7403" style:font-style-asian="italic" style:font-style-complex="italic"/>
    </style:style>
    <style:style style:name="T57" style:family="text">
      <style:text-properties fo:font-style="italic" officeooo:rsid="045f7164" style:font-style-asian="italic" style:font-style-complex="italic"/>
    </style:style>
    <style:style style:name="T58" style:family="text">
      <style:text-properties fo:font-style="italic" officeooo:rsid="04881313" style:font-style-asian="italic" style:font-style-complex="italic"/>
    </style:style>
    <style:style style:name="T59" style:family="text">
      <style:text-properties fo:font-style="italic" officeooo:rsid="04a79221" style:font-style-asian="italic" style:font-style-complex="italic"/>
    </style:style>
    <style:style style:name="T60" style:family="text">
      <style:text-properties fo:font-style="italic" officeooo:rsid="010d8f29" style:font-style-asian="italic" style:font-style-complex="italic"/>
    </style:style>
    <style:style style:name="T61" style:family="text">
      <style:text-properties fo:font-style="italic" officeooo:rsid="04c309c3" style:font-style-asian="italic" style:font-style-complex="italic"/>
    </style:style>
    <style:style style:name="T62" style:family="text">
      <style:text-properties fo:font-style="italic" officeooo:rsid="04c4c7be" style:font-style-asian="italic" style:font-style-complex="italic"/>
    </style:style>
    <style:style style:name="T63" style:family="text">
      <style:text-properties fo:font-style="italic" officeooo:rsid="01784ebd" style:font-style-asian="italic" style:font-style-complex="italic"/>
    </style:style>
    <style:style style:name="T64" style:family="text">
      <style:text-properties fo:font-style="italic" officeooo:rsid="04f426d1" style:font-style-asian="italic" style:font-style-complex="italic"/>
    </style:style>
    <style:style style:name="T65" style:family="text">
      <style:text-properties fo:font-style="italic" officeooo:rsid="04f58d8a" style:font-style-asian="italic" style:font-style-complex="italic"/>
    </style:style>
    <style:style style:name="T66" style:family="text">
      <style:text-properties fo:font-style="italic" officeooo:rsid="04f6f9c9" style:font-style-asian="italic" style:font-style-complex="italic"/>
    </style:style>
    <style:style style:name="T67" style:family="text">
      <style:text-properties fo:font-style="italic" officeooo:rsid="0148d7c4" style:font-style-asian="italic" style:font-style-complex="italic"/>
    </style:style>
    <style:style style:name="T68" style:family="text">
      <style:text-properties fo:font-style="italic" fo:font-weight="bold" officeooo:rsid="03d6dabf" style:font-style-asian="italic" style:font-weight-asian="bold" style:font-style-complex="italic" style:font-weight-complex="bold"/>
    </style:style>
    <style:style style:name="T69" style:family="text">
      <style:text-properties fo:font-style="italic" fo:font-weight="bold" officeooo:rsid="01784ebd" style:font-style-asian="italic" style:font-weight-asian="bold" style:font-style-complex="italic" style:font-weight-complex="bold"/>
    </style:style>
    <style:style style:name="T70" style:family="text">
      <style:text-properties fo:font-style="italic" fo:font-weight="bold" officeooo:rsid="057e0f02" style:font-style-asian="italic" style:font-weight-asian="bold" style:font-style-complex="italic" style:font-weight-complex="bold"/>
    </style:style>
    <style:style style:name="T71" style:family="text">
      <style:text-properties fo:font-style="italic" fo:font-weight="normal" officeooo:rsid="023fd05b" style:font-style-asian="italic" style:font-weight-asian="normal" style:font-style-complex="italic" style:font-weight-complex="normal"/>
    </style:style>
    <style:style style:name="T72" style:family="text">
      <style:text-properties fo:font-style="italic" fo:font-weight="normal" officeooo:rsid="02d67bfa" style:font-style-asian="italic" style:font-weight-asian="normal" style:font-style-complex="italic" style:font-weight-complex="normal"/>
    </style:style>
    <style:style style:name="T73" style:family="text">
      <style:text-properties fo:font-style="italic" fo:font-weight="normal" officeooo:rsid="045f7164" style:font-style-asian="italic" style:font-weight-asian="normal" style:font-style-complex="italic" style:font-weight-complex="normal"/>
    </style:style>
    <style:style style:name="T74" style:family="text">
      <style:text-properties fo:font-style="italic" fo:font-weight="normal" officeooo:rsid="048985dd" style:font-style-asian="italic" style:font-weight-asian="normal" style:font-style-complex="italic" style:font-weight-complex="normal"/>
    </style:style>
    <style:style style:name="T75" style:family="text">
      <style:text-properties fo:font-style="italic" fo:font-weight="normal" officeooo:rsid="048b4552" style:font-style-asian="italic" style:font-weight-asian="normal" style:font-style-complex="italic" style:font-weight-complex="normal"/>
    </style:style>
    <style:style style:name="T76" style:family="text">
      <style:text-properties fo:font-style="italic" fo:font-weight="normal" officeooo:rsid="049a1522" style:font-style-asian="italic" style:font-weight-asian="normal" style:font-style-complex="italic" style:font-weight-complex="normal"/>
    </style:style>
    <style:style style:name="T77" style:family="text">
      <style:text-properties fo:font-style="italic" fo:font-weight="normal" officeooo:rsid="049ae2dc" style:font-style-asian="italic" style:font-weight-asian="normal" style:font-style-complex="italic" style:font-weight-complex="normal"/>
    </style:style>
    <style:style style:name="T78" style:family="text">
      <style:text-properties fo:font-style="italic" fo:font-weight="normal" officeooo:rsid="04ace72b" style:font-style-asian="italic" style:font-weight-asian="normal" style:font-style-complex="italic" style:font-weight-complex="normal"/>
    </style:style>
    <style:style style:name="T79" style:family="text">
      <style:text-properties fo:font-style="italic" fo:font-weight="normal" officeooo:rsid="04ae2560" style:font-style-asian="italic" style:font-weight-asian="normal" style:font-style-complex="italic" style:font-weight-complex="normal"/>
    </style:style>
    <style:style style:name="T80" style:family="text">
      <style:text-properties fo:font-style="italic" fo:font-weight="normal" officeooo:rsid="04afb85d" style:font-style-asian="italic" style:font-weight-asian="normal" style:font-style-complex="italic" style:font-weight-complex="normal"/>
    </style:style>
    <style:style style:name="T81" style:family="text">
      <style:text-properties fo:font-style="italic" fo:font-weight="normal" officeooo:rsid="04b09742" style:font-style-asian="italic" style:font-weight-asian="normal" style:font-style-complex="italic" style:font-weight-complex="normal"/>
    </style:style>
    <style:style style:name="T82" style:family="text">
      <style:text-properties fo:font-style="italic" fo:font-weight="normal" officeooo:rsid="04b1da8a" style:font-style-asian="italic" style:font-weight-asian="normal" style:font-style-complex="italic" style:font-weight-complex="normal"/>
    </style:style>
    <style:style style:name="T83" style:family="text">
      <style:text-properties fo:font-style="italic" fo:font-weight="normal" officeooo:rsid="04b536aa" style:font-style-asian="italic" style:font-weight-asian="normal" style:font-style-complex="italic" style:font-weight-complex="normal"/>
    </style:style>
    <style:style style:name="T84" style:family="text">
      <style:text-properties fo:font-style="italic" fo:font-weight="normal" officeooo:rsid="04b6edd3" style:font-style-asian="italic" style:font-weight-asian="normal" style:font-style-complex="italic" style:font-weight-complex="normal"/>
    </style:style>
    <style:style style:name="T85" style:family="text">
      <style:text-properties fo:font-style="italic" fo:font-weight="normal" officeooo:rsid="04b2a475" style:font-style-asian="italic" style:font-weight-asian="normal" style:font-style-complex="italic" style:font-weight-complex="normal"/>
    </style:style>
    <style:style style:name="T86" style:family="text">
      <style:text-properties fo:font-style="italic" fo:font-weight="normal" officeooo:rsid="052b50ab" style:font-style-asian="italic" style:font-weight-asian="normal" style:font-style-complex="italic" style:font-weight-complex="normal"/>
    </style:style>
    <style:style style:name="T87" style:family="text">
      <style:text-properties fo:font-style="italic" fo:font-weight="normal" officeooo:rsid="063c966a" style:font-style-asian="italic" style:font-weight-asian="normal" style:font-style-complex="italic" style:font-weight-complex="normal"/>
    </style:style>
    <style:style style:name="T88" style:family="text">
      <style:text-properties fo:font-style="italic" fo:font-weight="normal" officeooo:rsid="0654e94a" style:font-style-asian="italic" style:font-weight-asian="normal" style:font-style-complex="italic" style:font-weight-complex="normal"/>
    </style:style>
    <style:style style:name="T89" style:family="text">
      <style:text-properties fo:font-style="italic" fo:font-weight="normal" officeooo:rsid="0658f55a" style:font-style-asian="italic" style:font-weight-asian="normal" style:font-style-complex="italic" style:font-weight-complex="normal"/>
    </style:style>
    <style:style style:name="T90" style:family="text">
      <style:text-properties fo:font-style="italic" fo:font-weight="normal" officeooo:rsid="065a9cfb" style:font-style-asian="italic" style:font-weight-asian="normal" style:font-style-complex="italic" style:font-weight-complex="normal"/>
    </style:style>
    <style:style style:name="T91" style:family="text">
      <style:text-properties fo:font-style="italic" style:text-underline-style="none" officeooo:rsid="0148d7c4" style:font-style-asian="italic" style:font-style-complex="italic"/>
    </style:style>
    <style:style style:name="T92" style:family="text">
      <style:text-properties fo:font-weight="normal" style:font-weight-asian="normal" style:font-weight-complex="normal"/>
    </style:style>
    <style:style style:name="T93" style:family="text">
      <style:text-properties fo:font-weight="normal" officeooo:rsid="02394611" style:font-weight-asian="normal" style:font-weight-complex="normal"/>
    </style:style>
    <style:style style:name="T94" style:family="text">
      <style:text-properties fo:font-weight="normal" officeooo:rsid="023fd05b" style:font-weight-asian="normal" style:font-weight-complex="normal"/>
    </style:style>
    <style:style style:name="T95" style:family="text">
      <style:text-properties fo:font-weight="normal" officeooo:rsid="02d67bfa" style:font-weight-asian="normal" style:font-weight-complex="normal"/>
    </style:style>
    <style:style style:name="T96" style:family="text">
      <style:text-properties fo:font-weight="normal" officeooo:rsid="02d4fdeb" style:font-weight-asian="normal" style:font-weight-complex="normal"/>
    </style:style>
    <style:style style:name="T97" style:family="text">
      <style:text-properties fo:font-weight="normal" officeooo:rsid="048985dd" style:font-weight-asian="normal" style:font-weight-complex="normal"/>
    </style:style>
    <style:style style:name="T98" style:family="text">
      <style:text-properties fo:font-weight="normal" officeooo:rsid="048b4552" style:font-weight-asian="normal" style:font-weight-complex="normal"/>
    </style:style>
    <style:style style:name="T99" style:family="text">
      <style:text-properties fo:font-weight="normal" officeooo:rsid="049a1522" style:font-weight-asian="normal" style:font-weight-complex="normal"/>
    </style:style>
    <style:style style:name="T100" style:family="text">
      <style:text-properties fo:font-weight="normal" officeooo:rsid="049a1ebd" style:font-weight-asian="normal" style:font-weight-complex="normal"/>
    </style:style>
    <style:style style:name="T101" style:family="text">
      <style:text-properties fo:font-weight="normal" officeooo:rsid="049ae2dc" style:font-weight-asian="normal" style:font-weight-complex="normal"/>
    </style:style>
    <style:style style:name="T102" style:family="text">
      <style:text-properties fo:font-weight="normal" officeooo:rsid="04a12d02" style:font-weight-asian="normal" style:font-weight-complex="normal"/>
    </style:style>
    <style:style style:name="T103" style:family="text">
      <style:text-properties fo:font-weight="normal" officeooo:rsid="04a19867" style:font-weight-asian="normal" style:font-weight-complex="normal"/>
    </style:style>
    <style:style style:name="T104" style:family="text">
      <style:text-properties fo:font-weight="normal" officeooo:rsid="04ace72b" style:font-weight-asian="normal" style:font-weight-complex="normal"/>
    </style:style>
    <style:style style:name="T105" style:family="text">
      <style:text-properties fo:font-weight="normal" officeooo:rsid="04ae2560" style:font-weight-asian="normal" style:font-weight-complex="normal"/>
    </style:style>
    <style:style style:name="T106" style:family="text">
      <style:text-properties fo:font-weight="normal" officeooo:rsid="04ae98ca" style:font-weight-asian="normal" style:font-weight-complex="normal"/>
    </style:style>
    <style:style style:name="T107" style:family="text">
      <style:text-properties fo:font-weight="normal" officeooo:rsid="04afb85d" style:font-weight-asian="normal" style:font-weight-complex="normal"/>
    </style:style>
    <style:style style:name="T108" style:family="text">
      <style:text-properties fo:font-weight="normal" officeooo:rsid="04afc0ba" style:font-weight-asian="normal" style:font-weight-complex="normal"/>
    </style:style>
    <style:style style:name="T109" style:family="text">
      <style:text-properties fo:font-weight="normal" officeooo:rsid="04b09742" style:font-weight-asian="normal" style:font-weight-complex="normal"/>
    </style:style>
    <style:style style:name="T110" style:family="text">
      <style:text-properties fo:font-weight="normal" officeooo:rsid="04b18f2b" style:font-weight-asian="normal" style:font-weight-complex="normal"/>
    </style:style>
    <style:style style:name="T111" style:family="text">
      <style:text-properties fo:font-weight="normal" officeooo:rsid="04b1da8a" style:font-weight-asian="normal" style:font-weight-complex="normal"/>
    </style:style>
    <style:style style:name="T112" style:family="text">
      <style:text-properties fo:font-weight="normal" officeooo:rsid="04b2a475" style:font-weight-asian="normal" style:font-weight-complex="normal"/>
    </style:style>
    <style:style style:name="T113" style:family="text">
      <style:text-properties fo:font-weight="normal" officeooo:rsid="04b3ae62" style:font-weight-asian="normal" style:font-weight-complex="normal"/>
    </style:style>
    <style:style style:name="T114" style:family="text">
      <style:text-properties fo:font-weight="normal" officeooo:rsid="04b3fdfe" style:font-weight-asian="normal" style:font-weight-complex="normal"/>
    </style:style>
    <style:style style:name="T115" style:family="text">
      <style:text-properties fo:font-weight="normal" officeooo:rsid="04b536aa" style:font-weight-asian="normal" style:font-weight-complex="normal"/>
    </style:style>
    <style:style style:name="T116" style:family="text">
      <style:text-properties fo:font-weight="normal" officeooo:rsid="04b6edd3" style:font-weight-asian="normal" style:font-weight-complex="normal"/>
    </style:style>
    <style:style style:name="T117" style:family="text">
      <style:text-properties fo:font-weight="normal" officeooo:rsid="04b7b56c" style:font-weight-asian="normal" style:font-weight-complex="normal"/>
    </style:style>
    <style:style style:name="T118" style:family="text">
      <style:text-properties fo:font-weight="normal" officeooo:rsid="04b95c2e" style:font-weight-asian="normal" style:font-weight-complex="normal"/>
    </style:style>
    <style:style style:name="T119" style:family="text">
      <style:text-properties fo:font-weight="normal" officeooo:rsid="04b962dd" style:font-weight-asian="normal" style:font-weight-complex="normal"/>
    </style:style>
    <style:style style:name="T120" style:family="text">
      <style:text-properties fo:font-weight="normal" officeooo:rsid="04b99f21" style:font-weight-asian="normal" style:font-weight-complex="normal"/>
    </style:style>
    <style:style style:name="T121" style:family="text">
      <style:text-properties fo:font-weight="normal" officeooo:rsid="04b9cc70" style:font-weight-asian="normal" style:font-weight-complex="normal"/>
    </style:style>
    <style:style style:name="T122" style:family="text">
      <style:text-properties fo:font-weight="normal" officeooo:rsid="04bc45b9" style:font-weight-asian="normal" style:font-weight-complex="normal"/>
    </style:style>
    <style:style style:name="T123" style:family="text">
      <style:text-properties fo:font-weight="normal" officeooo:rsid="04bfd1ac" style:font-weight-asian="normal" style:font-weight-complex="normal"/>
    </style:style>
    <style:style style:name="T124" style:family="text">
      <style:text-properties fo:font-weight="normal" officeooo:rsid="04c12798" style:font-weight-asian="normal" style:font-weight-complex="normal"/>
    </style:style>
    <style:style style:name="T125" style:family="text">
      <style:text-properties fo:font-weight="normal" officeooo:rsid="052b50ab" style:font-weight-asian="normal" style:font-weight-complex="normal"/>
    </style:style>
    <style:style style:name="T126" style:family="text">
      <style:text-properties fo:font-weight="normal" officeooo:rsid="052bbc89" style:font-weight-asian="normal" style:font-weight-complex="normal"/>
    </style:style>
    <style:style style:name="T127" style:family="text">
      <style:text-properties fo:font-weight="normal" officeooo:rsid="05615d07" style:font-weight-asian="normal" style:font-weight-complex="normal"/>
    </style:style>
    <style:style style:name="T128" style:family="text">
      <style:text-properties fo:font-weight="normal" officeooo:rsid="056343c7" style:font-weight-asian="normal" style:font-weight-complex="normal"/>
    </style:style>
    <style:style style:name="T129" style:family="text">
      <style:text-properties fo:font-weight="normal" officeooo:rsid="0566ed59" style:font-weight-asian="normal" style:font-weight-complex="normal"/>
    </style:style>
    <style:style style:name="T130" style:family="text">
      <style:text-properties fo:font-weight="normal" officeooo:rsid="05686f70" style:font-weight-asian="normal" style:font-weight-complex="normal"/>
    </style:style>
    <style:style style:name="T131" style:family="text">
      <style:text-properties fo:font-weight="normal" officeooo:rsid="056a6f0c" style:font-weight-asian="normal" style:font-weight-complex="normal"/>
    </style:style>
    <style:style style:name="T132" style:family="text">
      <style:text-properties fo:font-weight="normal" officeooo:rsid="063c966a" style:font-weight-asian="normal" style:font-weight-complex="normal"/>
    </style:style>
    <style:style style:name="T133" style:family="text">
      <style:text-properties fo:font-weight="normal" officeooo:rsid="062f857a" style:font-weight-asian="normal" style:font-weight-complex="normal"/>
    </style:style>
    <style:style style:name="T134" style:family="text">
      <style:text-properties fo:font-weight="normal" officeooo:rsid="063e87d0" style:font-weight-asian="normal" style:font-weight-complex="normal"/>
    </style:style>
    <style:style style:name="T135" style:family="text">
      <style:text-properties fo:font-weight="normal" officeooo:rsid="063fee31" style:font-weight-asian="normal" style:font-weight-complex="normal"/>
    </style:style>
    <style:style style:name="T136" style:family="text">
      <style:text-properties fo:font-weight="normal" officeooo:rsid="064183f1" style:font-weight-asian="normal" style:font-weight-complex="normal"/>
    </style:style>
    <style:style style:name="T137" style:family="text">
      <style:text-properties fo:font-weight="normal" officeooo:rsid="0641c67a" style:font-weight-asian="normal" style:font-weight-complex="normal"/>
    </style:style>
    <style:style style:name="T138" style:family="text">
      <style:text-properties fo:font-weight="normal" officeooo:rsid="0654e94a" style:font-weight-asian="normal" style:font-weight-complex="normal"/>
    </style:style>
    <style:style style:name="T139" style:family="text">
      <style:text-properties fo:font-weight="normal" officeooo:rsid="0655df65" style:font-weight-asian="normal" style:font-weight-complex="normal"/>
    </style:style>
    <style:style style:name="T140" style:family="text">
      <style:text-properties fo:font-weight="normal" officeooo:rsid="068fbe66" style:font-weight-asian="normal" style:font-weight-complex="normal"/>
    </style:style>
    <style:style style:name="T141" style:family="text">
      <style:text-properties fo:font-weight="normal" officeooo:rsid="0690b458" style:font-weight-asian="normal" style:font-weight-complex="normal"/>
    </style:style>
    <style:style style:name="T142" style:family="text">
      <style:text-properties fo:font-weight="normal" officeooo:rsid="06a0b64e" style:font-weight-asian="normal" style:font-weight-complex="normal"/>
    </style:style>
    <style:style style:name="T143" style:family="text">
      <style:text-properties fo:font-style="normal" officeooo:rsid="001de800" style:font-style-asian="normal" style:font-style-complex="normal"/>
    </style:style>
    <style:style style:name="T144" style:family="text">
      <style:text-properties fo:font-style="normal" officeooo:rsid="0162bf2b" style:font-style-asian="normal" style:font-style-complex="normal"/>
    </style:style>
    <style:style style:name="T145" style:family="text">
      <style:text-properties fo:font-style="normal" officeooo:rsid="021a70ee" style:font-style-asian="normal" style:font-style-complex="normal"/>
    </style:style>
    <style:style style:name="T146" style:family="text">
      <style:text-properties fo:font-style="normal" officeooo:rsid="026bcc49" style:font-style-asian="normal" style:font-style-complex="normal"/>
    </style:style>
    <style:style style:name="T147" style:family="text">
      <style:text-properties fo:font-style="normal" officeooo:rsid="031b75af" style:font-style-asian="normal" style:font-style-complex="normal"/>
    </style:style>
    <style:style style:name="T148" style:family="text">
      <style:text-properties fo:font-style="normal" officeooo:rsid="033e145c" style:font-style-asian="normal" style:font-style-complex="normal"/>
    </style:style>
    <style:style style:name="T149" style:family="text">
      <style:text-properties fo:font-style="normal" officeooo:rsid="03bd3f4a" style:font-style-asian="normal" style:font-style-complex="normal"/>
    </style:style>
    <style:style style:name="T150" style:family="text">
      <style:text-properties fo:font-style="normal" officeooo:rsid="03bfd4ef" style:font-style-asian="normal" style:font-style-complex="normal"/>
    </style:style>
    <style:style style:name="T151" style:family="text">
      <style:text-properties fo:font-style="normal" officeooo:rsid="03c3f4bf" style:font-style-asian="normal" style:font-style-complex="normal"/>
    </style:style>
    <style:style style:name="T152" style:family="text">
      <style:text-properties fo:font-style="normal" officeooo:rsid="03c44c30" style:font-style-asian="normal" style:font-style-complex="normal"/>
    </style:style>
    <style:style style:name="T153" style:family="text">
      <style:text-properties fo:font-style="normal" officeooo:rsid="03edb7ae" style:font-style-asian="normal" style:font-style-complex="normal"/>
    </style:style>
    <style:style style:name="T154" style:family="text">
      <style:text-properties fo:font-style="normal" officeooo:rsid="045cf1e6" style:font-style-asian="normal" style:font-style-complex="normal"/>
    </style:style>
    <style:style style:name="T155" style:family="text">
      <style:text-properties fo:font-style="normal" officeooo:rsid="045d1534" style:font-style-asian="normal" style:font-style-complex="normal"/>
    </style:style>
    <style:style style:name="T156" style:family="text">
      <style:text-properties fo:font-style="normal" officeooo:rsid="045d4b50" style:font-style-asian="normal" style:font-style-complex="normal"/>
    </style:style>
    <style:style style:name="T157" style:family="text">
      <style:text-properties fo:font-style="normal" officeooo:rsid="045d85f4" style:font-style-asian="normal" style:font-style-complex="normal"/>
    </style:style>
    <style:style style:name="T158" style:family="text">
      <style:text-properties fo:font-style="normal" officeooo:rsid="0343e57c" style:font-style-asian="normal" style:font-style-complex="normal"/>
    </style:style>
    <style:style style:name="T159" style:family="text">
      <style:text-properties fo:font-style="normal" officeooo:rsid="045e7403" style:font-style-asian="normal" style:font-style-complex="normal"/>
    </style:style>
    <style:style style:name="T160" style:family="text">
      <style:text-properties fo:font-style="normal" officeooo:rsid="045f7164" style:font-style-asian="normal" style:font-style-complex="normal"/>
    </style:style>
    <style:style style:name="T161" style:family="text">
      <style:text-properties fo:font-style="normal" officeooo:rsid="046112ed" style:font-style-asian="normal" style:font-style-complex="normal"/>
    </style:style>
    <style:style style:name="T162" style:family="text">
      <style:text-properties fo:font-style="normal" officeooo:rsid="046212cc" style:font-style-asian="normal" style:font-style-complex="normal"/>
    </style:style>
    <style:style style:name="T163" style:family="text">
      <style:text-properties fo:font-style="normal" officeooo:rsid="0464cc67" style:font-style-asian="normal" style:font-style-complex="normal"/>
    </style:style>
    <style:style style:name="T164" style:family="text">
      <style:text-properties fo:font-style="normal" officeooo:rsid="04667dec" style:font-style-asian="normal" style:font-style-complex="normal"/>
    </style:style>
    <style:style style:name="T165" style:family="text">
      <style:text-properties fo:font-style="normal" officeooo:rsid="046727fc" style:font-style-asian="normal" style:font-style-complex="normal"/>
    </style:style>
    <style:style style:name="T166" style:family="text">
      <style:text-properties fo:font-style="normal" officeooo:rsid="046991df" style:font-style-asian="normal" style:font-style-complex="normal"/>
    </style:style>
    <style:style style:name="T167" style:family="text">
      <style:text-properties fo:font-style="normal" officeooo:rsid="046b7038" style:font-style-asian="normal" style:font-style-complex="normal"/>
    </style:style>
    <style:style style:name="T168" style:family="text">
      <style:text-properties fo:font-style="normal" officeooo:rsid="046c18a0" style:font-style-asian="normal" style:font-style-complex="normal"/>
    </style:style>
    <style:style style:name="T169" style:family="text">
      <style:text-properties fo:font-style="normal" officeooo:rsid="047a05dd" style:font-style-asian="normal" style:font-style-complex="normal"/>
    </style:style>
    <style:style style:name="T170" style:family="text">
      <style:text-properties fo:font-style="normal" officeooo:rsid="04881313" style:font-style-asian="normal" style:font-style-complex="normal"/>
    </style:style>
    <style:style style:name="T171" style:family="text">
      <style:text-properties fo:font-style="normal" officeooo:rsid="010d8f29" style:font-style-asian="normal" style:font-style-complex="normal"/>
    </style:style>
    <style:style style:name="T172" style:family="text">
      <style:text-properties fo:font-style="normal" officeooo:rsid="01784ebd" style:font-style-asian="normal" style:font-style-complex="normal"/>
    </style:style>
    <style:style style:name="T173" style:family="text">
      <style:text-properties fo:font-style="normal" officeooo:rsid="04f426d1" style:font-style-asian="normal" style:font-style-complex="normal"/>
    </style:style>
    <style:style style:name="T174" style:family="text">
      <style:text-properties fo:font-style="normal" officeooo:rsid="051f168e" style:font-style-asian="normal" style:font-style-complex="normal"/>
    </style:style>
    <style:style style:name="T175" style:family="text">
      <style:text-properties fo:font-style="normal" officeooo:rsid="0148d7c4" style:font-style-asian="normal" style:font-style-complex="normal"/>
    </style:style>
    <style:style style:name="T176" style:family="text">
      <style:text-properties fo:font-style="normal" officeooo:rsid="055a6c8c" style:font-style-asian="normal" style:font-style-complex="normal"/>
    </style:style>
    <style:style style:name="T177" style:family="text">
      <style:text-properties fo:font-style="normal" fo:font-weight="normal" officeooo:rsid="025fd06a" style:font-style-asian="normal" style:font-weight-asian="normal" style:font-style-complex="normal" style:font-weight-complex="normal"/>
    </style:style>
    <style:style style:name="T178" style:family="text">
      <style:text-properties fo:font-style="normal" fo:font-weight="normal" officeooo:rsid="04667dec" style:font-style-asian="normal" style:font-weight-asian="normal" style:font-style-complex="normal" style:font-weight-complex="normal"/>
    </style:style>
    <style:style style:name="T179" style:family="text">
      <style:text-properties fo:font-style="normal" fo:font-weight="normal" officeooo:rsid="04b536aa" style:font-style-asian="normal" style:font-weight-asian="normal" style:font-style-complex="normal" style:font-weight-complex="normal"/>
    </style:style>
    <style:style style:name="T180" style:family="text">
      <style:text-properties fo:font-style="normal" fo:font-weight="normal" officeooo:rsid="04b962dd" style:font-style-asian="normal" style:font-weight-asian="normal" style:font-style-complex="normal" style:font-weight-complex="normal"/>
    </style:style>
    <style:style style:name="T181" style:family="text">
      <style:text-properties fo:font-style="normal" fo:font-weight="normal" officeooo:rsid="06571e9e" style:font-style-asian="normal" style:font-weight-asian="normal" style:font-style-complex="normal" style:font-weight-complex="normal"/>
    </style:style>
    <style:style style:name="T182" style:family="text">
      <style:text-properties fo:font-style="normal" fo:font-weight="normal" officeooo:rsid="0148d7c4" style:font-style-asian="normal" style:font-weight-asian="normal" style:font-style-complex="normal" style:font-weight-complex="normal"/>
    </style:style>
    <style:style style:name="T183" style:family="text">
      <style:text-properties fo:font-style="normal" fo:font-weight="normal" officeooo:rsid="0658f55a" style:font-style-asian="normal" style:font-weight-asian="normal" style:font-style-complex="normal" style:font-weight-complex="normal"/>
    </style:style>
    <style:style style:name="T184" style:family="text">
      <style:text-properties fo:font-style="normal" fo:font-weight="normal" officeooo:rsid="0659bed9" style:font-style-asian="normal" style:font-weight-asian="normal" style:font-style-complex="normal" style:font-weight-complex="normal"/>
    </style:style>
    <style:style style:name="T185" style:family="text">
      <style:text-properties fo:font-style="normal" fo:font-weight="normal" officeooo:rsid="065a9cfb" style:font-style-asian="normal" style:font-weight-asian="normal" style:font-style-complex="normal" style:font-weight-complex="normal"/>
    </style:style>
    <style:style style:name="T186" style:family="text">
      <style:text-properties fo:font-style="normal" fo:font-weight="normal" officeooo:rsid="065c271d" style:font-style-asian="normal" style:font-weight-asian="normal" style:font-style-complex="normal" style:font-weight-complex="normal"/>
    </style:style>
    <style:style style:name="T187" style:family="text">
      <style:text-properties fo:font-style="normal" fo:font-weight="normal" officeooo:rsid="065dc6bb" style:font-style-asian="normal" style:font-weight-asian="normal" style:font-style-complex="normal" style:font-weight-complex="normal"/>
    </style:style>
    <style:style style:name="T188" style:family="text">
      <style:text-properties fo:font-style="normal" fo:font-weight="normal" officeooo:rsid="065f0f29" style:font-style-asian="normal" style:font-weight-asian="normal" style:font-style-complex="normal" style:font-weight-complex="normal"/>
    </style:style>
    <style:style style:name="T189" style:family="text">
      <style:text-properties fo:font-style="normal" fo:font-weight="normal" officeooo:rsid="06601a14" style:font-style-asian="normal" style:font-weight-asian="normal" style:font-style-complex="normal" style:font-weight-complex="normal"/>
    </style:style>
    <style:style style:name="T190" style:family="text">
      <style:text-properties fo:font-style="normal" fo:font-weight="normal" officeooo:rsid="06639c7d" style:font-style-asian="normal" style:font-weight-asian="normal" style:font-style-complex="normal" style:font-weight-complex="normal"/>
    </style:style>
    <style:style style:name="T191" style:family="text">
      <style:text-properties fo:font-style="normal" fo:font-weight="normal" officeooo:rsid="0664ffdc" style:font-style-asian="normal" style:font-weight-asian="normal" style:font-style-complex="normal" style:font-weight-complex="normal"/>
    </style:style>
    <style:style style:name="T192" style:family="text">
      <style:text-properties fo:font-style="normal" fo:font-weight="normal" officeooo:rsid="06650076" style:font-style-asian="normal" style:font-weight-asian="normal" style:font-style-complex="normal" style:font-weight-complex="normal"/>
    </style:style>
    <style:style style:name="T193" style:family="text">
      <style:text-properties fo:font-style="normal" fo:font-weight="normal" officeooo:rsid="06918dfb" style:font-style-asian="normal" style:font-weight-asian="normal" style:font-style-complex="normal" style:font-weight-complex="normal"/>
    </style:style>
    <style:style style:name="T194" style:family="text">
      <style:text-properties fo:font-style="normal" fo:font-weight="normal" officeooo:rsid="06930212" style:font-style-asian="normal" style:font-weight-asian="normal" style:font-style-complex="normal" style:font-weight-complex="normal"/>
    </style:style>
    <style:style style:name="T195" style:family="text">
      <style:text-properties fo:font-style="normal" fo:font-weight="normal" officeooo:rsid="0694caa8" style:font-style-asian="normal" style:font-weight-asian="normal" style:font-style-complex="normal" style:font-weight-complex="normal"/>
    </style:style>
    <style:style style:name="T196" style:family="text">
      <style:text-properties fo:font-style="normal" fo:font-weight="normal" officeooo:rsid="0695bbb0" style:font-style-asian="normal" style:font-weight-asian="normal" style:font-style-complex="normal" style:font-weight-complex="normal"/>
    </style:style>
    <style:style style:name="T197" style:family="text">
      <style:text-properties fo:font-style="normal" fo:font-weight="bold" officeooo:rsid="045f7164" style:font-style-asian="normal" style:font-weight-asian="bold" style:font-style-complex="normal" style:font-weight-complex="bold"/>
    </style:style>
    <style:style style:name="T198" style:family="text">
      <style:text-properties fo:font-style="normal" fo:font-weight="bold" officeooo:rsid="04667dec" style:font-style-asian="normal" style:font-weight-asian="bold" style:font-style-complex="normal" style:font-weight-complex="bold"/>
    </style:style>
    <style:style style:name="T199" style:family="text">
      <style:text-properties fo:color="#006699" officeooo:rsid="01f01f27"/>
    </style:style>
    <style:style style:name="T200" style:family="text">
      <style:text-properties fo:color="#006699" officeooo:rsid="02d67bfa"/>
    </style:style>
    <style:style style:name="T201" style:family="text">
      <style:text-properties fo:color="#006699" officeooo:rsid="031b75af"/>
    </style:style>
    <style:style style:name="T202" style:family="text">
      <style:text-properties fo:color="#006699" style:font-name="Liberation Sans" officeooo:rsid="01ccfc87"/>
    </style:style>
    <style:style style:name="T203" style:family="text">
      <style:text-properties fo:color="#006699" officeooo:rsid="03aee805"/>
    </style:style>
    <style:style style:name="T204" style:family="text">
      <style:text-properties fo:color="#006699" officeooo:rsid="03b8d9a6"/>
    </style:style>
    <style:style style:name="T205" style:family="text">
      <style:text-properties fo:color="#006699" fo:font-size="12pt" officeooo:rsid="03db61f6" style:font-size-asian="12pt" style:font-size-complex="12pt"/>
    </style:style>
    <style:style style:name="T206" style:family="text">
      <style:text-properties fo:color="#006699" fo:font-size="12pt" officeooo:rsid="03de663d" style:font-size-asian="12pt" style:font-size-complex="12pt"/>
    </style:style>
    <style:style style:name="T207" style:family="text">
      <style:text-properties fo:color="#6600cc" style:font-name="Liberation Sans" officeooo:rsid="03043297"/>
    </style:style>
    <style:style style:name="T208" style:family="text">
      <style:text-properties fo:color="#6600cc" officeooo:rsid="01f66924"/>
    </style:style>
    <style:style style:name="T209" style:family="text">
      <style:text-properties fo:color="#6600cc" officeooo:rsid="03043297"/>
    </style:style>
    <style:style style:name="T210" style:family="text">
      <style:text-properties fo:color="#6600cc" style:font-name="Liberation Sans" officeooo:rsid="01ccfc87"/>
    </style:style>
    <style:style style:name="T211" style:family="text">
      <style:text-properties fo:color="#6600cc" style:font-name="Liberation Sans" fo:font-size="10pt" officeooo:rsid="0369df77" style:font-size-asian="10pt" style:font-size-complex="10pt"/>
    </style:style>
    <style:style style:name="T212" style:family="text">
      <style:text-properties fo:color="#6600cc" officeooo:rsid="0369df77"/>
    </style:style>
    <style:style style:name="T213" style:family="text">
      <style:text-properties fo:color="#6600cc" fo:font-size="10pt" officeooo:rsid="0369df77" style:font-size-asian="10pt" style:font-size-complex="10pt"/>
    </style:style>
    <style:style style:name="T214" style:family="text">
      <style:text-properties fo:color="#6600cc" officeooo:rsid="0375815a"/>
    </style:style>
    <style:style style:name="T215" style:family="text">
      <style:text-properties fo:color="#6600cc" officeooo:rsid="0378d662"/>
    </style:style>
    <style:style style:name="T216" style:family="text">
      <style:text-properties fo:color="#6600cc" officeooo:rsid="03aee805"/>
    </style:style>
    <style:style style:name="T217" style:family="text">
      <style:text-properties fo:color="#6600cc" officeooo:rsid="03b8d9a6"/>
    </style:style>
    <style:style style:name="T218" style:family="text">
      <style:text-properties fo:color="#6600cc" fo:font-weight="normal" officeooo:rsid="048b4552" style:font-weight-asian="normal" style:font-weight-complex="normal"/>
    </style:style>
    <style:style style:name="T219" style:family="text">
      <style:text-properties fo:color="#6600cc" fo:font-weight="normal" officeooo:rsid="04a19867" style:font-weight-asian="normal" style:font-weight-complex="normal"/>
    </style:style>
    <style:style style:name="T220" style:family="text">
      <style:text-properties fo:color="#6600cc" officeooo:rsid="01784ebd"/>
    </style:style>
    <style:style style:name="T221" style:family="text">
      <style:text-properties fo:color="#000099" fo:font-weight="bold" style:font-weight-asian="bold" style:font-weight-complex="bold"/>
    </style:style>
    <style:style style:name="T222" style:family="text">
      <style:text-properties fo:color="#000099" fo:font-weight="bold" officeooo:rsid="01f01f27" style:font-weight-asian="bold" style:font-weight-complex="bold"/>
    </style:style>
    <style:style style:name="T223" style:family="text">
      <style:text-properties fo:color="#000099" fo:font-weight="bold" officeooo:rsid="01f66924" style:font-weight-asian="bold" style:font-weight-complex="bold"/>
    </style:style>
    <style:style style:name="T224" style:family="text">
      <style:text-properties fo:color="#000099" fo:font-weight="bold" officeooo:rsid="02394611" style:font-weight-asian="bold" style:font-weight-complex="bold"/>
    </style:style>
    <style:style style:name="T225" style:family="text">
      <style:text-properties fo:color="#000099" fo:font-weight="bold" officeooo:rsid="02d67bfa" style:font-weight-asian="bold" style:font-weight-complex="bold"/>
    </style:style>
    <style:style style:name="T226" style:family="text">
      <style:text-properties fo:color="#000099" fo:font-weight="bold" officeooo:rsid="02fa9a5a" style:font-weight-asian="bold" style:font-weight-complex="bold"/>
    </style:style>
    <style:style style:name="T227" style:family="text">
      <style:text-properties fo:color="#000099" fo:font-weight="bold" officeooo:rsid="03043297" style:font-weight-asian="bold" style:font-weight-complex="bold"/>
    </style:style>
    <style:style style:name="T228" style:family="text">
      <style:text-properties fo:color="#000099" fo:font-weight="bold" officeooo:rsid="031b75af" style:font-weight-asian="bold" style:font-weight-complex="bold"/>
    </style:style>
    <style:style style:name="T229" style:family="text">
      <style:text-properties fo:color="#000099" fo:font-weight="bold" officeooo:rsid="0358aab7" style:font-weight-asian="bold" style:font-weight-complex="bold"/>
    </style:style>
    <style:style style:name="T230" style:family="text">
      <style:text-properties fo:color="#000099" fo:font-weight="bold" officeooo:rsid="01cccfdd" style:font-weight-asian="bold" style:font-weight-complex="bold"/>
    </style:style>
    <style:style style:name="T231" style:family="text">
      <style:text-properties fo:color="#000099" fo:font-weight="bold" officeooo:rsid="01ccfc87" style:font-weight-asian="bold" style:font-weight-complex="bold"/>
    </style:style>
    <style:style style:name="T232" style:family="text">
      <style:text-properties fo:color="#000099" fo:font-weight="bold" officeooo:rsid="0369df77" style:font-weight-asian="bold" style:font-weight-complex="bold"/>
    </style:style>
    <style:style style:name="T233" style:family="text">
      <style:text-properties fo:color="#000099" fo:font-weight="bold" officeooo:rsid="03919542" style:font-weight-asian="bold" style:font-weight-complex="bold"/>
    </style:style>
    <style:style style:name="T234" style:family="text">
      <style:text-properties fo:color="#000099" fo:font-weight="bold" officeooo:rsid="038ab48f" style:font-weight-asian="bold" style:font-weight-complex="bold"/>
    </style:style>
    <style:style style:name="T235" style:family="text">
      <style:text-properties fo:color="#000099" fo:font-weight="bold" officeooo:rsid="03aee805" style:font-weight-asian="bold" style:font-weight-complex="bold"/>
    </style:style>
    <style:style style:name="T236" style:family="text">
      <style:text-properties fo:color="#000099" fo:font-weight="bold" officeooo:rsid="03b8d9a6" style:font-weight-asian="bold" style:font-weight-complex="bold"/>
    </style:style>
    <style:style style:name="T237" style:family="text">
      <style:text-properties fo:color="#000099" fo:font-weight="bold" officeooo:rsid="0400b22c" style:font-weight-asian="bold" style:font-weight-complex="bold"/>
    </style:style>
    <style:style style:name="T238" style:family="text">
      <style:text-properties fo:color="#000099" fo:font-weight="bold" officeooo:rsid="03000b89" style:font-weight-asian="bold" style:font-weight-complex="bold"/>
    </style:style>
    <style:style style:name="T239" style:family="text">
      <style:text-properties fo:color="#000099" fo:font-weight="bold" officeooo:rsid="02d4fdeb" style:font-weight-asian="bold" style:font-weight-complex="bold"/>
    </style:style>
    <style:style style:name="T240" style:family="text">
      <style:text-properties fo:color="#000099" fo:font-weight="bold" officeooo:rsid="048985dd" style:font-weight-asian="bold" style:font-weight-complex="bold"/>
    </style:style>
    <style:style style:name="T241" style:family="text">
      <style:text-properties fo:color="#000099" fo:font-weight="bold" officeooo:rsid="048b4552" style:font-weight-asian="bold" style:font-weight-complex="bold"/>
    </style:style>
    <style:style style:name="T242" style:family="text">
      <style:text-properties fo:color="#000099" fo:font-weight="bold" officeooo:rsid="049a1522" style:font-weight-asian="bold" style:font-weight-complex="bold"/>
    </style:style>
    <style:style style:name="T243" style:family="text">
      <style:text-properties fo:color="#000099" fo:font-weight="bold" officeooo:rsid="010d8f29" style:font-weight-asian="bold" style:font-weight-complex="bold"/>
    </style:style>
    <style:style style:name="T244" style:family="text">
      <style:text-properties fo:color="#000099" fo:font-weight="bold" officeooo:rsid="01784ebd" style:font-weight-asian="bold" style:font-weight-complex="bold"/>
    </style:style>
    <style:style style:name="T245" style:family="text">
      <style:text-properties fo:color="#000099" fo:font-weight="bold" officeooo:rsid="04f426d1" style:font-weight-asian="bold" style:font-weight-complex="bold"/>
    </style:style>
    <style:style style:name="T246" style:family="text">
      <style:text-properties fo:color="#000099" fo:font-weight="bold" officeooo:rsid="05d6ceea" style:font-weight-asian="bold" style:font-weight-complex="bold"/>
    </style:style>
    <style:style style:name="T247" style:family="text">
      <style:text-properties fo:color="#000099" fo:font-weight="bold" officeooo:rsid="05e194fb" style:font-weight-asian="bold" style:font-weight-complex="bold"/>
    </style:style>
    <style:style style:name="T248" style:family="text">
      <style:text-properties fo:color="#000099" fo:font-weight="bold" officeooo:rsid="05ee98a2" style:font-weight-asian="bold" style:font-weight-complex="bold"/>
    </style:style>
    <style:style style:name="T249" style:family="text">
      <style:text-properties fo:color="#000099" fo:font-weight="bold" officeooo:rsid="05fa4106" style:font-weight-asian="bold" style:font-weight-complex="bold"/>
    </style:style>
    <style:style style:name="T250" style:family="text">
      <style:text-properties fo:color="#000099" fo:font-weight="bold" officeooo:rsid="0647e8f0" style:font-weight-asian="bold" style:font-weight-complex="bold"/>
    </style:style>
    <style:style style:name="T251" style:family="text">
      <style:text-properties fo:color="#000099" fo:font-style="italic" fo:font-weight="bold" officeooo:rsid="031b75af" style:font-style-asian="italic" style:font-weight-asian="bold" style:font-style-complex="italic" style:font-weight-complex="bold"/>
    </style:style>
    <style:style style:name="T252" style:family="text">
      <style:text-properties fo:color="#000099" fo:font-style="italic" fo:font-weight="bold" officeooo:rsid="033e145c" style:font-style-asian="italic" style:font-weight-asian="bold" style:font-style-complex="italic" style:font-weight-complex="bold"/>
    </style:style>
    <style:style style:name="T253" style:family="text">
      <style:text-properties fo:color="#000099" fo:font-style="italic" fo:font-weight="bold" officeooo:rsid="02394611" style:font-style-asian="italic" style:font-weight-asian="bold" style:font-style-complex="italic" style:font-weight-complex="bold"/>
    </style:style>
    <style:style style:name="T254" style:family="text">
      <style:text-properties fo:color="#000099" style:font-name="Liberation Sans" fo:font-weight="bold" officeooo:rsid="001de800" style:font-weight-asian="bold" style:font-weight-complex="bold"/>
    </style:style>
    <style:style style:name="T255" style:family="text">
      <style:text-properties fo:color="#000099" style:font-name="Liberation Sans" fo:font-weight="bold" officeooo:rsid="014a397d" style:font-weight-asian="bold" style:font-weight-complex="bold"/>
    </style:style>
    <style:style style:name="T256" style:family="text">
      <style:text-properties fo:color="#000099" style:font-name="Liberation Sans" fo:font-weight="bold" officeooo:rsid="02fa9a5a" style:font-weight-asian="bold" style:font-weight-complex="bold"/>
    </style:style>
    <style:style style:name="T257" style:family="text">
      <style:text-properties fo:color="#000099" style:font-name="Liberation Sans" officeooo:rsid="014a397d"/>
    </style:style>
    <style:style style:name="T258" style:family="text">
      <style:text-properties fo:color="#000099" fo:font-size="12pt" fo:font-weight="bold" officeooo:rsid="03db61f6" style:font-size-asian="12pt" style:font-weight-asian="bold" style:font-size-complex="12pt" style:font-weight-complex="bold"/>
    </style:style>
    <style:style style:name="T259" style:family="text">
      <style:text-properties fo:color="#000099" fo:font-size="12pt" fo:font-weight="bold" officeooo:rsid="03de663d" style:font-size-asian="12pt" style:font-weight-asian="bold" style:font-size-complex="12pt" style:font-weight-complex="bold"/>
    </style:style>
    <style:style style:name="T260" style:family="text">
      <style:text-properties fo:color="#000099" fo:font-size="12pt" fo:font-weight="bold" officeooo:rsid="03deeb2e" style:font-size-asian="12pt" style:font-weight-asian="bold" style:font-size-complex="12pt" style:font-weight-complex="bold"/>
    </style:style>
    <style:style style:name="T261" style:family="text">
      <style:text-properties fo:color="#000099" style:font-name="Liberation Mono" fo:font-size="10pt" fo:font-style="normal" fo:font-weight="bold" officeooo:rsid="035a631b" style:font-name-asian="Liberation Mono" style:font-size-asian="10pt" style:font-style-asian="normal" style:font-weight-asian="bold" style:font-size-complex="10pt" style:font-style-complex="normal" style:font-weight-complex="bold"/>
    </style:style>
    <style:style style:name="T262" style:family="text">
      <style:text-properties fo:color="#000099" style:font-name="Liberation Sans" fo:font-weight="bold" officeooo:rsid="01ccfc87" style:font-weight-asian="bold" style:font-weight-complex="bold"/>
    </style:style>
    <style:style style:name="T263" style:family="text">
      <style:text-properties fo:color="#000099" style:font-name="Liberation Sans" fo:font-weight="bold" officeooo:rsid="035a631b" style:font-weight-asian="bold" style:font-weight-complex="bold"/>
    </style:style>
    <style:style style:name="T264" style:family="text">
      <style:text-properties fo:color="#000099" style:font-name="Liberation Sans" fo:font-size="10pt" fo:font-weight="bold" officeooo:rsid="0369df77" style:font-size-asian="10pt" style:font-weight-asian="bold" style:font-size-complex="10pt" style:font-weight-complex="bold"/>
    </style:style>
    <style:style style:name="T265" style:family="text">
      <style:text-properties fo:color="#000099" style:font-name="Liberation Serif" fo:font-weight="bold" officeooo:rsid="040f6583" style:font-weight-asian="bold" style:font-weight-complex="bold"/>
    </style:style>
    <style:style style:name="T266" style:family="text">
      <style:text-properties fo:color="#000099" style:font-name="Liberation Serif" fo:font-style="normal" fo:font-weight="bold" officeooo:rsid="042a1b1a" style:font-style-asian="normal" style:font-weight-asian="bold" style:font-style-complex="normal" style:font-weight-complex="bold"/>
    </style:style>
    <style:style style:name="T267" style:family="text">
      <style:text-properties fo:color="#000099" fo:font-style="normal" fo:font-weight="bold" officeooo:rsid="04881313" style:font-style-asian="normal" style:font-weight-asian="bold" style:font-style-complex="normal" style:font-weight-complex="bold"/>
    </style:style>
    <style:style style:name="T268" style:family="text">
      <style:text-properties fo:color="#006600" style:font-name="Liberation Sans" officeooo:rsid="001de800"/>
    </style:style>
    <style:style style:name="T269" style:family="text">
      <style:text-properties fo:color="#006600" style:font-name="Liberation Sans" officeooo:rsid="02fa9a5a"/>
    </style:style>
    <style:style style:name="T270" style:family="text">
      <style:text-properties fo:color="#006600" officeooo:rsid="02d67bfa"/>
    </style:style>
    <style:style style:name="T271" style:family="text">
      <style:text-properties fo:color="#006600" fo:font-weight="normal" officeooo:rsid="02d67bfa" style:font-weight-asian="normal" style:font-weight-complex="normal"/>
    </style:style>
    <style:style style:name="T272" style:family="text">
      <style:text-properties fo:color="#006600" fo:font-weight="normal" officeooo:rsid="048c6fd1" style:font-weight-asian="normal" style:font-weight-complex="normal"/>
    </style:style>
    <style:style style:name="T273" style:family="text">
      <style:text-properties fo:color="#006600" fo:font-weight="normal" officeooo:rsid="049a1522" style:font-weight-asian="normal" style:font-weight-complex="normal"/>
    </style:style>
    <style:style style:name="T274" style:family="text">
      <style:text-properties fo:color="#006600" fo:font-weight="normal" officeooo:rsid="049ae2dc" style:font-weight-asian="normal" style:font-weight-complex="normal"/>
    </style:style>
    <style:style style:name="T275" style:family="text">
      <style:text-properties fo:color="#006600" fo:font-weight="normal" officeooo:rsid="049fa224" style:font-weight-asian="normal" style:font-weight-complex="normal"/>
    </style:style>
    <style:style style:name="T276" style:family="text">
      <style:text-properties fo:color="#006600" officeooo:rsid="02fa9a5a"/>
    </style:style>
    <style:style style:name="T277" style:family="text">
      <style:text-properties fo:color="#006600" officeooo:rsid="03043297"/>
    </style:style>
    <style:style style:name="T278" style:family="text">
      <style:text-properties fo:color="#006600" officeooo:rsid="0307c3ea"/>
    </style:style>
    <style:style style:name="T279" style:family="text">
      <style:text-properties fo:color="#006600" style:font-name="Liberation Sans" officeooo:rsid="035a631b"/>
    </style:style>
    <style:style style:name="T280" style:family="text">
      <style:text-properties fo:color="#006600" style:font-name="Liberation Sans" officeooo:rsid="01ccfc87"/>
    </style:style>
    <style:style style:name="T281" style:family="text">
      <style:text-properties fo:color="#006600" style:font-name="Liberation Sans" officeooo:rsid="035e1116"/>
    </style:style>
    <style:style style:name="T282" style:family="text">
      <style:text-properties fo:color="#006600" style:font-name="Liberation Sans" officeooo:rsid="035f3eab"/>
    </style:style>
    <style:style style:name="T283" style:family="text">
      <style:text-properties fo:color="#006600" style:font-name="Liberation Sans" officeooo:rsid="0364f1f4"/>
    </style:style>
    <style:style style:name="T284" style:family="text">
      <style:text-properties fo:color="#006600" style:font-name="Liberation Sans" officeooo:rsid="03650205"/>
    </style:style>
    <style:style style:name="T285" style:family="text">
      <style:text-properties fo:color="#006600" style:font-name="Liberation Sans" fo:font-size="10pt" officeooo:rsid="0369df77" style:font-size-asian="10pt" style:font-size-complex="10pt"/>
    </style:style>
    <style:style style:name="T286" style:family="text">
      <style:text-properties fo:color="#006600" officeooo:rsid="01f66924"/>
    </style:style>
    <style:style style:name="T287" style:family="text">
      <style:text-properties fo:color="#006600" officeooo:rsid="0369df77"/>
    </style:style>
    <style:style style:name="T288" style:family="text">
      <style:text-properties fo:color="#006600" officeooo:rsid="037c6fbd"/>
    </style:style>
    <style:style style:name="T289" style:family="text">
      <style:text-properties fo:color="#006600" officeooo:rsid="03aee805"/>
    </style:style>
    <style:style style:name="T290" style:family="text">
      <style:text-properties fo:color="#006600" officeooo:rsid="03b5b277"/>
    </style:style>
    <style:style style:name="T291" style:family="text">
      <style:text-properties fo:color="#006600" officeooo:rsid="03b8d9a6"/>
    </style:style>
    <style:style style:name="T292" style:family="text">
      <style:text-properties fo:color="#006600" officeooo:rsid="03ba0133"/>
    </style:style>
    <style:style style:name="T293" style:family="text">
      <style:text-properties fo:color="#006600" officeooo:rsid="03bb61aa"/>
    </style:style>
    <style:style style:name="T294" style:family="text">
      <style:text-properties fo:color="#006600" officeooo:rsid="03c2ba4d"/>
    </style:style>
    <style:style style:name="T295" style:family="text">
      <style:text-properties fo:color="#006600" fo:font-weight="bold" officeooo:rsid="03c2ba4d" style:font-weight-asian="bold" style:font-weight-complex="bold"/>
    </style:style>
    <style:style style:name="T296" style:family="text">
      <style:text-properties fo:color="#006600" fo:font-size="12pt" officeooo:rsid="03db61f6" style:font-size-asian="12pt" style:font-size-complex="12pt"/>
    </style:style>
    <style:style style:name="T297" style:family="text">
      <style:text-properties fo:color="#006600" fo:font-size="12pt" officeooo:rsid="03f31189" style:font-size-asian="12pt" style:font-size-complex="12pt"/>
    </style:style>
    <style:style style:name="T298" style:family="text">
      <style:text-properties fo:color="#006600" fo:font-size="12pt" officeooo:rsid="03f4edad" style:font-size-asian="12pt" style:font-size-complex="12pt"/>
    </style:style>
    <style:style style:name="T299" style:family="text">
      <style:text-properties fo:color="#006600" officeooo:rsid="048c6fd1"/>
    </style:style>
    <style:style style:name="T300" style:family="text">
      <style:text-properties officeooo:rsid="0148d7c4"/>
    </style:style>
    <style:style style:name="T301" style:family="text">
      <style:text-properties officeooo:rsid="014a397d"/>
    </style:style>
    <style:style style:name="T302" style:family="text">
      <style:text-properties fo:font-size="10pt" officeooo:rsid="001de800" style:font-size-asian="10pt" style:font-size-complex="10pt"/>
    </style:style>
    <style:style style:name="T303" style:family="text">
      <style:text-properties fo:font-size="10pt" officeooo:rsid="0369df77" style:font-size-asian="10pt" style:font-size-complex="10pt"/>
    </style:style>
    <style:style style:name="T304" style:family="text">
      <style:text-properties fo:font-size="10pt" officeooo:rsid="03a3c590" style:font-size-asian="10pt" style:font-size-complex="10pt"/>
    </style:style>
    <style:style style:name="T305" style:family="text">
      <style:text-properties style:use-window-font-color="true" fo:font-weight="bold" officeooo:rsid="02394611" style:font-weight-asian="bold" style:font-weight-complex="bold"/>
    </style:style>
    <style:style style:name="T306" style:family="text">
      <style:text-properties style:use-window-font-color="true" fo:font-weight="bold" officeooo:rsid="023a96ec" style:font-weight-asian="bold" style:font-weight-complex="bold"/>
    </style:style>
    <style:style style:name="T307" style:family="text">
      <style:text-properties style:use-window-font-color="true" fo:font-weight="bold" officeooo:rsid="0355a534" style:font-weight-asian="bold" style:font-weight-complex="bold"/>
    </style:style>
    <style:style style:name="T308" style:family="text">
      <style:text-properties style:use-window-font-color="true" fo:font-weight="bold" officeooo:rsid="016a6a5a" style:font-weight-asian="bold" style:font-weight-complex="bold"/>
    </style:style>
    <style:style style:name="T309" style:family="text">
      <style:text-properties style:use-window-font-color="true" fo:font-weight="bold" officeooo:rsid="056e00da" style:font-weight-asian="bold" style:font-weight-complex="bold"/>
    </style:style>
    <style:style style:name="T310" style:family="text">
      <style:text-properties style:use-window-font-color="true" fo:font-weight="bold" officeooo:rsid="05ded91e" style:font-weight-asian="bold" style:font-weight-complex="bold"/>
    </style:style>
    <style:style style:name="T311" style:family="text">
      <style:text-properties style:use-window-font-color="true" fo:font-weight="bold" officeooo:rsid="05e2f50a" style:font-weight-asian="bold" style:font-weight-complex="bold"/>
    </style:style>
    <style:style style:name="T312" style:family="text">
      <style:text-properties style:use-window-font-color="true" fo:font-weight="bold" officeooo:rsid="05d3565e" style:font-weight-asian="bold" style:font-weight-complex="bold"/>
    </style:style>
    <style:style style:name="T313" style:family="text">
      <style:text-properties style:use-window-font-color="true" fo:font-weight="bold" officeooo:rsid="025cbbf9" style:font-weight-asian="bold" style:font-weight-complex="bold"/>
    </style:style>
    <style:style style:name="T314" style:family="text">
      <style:text-properties style:use-window-font-color="true" fo:font-weight="bold" officeooo:rsid="02599d07" style:font-weight-asian="bold" style:font-weight-complex="bold"/>
    </style:style>
    <style:style style:name="T315" style:family="text">
      <style:text-properties style:use-window-font-color="true" fo:font-weight="bold" officeooo:rsid="025effb9" style:font-weight-asian="bold" style:font-weight-complex="bold"/>
    </style:style>
    <style:style style:name="T316" style:family="text">
      <style:text-properties style:use-window-font-color="true" fo:font-weight="bold" officeooo:rsid="025e4e2e" style:font-weight-asian="bold" style:font-weight-complex="bold"/>
    </style:style>
    <style:style style:name="T317" style:family="text">
      <style:text-properties style:use-window-font-color="true" fo:font-weight="bold" officeooo:rsid="06284364" style:font-weight-asian="bold" style:font-weight-complex="bold"/>
    </style:style>
    <style:style style:name="T318" style:family="text">
      <style:text-properties style:use-window-font-color="true" fo:font-weight="bold" officeooo:rsid="0641c67a" style:font-weight-asian="bold" style:font-weight-complex="bold"/>
    </style:style>
    <style:style style:name="T319" style:family="text">
      <style:text-properties style:use-window-font-color="true" fo:font-weight="bold" officeooo:rsid="06470f95" style:font-weight-asian="bold" style:font-weight-complex="bold"/>
    </style:style>
    <style:style style:name="T320" style:family="text">
      <style:text-properties style:use-window-font-color="true" fo:font-weight="bold" officeooo:rsid="067f6f4a" style:font-weight-asian="bold" style:font-weight-complex="bold"/>
    </style:style>
    <style:style style:name="T321" style:family="text">
      <style:text-properties style:use-window-font-color="true" fo:font-weight="bold" officeooo:rsid="06217e46" style:font-weight-asian="bold" style:font-weight-complex="bold"/>
    </style:style>
    <style:style style:name="T322" style:family="text">
      <style:text-properties style:use-window-font-color="true" fo:font-weight="bold" officeooo:rsid="061be6c5" style:font-weight-asian="bold" style:font-weight-complex="bold"/>
    </style:style>
    <style:style style:name="T323" style:family="text">
      <style:text-properties style:use-window-font-color="true" fo:font-weight="normal" officeooo:rsid="02394611" style:font-weight-asian="normal" style:font-weight-complex="normal"/>
    </style:style>
    <style:style style:name="T324" style:family="text">
      <style:text-properties style:use-window-font-color="true" fo:font-weight="normal" officeooo:rsid="022d0a2e" style:font-weight-asian="normal" style:font-weight-complex="normal"/>
    </style:style>
    <style:style style:name="T325" style:family="text">
      <style:text-properties style:use-window-font-color="true" fo:font-weight="normal" officeooo:rsid="023a96ec" style:font-weight-asian="normal" style:font-weight-complex="normal"/>
    </style:style>
    <style:style style:name="T326" style:family="text">
      <style:text-properties style:use-window-font-color="true" fo:font-weight="normal" officeooo:rsid="02599d07" style:font-weight-asian="normal" style:font-weight-complex="normal"/>
    </style:style>
    <style:style style:name="T327" style:family="text">
      <style:text-properties style:use-window-font-color="true" fo:font-weight="normal" officeooo:rsid="016a6a5a" style:font-weight-asian="normal" style:font-weight-complex="normal"/>
    </style:style>
    <style:style style:name="T328" style:family="text">
      <style:text-properties style:use-window-font-color="true" fo:font-weight="normal" officeooo:rsid="056a6f0c" style:font-weight-asian="normal" style:font-weight-complex="normal"/>
    </style:style>
    <style:style style:name="T329" style:family="text">
      <style:text-properties style:use-window-font-color="true" fo:font-weight="normal" officeooo:rsid="056cc49d" style:font-weight-asian="normal" style:font-weight-complex="normal"/>
    </style:style>
    <style:style style:name="T330" style:family="text">
      <style:text-properties style:use-window-font-color="true" fo:font-weight="normal" officeooo:rsid="056d34af" style:font-weight-asian="normal" style:font-weight-complex="normal"/>
    </style:style>
    <style:style style:name="T331" style:family="text">
      <style:text-properties style:use-window-font-color="true" fo:font-weight="normal" officeooo:rsid="056e00da" style:font-weight-asian="normal" style:font-weight-complex="normal"/>
    </style:style>
    <style:style style:name="T332" style:family="text">
      <style:text-properties style:use-window-font-color="true" fo:font-weight="normal" officeooo:rsid="056f37af" style:font-weight-asian="normal" style:font-weight-complex="normal"/>
    </style:style>
    <style:style style:name="T333" style:family="text">
      <style:text-properties style:use-window-font-color="true" fo:font-weight="normal" officeooo:rsid="056f660b" style:font-weight-asian="normal" style:font-weight-complex="normal"/>
    </style:style>
    <style:style style:name="T334" style:family="text">
      <style:text-properties style:use-window-font-color="true" fo:font-weight="normal" officeooo:rsid="0570448b" style:font-weight-asian="normal" style:font-weight-complex="normal"/>
    </style:style>
    <style:style style:name="T335" style:family="text">
      <style:text-properties style:use-window-font-color="true" fo:font-weight="normal" officeooo:rsid="0570d363" style:font-weight-asian="normal" style:font-weight-complex="normal"/>
    </style:style>
    <style:style style:name="T336" style:family="text">
      <style:text-properties style:use-window-font-color="true" fo:font-weight="normal" officeooo:rsid="0571b914" style:font-weight-asian="normal" style:font-weight-complex="normal"/>
    </style:style>
    <style:style style:name="T337" style:family="text">
      <style:text-properties style:use-window-font-color="true" fo:font-weight="normal" officeooo:rsid="05738d25" style:font-weight-asian="normal" style:font-weight-complex="normal"/>
    </style:style>
    <style:style style:name="T338" style:family="text">
      <style:text-properties style:use-window-font-color="true" fo:font-weight="normal" officeooo:rsid="0574491c" style:font-weight-asian="normal" style:font-weight-complex="normal"/>
    </style:style>
    <style:style style:name="T339" style:family="text">
      <style:text-properties style:use-window-font-color="true" fo:font-weight="normal" officeooo:rsid="0574ebd4" style:font-weight-asian="normal" style:font-weight-complex="normal"/>
    </style:style>
    <style:style style:name="T340" style:family="text">
      <style:text-properties style:use-window-font-color="true" fo:font-weight="normal" officeooo:rsid="05757932" style:font-weight-asian="normal" style:font-weight-complex="normal"/>
    </style:style>
    <style:style style:name="T341" style:family="text">
      <style:text-properties style:use-window-font-color="true" fo:font-weight="normal" officeooo:rsid="05772184" style:font-weight-asian="normal" style:font-weight-complex="normal"/>
    </style:style>
    <style:style style:name="T342" style:family="text">
      <style:text-properties style:use-window-font-color="true" fo:font-weight="normal" officeooo:rsid="0577e39c" style:font-weight-asian="normal" style:font-weight-complex="normal"/>
    </style:style>
    <style:style style:name="T343" style:family="text">
      <style:text-properties style:use-window-font-color="true" fo:font-weight="normal" officeooo:rsid="05783cd1" style:font-weight-asian="normal" style:font-weight-complex="normal"/>
    </style:style>
    <style:style style:name="T344" style:family="text">
      <style:text-properties style:use-window-font-color="true" fo:font-weight="normal" officeooo:rsid="05805232" style:font-weight-asian="normal" style:font-weight-complex="normal"/>
    </style:style>
    <style:style style:name="T345" style:family="text">
      <style:text-properties style:use-window-font-color="true" fo:font-weight="normal" officeooo:rsid="0586a56d" style:font-weight-asian="normal" style:font-weight-complex="normal"/>
    </style:style>
    <style:style style:name="T346" style:family="text">
      <style:text-properties style:use-window-font-color="true" fo:font-weight="normal" officeooo:rsid="058f5671" style:font-weight-asian="normal" style:font-weight-complex="normal"/>
    </style:style>
    <style:style style:name="T347" style:family="text">
      <style:text-properties style:use-window-font-color="true" fo:font-weight="normal" officeooo:rsid="0590e231" style:font-weight-asian="normal" style:font-weight-complex="normal"/>
    </style:style>
    <style:style style:name="T348" style:family="text">
      <style:text-properties style:use-window-font-color="true" fo:font-weight="normal" officeooo:rsid="0591861a" style:font-weight-asian="normal" style:font-weight-complex="normal"/>
    </style:style>
    <style:style style:name="T349" style:family="text">
      <style:text-properties style:use-window-font-color="true" fo:font-weight="normal" officeooo:rsid="0591fce1" style:font-weight-asian="normal" style:font-weight-complex="normal"/>
    </style:style>
    <style:style style:name="T350" style:family="text">
      <style:text-properties style:use-window-font-color="true" fo:font-weight="normal" officeooo:rsid="0598aae6" style:font-weight-asian="normal" style:font-weight-complex="normal"/>
    </style:style>
    <style:style style:name="T351" style:family="text">
      <style:text-properties style:use-window-font-color="true" fo:font-weight="normal" officeooo:rsid="059a9a2b" style:font-weight-asian="normal" style:font-weight-complex="normal"/>
    </style:style>
    <style:style style:name="T352" style:family="text">
      <style:text-properties style:use-window-font-color="true" fo:font-weight="normal" officeooo:rsid="001de800" style:font-weight-asian="normal" style:font-weight-complex="normal"/>
    </style:style>
    <style:style style:name="T353" style:family="text">
      <style:text-properties style:use-window-font-color="true" fo:font-weight="normal" officeooo:rsid="0269116c" style:font-weight-asian="normal" style:font-weight-complex="normal"/>
    </style:style>
    <style:style style:name="T354" style:family="text">
      <style:text-properties style:use-window-font-color="true" fo:font-weight="normal" officeooo:rsid="059e103c" style:font-weight-asian="normal" style:font-weight-complex="normal"/>
    </style:style>
    <style:style style:name="T355" style:family="text">
      <style:text-properties style:use-window-font-color="true" fo:font-weight="normal" officeooo:rsid="059e599d" style:font-weight-asian="normal" style:font-weight-complex="normal"/>
    </style:style>
    <style:style style:name="T356" style:family="text">
      <style:text-properties style:use-window-font-color="true" fo:font-weight="normal" officeooo:rsid="0148d7c4" style:font-weight-asian="normal" style:font-weight-complex="normal"/>
    </style:style>
    <style:style style:name="T357" style:family="text">
      <style:text-properties style:use-window-font-color="true" fo:font-weight="normal" officeooo:rsid="059f5e4b" style:font-weight-asian="normal" style:font-weight-complex="normal"/>
    </style:style>
    <style:style style:name="T358" style:family="text">
      <style:text-properties style:use-window-font-color="true" fo:font-weight="normal" officeooo:rsid="05a089fa" style:font-weight-asian="normal" style:font-weight-complex="normal"/>
    </style:style>
    <style:style style:name="T359" style:family="text">
      <style:text-properties style:use-window-font-color="true" fo:font-weight="normal" officeooo:rsid="05a0bbe8" style:font-weight-asian="normal" style:font-weight-complex="normal"/>
    </style:style>
    <style:style style:name="T360" style:family="text">
      <style:text-properties style:use-window-font-color="true" fo:font-weight="normal" officeooo:rsid="05a15d9d" style:font-weight-asian="normal" style:font-weight-complex="normal"/>
    </style:style>
    <style:style style:name="T361" style:family="text">
      <style:text-properties style:use-window-font-color="true" fo:font-weight="normal" officeooo:rsid="05a5fe3f" style:font-weight-asian="normal" style:font-weight-complex="normal"/>
    </style:style>
    <style:style style:name="T362" style:family="text">
      <style:text-properties style:use-window-font-color="true" fo:font-weight="normal" officeooo:rsid="05a7bf18" style:font-weight-asian="normal" style:font-weight-complex="normal"/>
    </style:style>
    <style:style style:name="T363" style:family="text">
      <style:text-properties style:use-window-font-color="true" fo:font-weight="normal" officeooo:rsid="05a88371" style:font-weight-asian="normal" style:font-weight-complex="normal"/>
    </style:style>
    <style:style style:name="T364" style:family="text">
      <style:text-properties style:use-window-font-color="true" fo:font-weight="normal" officeooo:rsid="05a9f9ff" style:font-weight-asian="normal" style:font-weight-complex="normal"/>
    </style:style>
    <style:style style:name="T365" style:family="text">
      <style:text-properties style:use-window-font-color="true" fo:font-weight="normal" officeooo:rsid="05aa8555" style:font-weight-asian="normal" style:font-weight-complex="normal"/>
    </style:style>
    <style:style style:name="T366" style:family="text">
      <style:text-properties style:use-window-font-color="true" fo:font-weight="normal" officeooo:rsid="05ab8548" style:font-weight-asian="normal" style:font-weight-complex="normal"/>
    </style:style>
    <style:style style:name="T367" style:family="text">
      <style:text-properties style:use-window-font-color="true" fo:font-weight="normal" officeooo:rsid="05acf41e" style:font-weight-asian="normal" style:font-weight-complex="normal"/>
    </style:style>
    <style:style style:name="T368" style:family="text">
      <style:text-properties style:use-window-font-color="true" fo:font-weight="normal" officeooo:rsid="05afac62" style:font-weight-asian="normal" style:font-weight-complex="normal"/>
    </style:style>
    <style:style style:name="T369" style:family="text">
      <style:text-properties style:use-window-font-color="true" fo:font-weight="normal" officeooo:rsid="05b19c2a" style:font-weight-asian="normal" style:font-weight-complex="normal"/>
    </style:style>
    <style:style style:name="T370" style:family="text">
      <style:text-properties style:use-window-font-color="true" fo:font-weight="normal" officeooo:rsid="05b5b639" style:font-weight-asian="normal" style:font-weight-complex="normal"/>
    </style:style>
    <style:style style:name="T371" style:family="text">
      <style:text-properties style:use-window-font-color="true" fo:font-weight="normal" officeooo:rsid="05b78640" style:font-weight-asian="normal" style:font-weight-complex="normal"/>
    </style:style>
    <style:style style:name="T372" style:family="text">
      <style:text-properties style:use-window-font-color="true" fo:font-weight="normal" officeooo:rsid="05b79ebf" style:font-weight-asian="normal" style:font-weight-complex="normal"/>
    </style:style>
    <style:style style:name="T373" style:family="text">
      <style:text-properties style:use-window-font-color="true" fo:font-weight="normal" officeooo:rsid="05bd6273" style:font-weight-asian="normal" style:font-weight-complex="normal"/>
    </style:style>
    <style:style style:name="T374" style:family="text">
      <style:text-properties style:use-window-font-color="true" fo:font-weight="normal" officeooo:rsid="05bf5733" style:font-weight-asian="normal" style:font-weight-complex="normal"/>
    </style:style>
    <style:style style:name="T375" style:family="text">
      <style:text-properties style:use-window-font-color="true" fo:font-weight="normal" officeooo:rsid="05c13cd3" style:font-weight-asian="normal" style:font-weight-complex="normal"/>
    </style:style>
    <style:style style:name="T376" style:family="text">
      <style:text-properties style:use-window-font-color="true" fo:font-weight="normal" officeooo:rsid="05c2e4c8" style:font-weight-asian="normal" style:font-weight-complex="normal"/>
    </style:style>
    <style:style style:name="T377" style:family="text">
      <style:text-properties style:use-window-font-color="true" fo:font-weight="normal" officeooo:rsid="05c4ba33" style:font-weight-asian="normal" style:font-weight-complex="normal"/>
    </style:style>
    <style:style style:name="T378" style:family="text">
      <style:text-properties style:use-window-font-color="true" fo:font-weight="normal" officeooo:rsid="05c68e4a" style:font-weight-asian="normal" style:font-weight-complex="normal"/>
    </style:style>
    <style:style style:name="T379" style:family="text">
      <style:text-properties style:use-window-font-color="true" fo:font-weight="normal" officeooo:rsid="05c87c79" style:font-weight-asian="normal" style:font-weight-complex="normal"/>
    </style:style>
    <style:style style:name="T380" style:family="text">
      <style:text-properties style:use-window-font-color="true" fo:font-weight="normal" officeooo:rsid="05ca386d" style:font-weight-asian="normal" style:font-weight-complex="normal"/>
    </style:style>
    <style:style style:name="T381" style:family="text">
      <style:text-properties style:use-window-font-color="true" fo:font-weight="normal" officeooo:rsid="05cc27cd" style:font-weight-asian="normal" style:font-weight-complex="normal"/>
    </style:style>
    <style:style style:name="T382" style:family="text">
      <style:text-properties style:use-window-font-color="true" fo:font-weight="normal" officeooo:rsid="05cc6b84" style:font-weight-asian="normal" style:font-weight-complex="normal"/>
    </style:style>
    <style:style style:name="T383" style:family="text">
      <style:text-properties style:use-window-font-color="true" fo:font-weight="normal" officeooo:rsid="05cdf7bc" style:font-weight-asian="normal" style:font-weight-complex="normal"/>
    </style:style>
    <style:style style:name="T384" style:family="text">
      <style:text-properties style:use-window-font-color="true" fo:font-weight="normal" officeooo:rsid="05ced0be" style:font-weight-asian="normal" style:font-weight-complex="normal"/>
    </style:style>
    <style:style style:name="T385" style:family="text">
      <style:text-properties style:use-window-font-color="true" fo:font-weight="normal" officeooo:rsid="05cffbe8" style:font-weight-asian="normal" style:font-weight-complex="normal"/>
    </style:style>
    <style:style style:name="T386" style:family="text">
      <style:text-properties style:use-window-font-color="true" fo:font-weight="normal" officeooo:rsid="05d1ecf6" style:font-weight-asian="normal" style:font-weight-complex="normal"/>
    </style:style>
    <style:style style:name="T387" style:family="text">
      <style:text-properties style:use-window-font-color="true" fo:font-weight="normal" officeooo:rsid="05d1ff15" style:font-weight-asian="normal" style:font-weight-complex="normal"/>
    </style:style>
    <style:style style:name="T388" style:family="text">
      <style:text-properties style:use-window-font-color="true" fo:font-weight="normal" officeooo:rsid="05d3565e" style:font-weight-asian="normal" style:font-weight-complex="normal"/>
    </style:style>
    <style:style style:name="T389" style:family="text">
      <style:text-properties style:use-window-font-color="true" fo:font-weight="normal" officeooo:rsid="05d48633" style:font-weight-asian="normal" style:font-weight-complex="normal"/>
    </style:style>
    <style:style style:name="T390" style:family="text">
      <style:text-properties style:use-window-font-color="true" fo:font-weight="normal" officeooo:rsid="05d6768b" style:font-weight-asian="normal" style:font-weight-complex="normal"/>
    </style:style>
    <style:style style:name="T391" style:family="text">
      <style:text-properties style:use-window-font-color="true" fo:font-weight="normal" officeooo:rsid="05d6ceea" style:font-weight-asian="normal" style:font-weight-complex="normal"/>
    </style:style>
    <style:style style:name="T392" style:family="text">
      <style:text-properties style:use-window-font-color="true" fo:font-weight="normal" officeooo:rsid="05d70237" style:font-weight-asian="normal" style:font-weight-complex="normal"/>
    </style:style>
    <style:style style:name="T393" style:family="text">
      <style:text-properties style:use-window-font-color="true" fo:font-weight="normal" officeooo:rsid="05d868b6" style:font-weight-asian="normal" style:font-weight-complex="normal"/>
    </style:style>
    <style:style style:name="T394" style:family="text">
      <style:text-properties style:use-window-font-color="true" fo:font-weight="normal" officeooo:rsid="05d9cca9" style:font-weight-asian="normal" style:font-weight-complex="normal"/>
    </style:style>
    <style:style style:name="T395" style:family="text">
      <style:text-properties style:use-window-font-color="true" fo:font-weight="normal" officeooo:rsid="05db9af3" style:font-weight-asian="normal" style:font-weight-complex="normal"/>
    </style:style>
    <style:style style:name="T396" style:family="text">
      <style:text-properties style:use-window-font-color="true" fo:font-weight="normal" officeooo:rsid="05dbc7d3" style:font-weight-asian="normal" style:font-weight-complex="normal"/>
    </style:style>
    <style:style style:name="T397" style:family="text">
      <style:text-properties style:use-window-font-color="true" fo:font-weight="normal" officeooo:rsid="05dd5714" style:font-weight-asian="normal" style:font-weight-complex="normal"/>
    </style:style>
    <style:style style:name="T398" style:family="text">
      <style:text-properties style:use-window-font-color="true" fo:font-weight="normal" officeooo:rsid="05ded91e" style:font-weight-asian="normal" style:font-weight-complex="normal"/>
    </style:style>
    <style:style style:name="T399" style:family="text">
      <style:text-properties style:use-window-font-color="true" fo:font-weight="normal" officeooo:rsid="05df44b0" style:font-weight-asian="normal" style:font-weight-complex="normal"/>
    </style:style>
    <style:style style:name="T400" style:family="text">
      <style:text-properties style:use-window-font-color="true" fo:font-weight="normal" officeooo:rsid="05e031dc" style:font-weight-asian="normal" style:font-weight-complex="normal"/>
    </style:style>
    <style:style style:name="T401" style:family="text">
      <style:text-properties style:use-window-font-color="true" fo:font-weight="normal" officeooo:rsid="05e194fb" style:font-weight-asian="normal" style:font-weight-complex="normal"/>
    </style:style>
    <style:style style:name="T402" style:family="text">
      <style:text-properties style:use-window-font-color="true" fo:font-weight="normal" officeooo:rsid="05e2f50a" style:font-weight-asian="normal" style:font-weight-complex="normal"/>
    </style:style>
    <style:style style:name="T403" style:family="text">
      <style:text-properties style:use-window-font-color="true" fo:font-weight="normal" officeooo:rsid="05e4ec37" style:font-weight-asian="normal" style:font-weight-complex="normal"/>
    </style:style>
    <style:style style:name="T404" style:family="text">
      <style:text-properties style:use-window-font-color="true" fo:font-weight="normal" officeooo:rsid="05e6b2f9" style:font-weight-asian="normal" style:font-weight-complex="normal"/>
    </style:style>
    <style:style style:name="T405" style:family="text">
      <style:text-properties style:use-window-font-color="true" fo:font-weight="normal" officeooo:rsid="05e6c39f" style:font-weight-asian="normal" style:font-weight-complex="normal"/>
    </style:style>
    <style:style style:name="T406" style:family="text">
      <style:text-properties style:use-window-font-color="true" fo:font-weight="normal" officeooo:rsid="05e6eba5" style:font-weight-asian="normal" style:font-weight-complex="normal"/>
    </style:style>
    <style:style style:name="T407" style:family="text">
      <style:text-properties style:use-window-font-color="true" fo:font-weight="normal" officeooo:rsid="05e8b3c8" style:font-weight-asian="normal" style:font-weight-complex="normal"/>
    </style:style>
    <style:style style:name="T408" style:family="text">
      <style:text-properties style:use-window-font-color="true" fo:font-weight="normal" officeooo:rsid="05ea4fca" style:font-weight-asian="normal" style:font-weight-complex="normal"/>
    </style:style>
    <style:style style:name="T409" style:family="text">
      <style:text-properties style:use-window-font-color="true" fo:font-weight="normal" officeooo:rsid="05ee98a2" style:font-weight-asian="normal" style:font-weight-complex="normal"/>
    </style:style>
    <style:style style:name="T410" style:family="text">
      <style:text-properties style:use-window-font-color="true" fo:font-weight="normal" officeooo:rsid="05f15243" style:font-weight-asian="normal" style:font-weight-complex="normal"/>
    </style:style>
    <style:style style:name="T411" style:family="text">
      <style:text-properties style:use-window-font-color="true" fo:font-weight="normal" officeooo:rsid="05f22ad7" style:font-weight-asian="normal" style:font-weight-complex="normal"/>
    </style:style>
    <style:style style:name="T412" style:family="text">
      <style:text-properties style:use-window-font-color="true" fo:font-weight="normal" officeooo:rsid="05f2ad83" style:font-weight-asian="normal" style:font-weight-complex="normal"/>
    </style:style>
    <style:style style:name="T413" style:family="text">
      <style:text-properties style:use-window-font-color="true" fo:font-weight="normal" officeooo:rsid="05f385c8" style:font-weight-asian="normal" style:font-weight-complex="normal"/>
    </style:style>
    <style:style style:name="T414" style:family="text">
      <style:text-properties style:use-window-font-color="true" fo:font-weight="normal" officeooo:rsid="05f49de9" style:font-weight-asian="normal" style:font-weight-complex="normal"/>
    </style:style>
    <style:style style:name="T415" style:family="text">
      <style:text-properties style:use-window-font-color="true" fo:font-weight="normal" officeooo:rsid="05f4de04" style:font-weight-asian="normal" style:font-weight-complex="normal"/>
    </style:style>
    <style:style style:name="T416" style:family="text">
      <style:text-properties style:use-window-font-color="true" fo:font-weight="normal" officeooo:rsid="05f606f6" style:font-weight-asian="normal" style:font-weight-complex="normal"/>
    </style:style>
    <style:style style:name="T417" style:family="text">
      <style:text-properties style:use-window-font-color="true" fo:font-weight="normal" officeooo:rsid="05f70d71" style:font-weight-asian="normal" style:font-weight-complex="normal"/>
    </style:style>
    <style:style style:name="T418" style:family="text">
      <style:text-properties style:use-window-font-color="true" fo:font-weight="normal" officeooo:rsid="05f8e686" style:font-weight-asian="normal" style:font-weight-complex="normal"/>
    </style:style>
    <style:style style:name="T419" style:family="text">
      <style:text-properties style:use-window-font-color="true" fo:font-weight="normal" officeooo:rsid="05f9bc65" style:font-weight-asian="normal" style:font-weight-complex="normal"/>
    </style:style>
    <style:style style:name="T420" style:family="text">
      <style:text-properties style:use-window-font-color="true" fo:font-weight="normal" officeooo:rsid="05fa4106" style:font-weight-asian="normal" style:font-weight-complex="normal"/>
    </style:style>
    <style:style style:name="T421" style:family="text">
      <style:text-properties style:use-window-font-color="true" fo:font-weight="normal" officeooo:rsid="05fa43be" style:font-weight-asian="normal" style:font-weight-complex="normal"/>
    </style:style>
    <style:style style:name="T422" style:family="text">
      <style:text-properties style:use-window-font-color="true" fo:font-weight="normal" officeooo:rsid="05fc2688" style:font-weight-asian="normal" style:font-weight-complex="normal"/>
    </style:style>
    <style:style style:name="T423" style:family="text">
      <style:text-properties style:use-window-font-color="true" fo:font-weight="normal" officeooo:rsid="05fc40fd" style:font-weight-asian="normal" style:font-weight-complex="normal"/>
    </style:style>
    <style:style style:name="T424" style:family="text">
      <style:text-properties style:use-window-font-color="true" fo:font-weight="normal" officeooo:rsid="05fc5236" style:font-weight-asian="normal" style:font-weight-complex="normal"/>
    </style:style>
    <style:style style:name="T425" style:family="text">
      <style:text-properties style:use-window-font-color="true" fo:font-weight="normal" officeooo:rsid="05ffc77c" style:font-weight-asian="normal" style:font-weight-complex="normal"/>
    </style:style>
    <style:style style:name="T426" style:family="text">
      <style:text-properties style:use-window-font-color="true" fo:font-weight="normal" officeooo:rsid="060168f4" style:font-weight-asian="normal" style:font-weight-complex="normal"/>
    </style:style>
    <style:style style:name="T427" style:family="text">
      <style:text-properties style:use-window-font-color="true" fo:font-weight="normal" officeooo:rsid="0601bfde" style:font-weight-asian="normal" style:font-weight-complex="normal"/>
    </style:style>
    <style:style style:name="T428" style:family="text">
      <style:text-properties style:use-window-font-color="true" fo:font-weight="normal" officeooo:rsid="0602742d" style:font-weight-asian="normal" style:font-weight-complex="normal"/>
    </style:style>
    <style:style style:name="T429" style:family="text">
      <style:text-properties style:use-window-font-color="true" fo:font-weight="normal" officeooo:rsid="06038ae1" style:font-weight-asian="normal" style:font-weight-complex="normal"/>
    </style:style>
    <style:style style:name="T430" style:family="text">
      <style:text-properties style:use-window-font-color="true" fo:font-weight="normal" officeooo:rsid="06053986" style:font-weight-asian="normal" style:font-weight-complex="normal"/>
    </style:style>
    <style:style style:name="T431" style:family="text">
      <style:text-properties style:use-window-font-color="true" fo:font-weight="normal" officeooo:rsid="06070a95" style:font-weight-asian="normal" style:font-weight-complex="normal"/>
    </style:style>
    <style:style style:name="T432" style:family="text">
      <style:text-properties style:use-window-font-color="true" fo:font-weight="normal" officeooo:rsid="060aed3c" style:font-weight-asian="normal" style:font-weight-complex="normal"/>
    </style:style>
    <style:style style:name="T433" style:family="text">
      <style:text-properties style:use-window-font-color="true" fo:font-weight="normal" officeooo:rsid="060af27b" style:font-weight-asian="normal" style:font-weight-complex="normal"/>
    </style:style>
    <style:style style:name="T434" style:family="text">
      <style:text-properties style:use-window-font-color="true" fo:font-weight="normal" officeooo:rsid="060ceb05" style:font-weight-asian="normal" style:font-weight-complex="normal"/>
    </style:style>
    <style:style style:name="T435" style:family="text">
      <style:text-properties style:use-window-font-color="true" fo:font-weight="normal" officeooo:rsid="060e40cc" style:font-weight-asian="normal" style:font-weight-complex="normal"/>
    </style:style>
    <style:style style:name="T436" style:family="text">
      <style:text-properties style:use-window-font-color="true" fo:font-weight="normal" officeooo:rsid="060f047f" style:font-weight-asian="normal" style:font-weight-complex="normal"/>
    </style:style>
    <style:style style:name="T437" style:family="text">
      <style:text-properties style:use-window-font-color="true" fo:font-weight="normal" officeooo:rsid="06107fd3" style:font-weight-asian="normal" style:font-weight-complex="normal"/>
    </style:style>
    <style:style style:name="T438" style:family="text">
      <style:text-properties style:use-window-font-color="true" fo:font-weight="normal" officeooo:rsid="0611d52b" style:font-weight-asian="normal" style:font-weight-complex="normal"/>
    </style:style>
    <style:style style:name="T439" style:family="text">
      <style:text-properties style:use-window-font-color="true" fo:font-weight="normal" officeooo:rsid="06122827" style:font-weight-asian="normal" style:font-weight-complex="normal"/>
    </style:style>
    <style:style style:name="T440" style:family="text">
      <style:text-properties style:use-window-font-color="true" fo:font-weight="normal" officeooo:rsid="06140435" style:font-weight-asian="normal" style:font-weight-complex="normal"/>
    </style:style>
    <style:style style:name="T441" style:family="text">
      <style:text-properties style:use-window-font-color="true" fo:font-weight="normal" officeooo:rsid="0618f3ef" style:font-weight-asian="normal" style:font-weight-complex="normal"/>
    </style:style>
    <style:style style:name="T442" style:family="text">
      <style:text-properties style:use-window-font-color="true" fo:font-weight="normal" officeooo:rsid="061a1241" style:font-weight-asian="normal" style:font-weight-complex="normal"/>
    </style:style>
    <style:style style:name="T443" style:family="text">
      <style:text-properties style:use-window-font-color="true" fo:font-weight="normal" officeooo:rsid="061be6c5" style:font-weight-asian="normal" style:font-weight-complex="normal"/>
    </style:style>
    <style:style style:name="T444" style:family="text">
      <style:text-properties style:use-window-font-color="true" fo:font-weight="normal" officeooo:rsid="06208db5" style:font-weight-asian="normal" style:font-weight-complex="normal"/>
    </style:style>
    <style:style style:name="T445" style:family="text">
      <style:text-properties style:use-window-font-color="true" fo:font-weight="normal" officeooo:rsid="06217e46" style:font-weight-asian="normal" style:font-weight-complex="normal"/>
    </style:style>
    <style:style style:name="T446" style:family="text">
      <style:text-properties style:use-window-font-color="true" fo:font-weight="normal" officeooo:rsid="0623522b" style:font-weight-asian="normal" style:font-weight-complex="normal"/>
    </style:style>
    <style:style style:name="T447" style:family="text">
      <style:text-properties style:use-window-font-color="true" fo:font-weight="normal" officeooo:rsid="06256a4d" style:font-weight-asian="normal" style:font-weight-complex="normal"/>
    </style:style>
    <style:style style:name="T448" style:family="text">
      <style:text-properties style:use-window-font-color="true" fo:font-weight="normal" officeooo:rsid="0625e7d4" style:font-weight-asian="normal" style:font-weight-complex="normal"/>
    </style:style>
    <style:style style:name="T449" style:family="text">
      <style:text-properties style:use-window-font-color="true" fo:font-weight="normal" officeooo:rsid="0626cdb1" style:font-weight-asian="normal" style:font-weight-complex="normal"/>
    </style:style>
    <style:style style:name="T450" style:family="text">
      <style:text-properties style:use-window-font-color="true" fo:font-weight="normal" officeooo:rsid="062814cb" style:font-weight-asian="normal" style:font-weight-complex="normal"/>
    </style:style>
    <style:style style:name="T451" style:family="text">
      <style:text-properties style:use-window-font-color="true" fo:font-weight="normal" officeooo:rsid="06284364" style:font-weight-asian="normal" style:font-weight-complex="normal"/>
    </style:style>
    <style:style style:name="T452" style:family="text">
      <style:text-properties style:use-window-font-color="true" fo:font-weight="normal" officeooo:rsid="062a2d95" style:font-weight-asian="normal" style:font-weight-complex="normal"/>
    </style:style>
    <style:style style:name="T453" style:family="text">
      <style:text-properties style:use-window-font-color="true" fo:font-weight="normal" officeooo:rsid="062b9646" style:font-weight-asian="normal" style:font-weight-complex="normal"/>
    </style:style>
    <style:style style:name="T454" style:family="text">
      <style:text-properties style:use-window-font-color="true" fo:font-weight="normal" officeooo:rsid="062da1c5" style:font-weight-asian="normal" style:font-weight-complex="normal"/>
    </style:style>
    <style:style style:name="T455" style:family="text">
      <style:text-properties style:use-window-font-color="true" fo:font-weight="normal" officeooo:rsid="062eb4e0" style:font-weight-asian="normal" style:font-weight-complex="normal"/>
    </style:style>
    <style:style style:name="T456" style:family="text">
      <style:text-properties style:use-window-font-color="true" fo:font-weight="normal" officeooo:rsid="062f857a" style:font-weight-asian="normal" style:font-weight-complex="normal"/>
    </style:style>
    <style:style style:name="T457" style:family="text">
      <style:text-properties style:use-window-font-color="true" fo:font-weight="normal" officeooo:rsid="0631e3f7" style:font-weight-asian="normal" style:font-weight-complex="normal"/>
    </style:style>
    <style:style style:name="T458" style:family="text">
      <style:text-properties style:use-window-font-color="true" fo:font-weight="normal" officeooo:rsid="06327a76" style:font-weight-asian="normal" style:font-weight-complex="normal"/>
    </style:style>
    <style:style style:name="T459" style:family="text">
      <style:text-properties style:use-window-font-color="true" fo:font-weight="normal" officeooo:rsid="0635d09a" style:font-weight-asian="normal" style:font-weight-complex="normal"/>
    </style:style>
    <style:style style:name="T460" style:family="text">
      <style:text-properties style:use-window-font-color="true" fo:font-weight="normal" officeooo:rsid="0637b036" style:font-weight-asian="normal" style:font-weight-complex="normal"/>
    </style:style>
    <style:style style:name="T461" style:family="text">
      <style:text-properties style:use-window-font-color="true" fo:font-weight="normal" officeooo:rsid="0638ec87" style:font-weight-asian="normal" style:font-weight-complex="normal"/>
    </style:style>
    <style:style style:name="T462" style:family="text">
      <style:text-properties style:use-window-font-color="true" fo:font-weight="normal" officeooo:rsid="063ac5ee" style:font-weight-asian="normal" style:font-weight-complex="normal"/>
    </style:style>
    <style:style style:name="T463" style:family="text">
      <style:text-properties style:use-window-font-color="true" fo:font-weight="normal" officeooo:rsid="063c966a" style:font-weight-asian="normal" style:font-weight-complex="normal"/>
    </style:style>
    <style:style style:name="T464" style:family="text">
      <style:text-properties style:use-window-font-color="true" fo:font-weight="normal" officeooo:rsid="0641c67a" style:font-weight-asian="normal" style:font-weight-complex="normal"/>
    </style:style>
    <style:style style:name="T465" style:family="text">
      <style:text-properties style:use-window-font-color="true" fo:font-weight="normal" officeooo:rsid="0643befb" style:font-weight-asian="normal" style:font-weight-complex="normal"/>
    </style:style>
    <style:style style:name="T466" style:family="text">
      <style:text-properties style:use-window-font-color="true" fo:font-weight="normal" officeooo:rsid="064543bb" style:font-weight-asian="normal" style:font-weight-complex="normal"/>
    </style:style>
    <style:style style:name="T467" style:family="text">
      <style:text-properties style:use-window-font-color="true" fo:font-weight="normal" officeooo:rsid="06470f95" style:font-weight-asian="normal" style:font-weight-complex="normal"/>
    </style:style>
    <style:style style:name="T468" style:family="text">
      <style:text-properties style:use-window-font-color="true" fo:font-weight="normal" officeooo:rsid="0647e8f0" style:font-weight-asian="normal" style:font-weight-complex="normal"/>
    </style:style>
    <style:style style:name="T469" style:family="text">
      <style:text-properties style:use-window-font-color="true" fo:font-weight="normal" officeooo:rsid="06483911" style:font-weight-asian="normal" style:font-weight-complex="normal"/>
    </style:style>
    <style:style style:name="T470" style:family="text">
      <style:text-properties style:use-window-font-color="true" fo:font-weight="normal" officeooo:rsid="064934f3" style:font-weight-asian="normal" style:font-weight-complex="normal"/>
    </style:style>
    <style:style style:name="T471" style:family="text">
      <style:text-properties style:use-window-font-color="true" fo:font-weight="normal" officeooo:rsid="0649e6ac" style:font-weight-asian="normal" style:font-weight-complex="normal"/>
    </style:style>
    <style:style style:name="T472" style:family="text">
      <style:text-properties style:use-window-font-color="true" fo:font-weight="normal" officeooo:rsid="064b1575" style:font-weight-asian="normal" style:font-weight-complex="normal"/>
    </style:style>
    <style:style style:name="T473" style:family="text">
      <style:text-properties style:use-window-font-color="true" fo:font-weight="normal" officeooo:rsid="064b9ff2" style:font-weight-asian="normal" style:font-weight-complex="normal"/>
    </style:style>
    <style:style style:name="T474" style:family="text">
      <style:text-properties style:use-window-font-color="true" fo:font-weight="normal" officeooo:rsid="064dcd38" style:font-weight-asian="normal" style:font-weight-complex="normal"/>
    </style:style>
    <style:style style:name="T475" style:family="text">
      <style:text-properties style:use-window-font-color="true" fo:font-weight="normal" officeooo:rsid="065035ce" style:font-weight-asian="normal" style:font-weight-complex="normal"/>
    </style:style>
    <style:style style:name="T476" style:family="text">
      <style:text-properties style:use-window-font-color="true" fo:font-weight="normal" officeooo:rsid="06522f99" style:font-weight-asian="normal" style:font-weight-complex="normal"/>
    </style:style>
    <style:style style:name="T477" style:family="text">
      <style:text-properties style:use-window-font-color="true" fo:font-weight="normal" officeooo:rsid="0653437a" style:font-weight-asian="normal" style:font-weight-complex="normal"/>
    </style:style>
    <style:style style:name="T478" style:family="text">
      <style:text-properties style:use-window-font-color="true" fo:font-weight="normal" officeooo:rsid="06571e9e" style:font-weight-asian="normal" style:font-weight-complex="normal"/>
    </style:style>
    <style:style style:name="T479" style:family="text">
      <style:text-properties style:use-window-font-color="true" fo:font-weight="normal" officeooo:rsid="0658cf0a" style:font-weight-asian="normal" style:font-weight-complex="normal"/>
    </style:style>
    <style:style style:name="T480" style:family="text">
      <style:text-properties style:use-window-font-color="true" fo:font-weight="normal" officeooo:rsid="0665665a" style:font-weight-asian="normal" style:font-weight-complex="normal"/>
    </style:style>
    <style:style style:name="T481" style:family="text">
      <style:text-properties style:use-window-font-color="true" fo:font-weight="normal" officeooo:rsid="066a05a4" style:font-weight-asian="normal" style:font-weight-complex="normal"/>
    </style:style>
    <style:style style:name="T482" style:family="text">
      <style:text-properties style:use-window-font-color="true" fo:font-weight="normal" officeooo:rsid="066b9c65" style:font-weight-asian="normal" style:font-weight-complex="normal"/>
    </style:style>
    <style:style style:name="T483" style:family="text">
      <style:text-properties style:use-window-font-color="true" fo:font-weight="normal" officeooo:rsid="066cbadc" style:font-weight-asian="normal" style:font-weight-complex="normal"/>
    </style:style>
    <style:style style:name="T484" style:family="text">
      <style:text-properties style:use-window-font-color="true" fo:font-weight="normal" officeooo:rsid="066e2481" style:font-weight-asian="normal" style:font-weight-complex="normal"/>
    </style:style>
    <style:style style:name="T485" style:family="text">
      <style:text-properties style:use-window-font-color="true" fo:font-weight="normal" officeooo:rsid="067a75a1" style:font-weight-asian="normal" style:font-weight-complex="normal"/>
    </style:style>
    <style:style style:name="T486" style:family="text">
      <style:text-properties style:use-window-font-color="true" fo:font-weight="normal" officeooo:rsid="067b7e52" style:font-weight-asian="normal" style:font-weight-complex="normal"/>
    </style:style>
    <style:style style:name="T487" style:family="text">
      <style:text-properties style:use-window-font-color="true" fo:font-weight="normal" officeooo:rsid="067cbf33" style:font-weight-asian="normal" style:font-weight-complex="normal"/>
    </style:style>
    <style:style style:name="T488" style:family="text">
      <style:text-properties style:use-window-font-color="true" fo:font-weight="normal" officeooo:rsid="067dd894" style:font-weight-asian="normal" style:font-weight-complex="normal"/>
    </style:style>
    <style:style style:name="T489" style:family="text">
      <style:text-properties style:use-window-font-color="true" fo:font-weight="normal" officeooo:rsid="067f6f4a" style:font-weight-asian="normal" style:font-weight-complex="normal"/>
    </style:style>
    <style:style style:name="T490" style:family="text">
      <style:text-properties style:use-window-font-color="true" fo:font-weight="normal" officeooo:rsid="06814d26" style:font-weight-asian="normal" style:font-weight-complex="normal"/>
    </style:style>
    <style:style style:name="T491" style:family="text">
      <style:text-properties style:use-window-font-color="true" fo:font-weight="normal" officeooo:rsid="0683071d" style:font-weight-asian="normal" style:font-weight-complex="normal"/>
    </style:style>
    <style:style style:name="T492" style:family="text">
      <style:text-properties style:use-window-font-color="true" fo:font-weight="normal" officeooo:rsid="0683da3b" style:font-weight-asian="normal" style:font-weight-complex="normal"/>
    </style:style>
    <style:style style:name="T493" style:family="text">
      <style:text-properties style:use-window-font-color="true" fo:font-weight="normal" officeooo:rsid="0683ede9" style:font-weight-asian="normal" style:font-weight-complex="normal"/>
    </style:style>
    <style:style style:name="T494" style:family="text">
      <style:text-properties style:use-window-font-color="true" fo:font-weight="normal" officeooo:rsid="06847c4a" style:font-weight-asian="normal" style:font-weight-complex="normal"/>
    </style:style>
    <style:style style:name="T495" style:family="text">
      <style:text-properties style:use-window-font-color="true" fo:font-weight="normal" officeooo:rsid="06865a7a" style:font-weight-asian="normal" style:font-weight-complex="normal"/>
    </style:style>
    <style:style style:name="T496" style:family="text">
      <style:text-properties style:use-window-font-color="true" fo:font-weight="normal" officeooo:rsid="0687e6a3" style:font-weight-asian="normal" style:font-weight-complex="normal"/>
    </style:style>
    <style:style style:name="T497" style:family="text">
      <style:text-properties style:use-window-font-color="true" fo:font-weight="normal" officeooo:rsid="0689e54d" style:font-weight-asian="normal" style:font-weight-complex="normal"/>
    </style:style>
    <style:style style:name="T498" style:family="text">
      <style:text-properties style:use-window-font-color="true" fo:font-weight="normal" officeooo:rsid="068b4888" style:font-weight-asian="normal" style:font-weight-complex="normal"/>
    </style:style>
    <style:style style:name="T499" style:family="text">
      <style:text-properties style:use-window-font-color="true" fo:font-weight="normal" officeooo:rsid="068cb497" style:font-weight-asian="normal" style:font-weight-complex="normal"/>
    </style:style>
    <style:style style:name="T500" style:family="text">
      <style:text-properties style:use-window-font-color="true" fo:font-weight="normal" officeooo:rsid="068e232b" style:font-weight-asian="normal" style:font-weight-complex="normal"/>
    </style:style>
    <style:style style:name="T501" style:family="text">
      <style:text-properties style:use-window-font-color="true" fo:font-weight="normal" officeooo:rsid="069afac8" style:font-weight-asian="normal" style:font-weight-complex="normal"/>
    </style:style>
    <style:style style:name="T502" style:family="text">
      <style:text-properties style:use-window-font-color="true" fo:font-style="italic" fo:font-weight="normal" officeooo:rsid="02373b1e" style:font-style-asian="italic" style:font-weight-asian="normal" style:font-style-complex="italic" style:font-weight-complex="normal"/>
    </style:style>
    <style:style style:name="T503" style:family="text">
      <style:text-properties style:use-window-font-color="true" fo:font-style="italic" fo:font-weight="normal" officeooo:rsid="022d0a2e" style:font-style-asian="italic" style:font-weight-asian="normal" style:font-style-complex="italic" style:font-weight-complex="normal"/>
    </style:style>
    <style:style style:name="T504" style:family="text">
      <style:text-properties style:use-window-font-color="true" fo:font-style="italic" fo:font-weight="normal" officeooo:rsid="059e599d" style:font-style-asian="italic" style:font-weight-asian="normal" style:font-style-complex="italic" style:font-weight-complex="normal"/>
    </style:style>
    <style:style style:name="T505" style:family="text">
      <style:text-properties style:use-window-font-color="true" fo:font-style="italic" fo:font-weight="normal" officeooo:rsid="059f5e4b" style:font-style-asian="italic" style:font-weight-asian="normal" style:font-style-complex="italic" style:font-weight-complex="normal"/>
    </style:style>
    <style:style style:name="T506" style:family="text">
      <style:text-properties style:use-window-font-color="true" fo:font-style="italic" fo:font-weight="normal" officeooo:rsid="05a089fa" style:font-style-asian="italic" style:font-weight-asian="normal" style:font-style-complex="italic" style:font-weight-complex="normal"/>
    </style:style>
    <style:style style:name="T507" style:family="text">
      <style:text-properties style:use-window-font-color="true" fo:font-style="italic" fo:font-weight="normal" officeooo:rsid="05a0bbe8" style:font-style-asian="italic" style:font-weight-asian="normal" style:font-style-complex="italic" style:font-weight-complex="normal"/>
    </style:style>
    <style:style style:name="T508" style:family="text">
      <style:text-properties style:use-window-font-color="true" fo:font-style="italic" fo:font-weight="normal" officeooo:rsid="05a7bf18" style:font-style-asian="italic" style:font-weight-asian="normal" style:font-style-complex="italic" style:font-weight-complex="normal"/>
    </style:style>
    <style:style style:name="T509" style:family="text">
      <style:text-properties style:use-window-font-color="true" fo:font-style="italic" fo:font-weight="normal" officeooo:rsid="05a9f9ff" style:font-style-asian="italic" style:font-weight-asian="normal" style:font-style-complex="italic" style:font-weight-complex="normal"/>
    </style:style>
    <style:style style:name="T510" style:family="text">
      <style:text-properties style:use-window-font-color="true" fo:font-style="italic" fo:font-weight="normal" officeooo:rsid="05aa8555" style:font-style-asian="italic" style:font-weight-asian="normal" style:font-style-complex="italic" style:font-weight-complex="normal"/>
    </style:style>
    <style:style style:name="T511" style:family="text">
      <style:text-properties style:use-window-font-color="true" fo:font-style="italic" fo:font-weight="normal" officeooo:rsid="05acf41e" style:font-style-asian="italic" style:font-weight-asian="normal" style:font-style-complex="italic" style:font-weight-complex="normal"/>
    </style:style>
    <style:style style:name="T512" style:family="text">
      <style:text-properties style:use-window-font-color="true" fo:font-style="italic" fo:font-weight="normal" officeooo:rsid="05b5b639" style:font-style-asian="italic" style:font-weight-asian="normal" style:font-style-complex="italic" style:font-weight-complex="normal"/>
    </style:style>
    <style:style style:name="T513" style:family="text">
      <style:text-properties style:use-window-font-color="true" fo:font-style="italic" fo:font-weight="normal" officeooo:rsid="05c2e4c8" style:font-style-asian="italic" style:font-weight-asian="normal" style:font-style-complex="italic" style:font-weight-complex="normal"/>
    </style:style>
    <style:style style:name="T514" style:family="text">
      <style:text-properties style:use-window-font-color="true" fo:font-style="italic" fo:font-weight="normal" officeooo:rsid="05c68e4a" style:font-style-asian="italic" style:font-weight-asian="normal" style:font-style-complex="italic" style:font-weight-complex="normal"/>
    </style:style>
    <style:style style:name="T515" style:family="text">
      <style:text-properties style:use-window-font-color="true" fo:font-style="italic" fo:font-weight="normal" officeooo:rsid="05d3565e" style:font-style-asian="italic" style:font-weight-asian="normal" style:font-style-complex="italic" style:font-weight-complex="normal"/>
    </style:style>
    <style:style style:name="T516" style:family="text">
      <style:text-properties style:use-window-font-color="true" fo:font-style="italic" fo:font-weight="normal" officeooo:rsid="05c87c79" style:font-style-asian="italic" style:font-weight-asian="normal" style:font-style-complex="italic" style:font-weight-complex="normal"/>
    </style:style>
    <style:style style:name="T517" style:family="text">
      <style:text-properties style:use-window-font-color="true" fo:font-style="italic" fo:font-weight="normal" officeooo:rsid="05db9af3" style:font-style-asian="italic" style:font-weight-asian="normal" style:font-style-complex="italic" style:font-weight-complex="normal"/>
    </style:style>
    <style:style style:name="T518" style:family="text">
      <style:text-properties style:use-window-font-color="true" fo:font-style="italic" fo:font-weight="normal" officeooo:rsid="05dbc7d3" style:font-style-asian="italic" style:font-weight-asian="normal" style:font-style-complex="italic" style:font-weight-complex="normal"/>
    </style:style>
    <style:style style:name="T519" style:family="text">
      <style:text-properties style:use-window-font-color="true" fo:font-style="italic" fo:font-weight="normal" officeooo:rsid="05e6b2f9" style:font-style-asian="italic" style:font-weight-asian="normal" style:font-style-complex="italic" style:font-weight-complex="normal"/>
    </style:style>
    <style:style style:name="T520" style:family="text">
      <style:text-properties style:use-window-font-color="true" fo:font-style="italic" fo:font-weight="normal" officeooo:rsid="05e6eba5" style:font-style-asian="italic" style:font-weight-asian="normal" style:font-style-complex="italic" style:font-weight-complex="normal"/>
    </style:style>
    <style:style style:name="T521" style:family="text">
      <style:text-properties style:use-window-font-color="true" fo:font-style="italic" fo:font-weight="normal" officeooo:rsid="05f22ad7" style:font-style-asian="italic" style:font-weight-asian="normal" style:font-style-complex="italic" style:font-weight-complex="normal"/>
    </style:style>
    <style:style style:name="T522" style:family="text">
      <style:text-properties style:use-window-font-color="true" fo:font-style="italic" fo:font-weight="normal" officeooo:rsid="05fa4106" style:font-style-asian="italic" style:font-weight-asian="normal" style:font-style-complex="italic" style:font-weight-complex="normal"/>
    </style:style>
    <style:style style:name="T523" style:family="text">
      <style:text-properties style:use-window-font-color="true" fo:font-style="italic" fo:font-weight="normal" officeooo:rsid="06107fd3" style:font-style-asian="italic" style:font-weight-asian="normal" style:font-style-complex="italic" style:font-weight-complex="normal"/>
    </style:style>
    <style:style style:name="T524" style:family="text">
      <style:text-properties style:use-window-font-color="true" fo:font-style="italic" fo:font-weight="normal" officeooo:rsid="06122827" style:font-style-asian="italic" style:font-weight-asian="normal" style:font-style-complex="italic" style:font-weight-complex="normal"/>
    </style:style>
    <style:style style:name="T525" style:family="text">
      <style:text-properties style:use-window-font-color="true" fo:font-style="italic" fo:font-weight="normal" officeooo:rsid="06123cd9" style:font-style-asian="italic" style:font-weight-asian="normal" style:font-style-complex="italic" style:font-weight-complex="normal"/>
    </style:style>
    <style:style style:name="T526" style:family="text">
      <style:text-properties style:use-window-font-color="true" fo:font-style="italic" fo:font-weight="normal" officeooo:rsid="0641c67a" style:font-style-asian="italic" style:font-weight-asian="normal" style:font-style-complex="italic" style:font-weight-complex="normal"/>
    </style:style>
    <style:style style:name="T527" style:family="text">
      <style:text-properties style:use-window-font-color="true" fo:font-style="italic" fo:font-weight="normal" officeooo:rsid="02394611" style:font-style-asian="italic" style:font-weight-asian="normal" style:font-style-complex="italic" style:font-weight-complex="normal"/>
    </style:style>
    <style:style style:name="T528" style:family="text">
      <style:text-properties style:use-window-font-color="true" fo:font-style="italic" fo:font-weight="normal" officeooo:rsid="061be6c5" style:font-style-asian="italic" style:font-weight-asian="normal" style:font-style-complex="italic" style:font-weight-complex="normal"/>
    </style:style>
    <style:style style:name="T529" style:family="text">
      <style:text-properties style:use-window-font-color="true" fo:font-style="italic" style:text-underline-style="none" fo:font-weight="normal" officeooo:rsid="05f385c8" style:font-style-asian="italic" style:font-weight-asian="normal" style:font-style-complex="italic" style:font-weight-complex="normal"/>
    </style:style>
    <style:style style:name="T530" style:family="text">
      <style:text-properties style:use-window-font-color="true" fo:font-style="italic" style:text-underline-style="none" fo:font-weight="normal" officeooo:rsid="062da1c5" style:font-style-asian="italic" style:font-weight-asian="normal" style:font-style-complex="italic" style:font-weight-complex="normal"/>
    </style:style>
    <style:style style:name="T531" style:family="text">
      <style:text-properties style:use-window-font-color="true" fo:font-style="italic" fo:font-weight="bold" officeooo:rsid="025e4e2e" style:font-style-asian="italic" style:font-weight-asian="bold" style:font-style-complex="italic" style:font-weight-complex="bold"/>
    </style:style>
    <style:style style:name="T532" style:family="text">
      <style:text-properties style:use-window-font-color="true" fo:font-style="italic" fo:font-weight="bold" officeooo:rsid="06217e46" style:font-style-asian="italic" style:font-weight-asian="bold" style:font-style-complex="italic" style:font-weight-complex="bold"/>
    </style:style>
    <style:style style:name="T533" style:family="text">
      <style:text-properties style:use-window-font-color="true" fo:font-style="italic" fo:font-weight="bold" officeooo:rsid="061be6c5" style:font-style-asian="italic" style:font-weight-asian="bold" style:font-style-complex="italic" style:font-weight-complex="bold"/>
    </style:style>
    <style:style style:name="T534" style:family="text">
      <style:text-properties style:use-window-font-color="true" style:font-name="Liberation Serif" officeooo:rsid="02799c62"/>
    </style:style>
    <style:style style:name="T535" style:family="text">
      <style:text-properties style:use-window-font-color="true" style:font-name="Liberation Serif" officeooo:rsid="0401b887"/>
    </style:style>
    <style:style style:name="T536" style:family="text">
      <style:text-properties style:use-window-font-color="true" style:font-name="Liberation Serif" fo:font-style="italic" officeooo:rsid="0401b887" style:font-style-asian="italic" style:font-style-complex="italic"/>
    </style:style>
    <style:style style:name="T537" style:family="text">
      <style:text-properties style:use-window-font-color="true" style:font-name="Liberation Serif" fo:font-style="italic" officeooo:rsid="04044c9b" style:font-style-asian="italic" style:font-style-complex="italic"/>
    </style:style>
    <style:style style:name="T538" style:family="text">
      <style:text-properties style:use-window-font-color="true" style:font-name="Liberation Serif" fo:font-style="italic" officeooo:rsid="0404e662" style:font-style-asian="italic" style:font-style-complex="italic"/>
    </style:style>
    <style:style style:name="T539" style:family="text">
      <style:text-properties style:use-window-font-color="true" style:font-name="Liberation Serif" fo:font-style="italic" officeooo:rsid="04052ad2" style:font-style-asian="italic" style:font-style-complex="italic"/>
    </style:style>
    <style:style style:name="T540" style:family="text">
      <style:text-properties style:use-window-font-color="true" style:font-name="Liberation Serif" fo:font-style="italic" officeooo:rsid="04076c5f" style:font-style-asian="italic" style:font-style-complex="italic"/>
    </style:style>
    <style:style style:name="T541" style:family="text">
      <style:text-properties style:use-window-font-color="true" style:font-name="Liberation Serif" fo:font-style="italic" officeooo:rsid="040d75d1" style:font-style-asian="italic" style:font-style-complex="italic"/>
    </style:style>
    <style:style style:name="T542" style:family="text">
      <style:text-properties style:use-window-font-color="true" style:font-name="Liberation Serif" fo:font-style="italic" officeooo:rsid="040f6583" style:font-style-asian="italic" style:font-style-complex="italic"/>
    </style:style>
    <style:style style:name="T543" style:family="text">
      <style:text-properties style:use-window-font-color="true" style:font-name="Liberation Serif" fo:font-style="italic" officeooo:rsid="04103c17" style:font-style-asian="italic" style:font-style-complex="italic"/>
    </style:style>
    <style:style style:name="T544" style:family="text">
      <style:text-properties style:use-window-font-color="true" style:font-name="Liberation Serif" officeooo:rsid="04026a00"/>
    </style:style>
    <style:style style:name="T545" style:family="text">
      <style:text-properties style:use-window-font-color="true" style:font-name="Liberation Serif" officeooo:rsid="04044c9b"/>
    </style:style>
    <style:style style:name="T546" style:family="text">
      <style:text-properties style:use-window-font-color="true" style:font-name="Liberation Serif" officeooo:rsid="0404e662"/>
    </style:style>
    <style:style style:name="T547" style:family="text">
      <style:text-properties style:use-window-font-color="true" style:font-name="Liberation Serif" officeooo:rsid="04052ad2"/>
    </style:style>
    <style:style style:name="T548" style:family="text">
      <style:text-properties style:use-window-font-color="true" style:font-name="Liberation Serif" officeooo:rsid="04057d5e"/>
    </style:style>
    <style:style style:name="T549" style:family="text">
      <style:text-properties style:use-window-font-color="true" style:font-name="Liberation Serif" officeooo:rsid="04076c5f"/>
    </style:style>
    <style:style style:name="T550" style:family="text">
      <style:text-properties style:use-window-font-color="true" style:font-name="Liberation Serif" officeooo:rsid="040922dd"/>
    </style:style>
    <style:style style:name="T551" style:family="text">
      <style:text-properties style:use-window-font-color="true" style:font-name="Liberation Serif" officeooo:rsid="040a7cf0"/>
    </style:style>
    <style:style style:name="T552" style:family="text">
      <style:text-properties style:use-window-font-color="true" style:font-name="Liberation Serif" officeooo:rsid="040c0303"/>
    </style:style>
    <style:style style:name="T553" style:family="text">
      <style:text-properties style:use-window-font-color="true" style:font-name="Liberation Serif" officeooo:rsid="040d75d1"/>
    </style:style>
    <style:style style:name="T554" style:family="text">
      <style:text-properties style:use-window-font-color="true" style:font-name="Liberation Serif" officeooo:rsid="040f6583"/>
    </style:style>
    <style:style style:name="T555" style:family="text">
      <style:text-properties style:use-window-font-color="true" style:font-name="Liberation Serif" officeooo:rsid="04103c17"/>
    </style:style>
    <style:style style:name="T556" style:family="text">
      <style:text-properties style:use-window-font-color="true" style:font-name="Liberation Serif" officeooo:rsid="041612d9"/>
    </style:style>
    <style:style style:name="T557" style:family="text">
      <style:text-properties style:use-window-font-color="true" style:font-name="Liberation Serif" officeooo:rsid="041997c7"/>
    </style:style>
    <style:style style:name="T558" style:family="text">
      <style:text-properties style:use-window-font-color="true" style:font-name="Liberation Serif" officeooo:rsid="0480df33"/>
    </style:style>
    <style:style style:name="T559" style:family="text">
      <style:text-properties style:use-window-font-color="true" style:font-name="Liberation Serif" officeooo:rsid="04813197"/>
    </style:style>
    <style:style style:name="T560" style:family="text">
      <style:text-properties style:use-window-font-color="true" style:font-name="Liberation Serif" officeooo:rsid="04820e72"/>
    </style:style>
    <style:style style:name="T561" style:family="text">
      <style:text-properties style:use-window-font-color="true" style:font-name="Liberation Serif" officeooo:rsid="06a3825a"/>
    </style:style>
    <style:style style:name="T562" style:family="text">
      <style:text-properties style:use-window-font-color="true" style:font-name="Liberation Sans" fo:font-weight="normal" officeooo:rsid="014a397d" style:font-weight-asian="normal" style:font-weight-complex="normal"/>
    </style:style>
    <style:style style:name="T563" style:family="text">
      <style:text-properties style:use-window-font-color="true" style:font-name="Liberation Sans" fo:font-weight="normal" officeooo:rsid="056c609f" style:font-weight-asian="normal" style:font-weight-complex="normal"/>
    </style:style>
    <style:style style:name="T564" style:family="text">
      <style:text-properties style:use-window-font-color="true" style:font-name="Liberation Sans" fo:font-weight="normal" officeooo:rsid="056f660b" style:font-weight-asian="normal" style:font-weight-complex="normal"/>
    </style:style>
    <style:style style:name="T565" style:family="text">
      <style:text-properties style:use-window-font-color="true" style:font-name="Liberation Sans" fo:font-weight="normal" officeooo:rsid="05738d25" style:font-weight-asian="normal" style:font-weight-complex="normal"/>
    </style:style>
    <style:style style:name="T566" style:family="text">
      <style:text-properties style:use-window-font-color="true" fo:font-style="normal" fo:font-weight="normal" officeooo:rsid="059f5e4b" style:font-style-asian="normal" style:font-weight-asian="normal" style:font-style-complex="normal" style:font-weight-complex="normal"/>
    </style:style>
    <style:style style:name="T567" style:family="text">
      <style:text-properties style:use-window-font-color="true" fo:font-style="normal" fo:font-weight="normal" officeooo:rsid="05a0bbe8" style:font-style-asian="normal" style:font-weight-asian="normal" style:font-style-complex="normal" style:font-weight-complex="normal"/>
    </style:style>
    <style:style style:name="T568" style:family="text">
      <style:text-properties style:use-window-font-color="true" fo:font-style="normal" fo:font-weight="normal" officeooo:rsid="06122827" style:font-style-asian="normal" style:font-weight-asian="normal" style:font-style-complex="normal" style:font-weight-complex="normal"/>
    </style:style>
    <style:style style:name="T569" style:family="text">
      <style:text-properties style:use-window-font-color="true" fo:font-style="normal" fo:font-weight="normal" officeooo:rsid="06123cd9" style:font-style-asian="normal" style:font-weight-asian="normal" style:font-style-complex="normal" style:font-weight-complex="normal"/>
    </style:style>
    <style:style style:name="T570" style:family="text">
      <style:text-properties style:use-window-font-color="true" fo:font-style="normal" fo:font-weight="normal" officeooo:rsid="06143439" style:font-style-asian="normal" style:font-weight-asian="normal" style:font-style-complex="normal" style:font-weight-complex="normal"/>
    </style:style>
    <style:style style:name="T571" style:family="text">
      <style:text-properties style:use-window-font-color="true" fo:font-style="normal" fo:font-weight="normal" officeooo:rsid="0616db34" style:font-style-asian="normal" style:font-weight-asian="normal" style:font-style-complex="normal" style:font-weight-complex="normal"/>
    </style:style>
    <style:style style:name="T572" style:family="text">
      <style:text-properties style:use-window-font-color="true" fo:font-style="normal" fo:font-weight="normal" officeooo:rsid="062f857a" style:font-style-asian="normal" style:font-weight-asian="normal" style:font-style-complex="normal" style:font-weight-complex="normal"/>
    </style:style>
    <style:style style:name="T573" style:family="text">
      <style:text-properties style:use-window-font-color="true" fo:font-style="normal" fo:font-weight="normal" officeooo:rsid="0641c67a" style:font-style-asian="normal" style:font-weight-asian="normal" style:font-style-complex="normal" style:font-weight-complex="normal"/>
    </style:style>
    <style:style style:name="T574" style:family="text">
      <style:text-properties style:use-window-font-color="true" fo:font-style="normal" fo:font-weight="normal" officeooo:rsid="0678df5f" style:font-style-asian="normal" style:font-weight-asian="normal" style:font-style-complex="normal" style:font-weight-complex="normal"/>
    </style:style>
    <style:style style:name="T575" style:family="text">
      <style:text-properties style:use-window-font-color="true" style:text-position="super 58%" fo:font-style="italic" fo:font-weight="normal" officeooo:rsid="05f606f6" style:font-style-asian="italic" style:font-weight-asian="normal" style:font-style-complex="italic" style:font-weight-complex="normal"/>
    </style:style>
    <style:style style:name="T576" style:family="text">
      <style:text-properties style:use-window-font-color="true" style:text-position="super 58%" fo:font-style="italic" fo:font-weight="normal" officeooo:rsid="061be6c5" style:font-style-asian="italic" style:font-weight-asian="normal" style:font-style-complex="italic" style:font-weight-complex="normal"/>
    </style:style>
    <style:style style:name="T577" style:family="text">
      <style:text-properties officeooo:rsid="01784ebd"/>
    </style:style>
    <style:style style:name="T578" style:family="text">
      <style:text-properties fo:font-size="12pt" officeooo:rsid="00797e08" style:font-size-asian="12pt" style:font-size-complex="12pt"/>
    </style:style>
    <style:style style:name="T579" style:family="text">
      <style:text-properties fo:font-size="12pt" officeooo:rsid="03118f2f" style:font-size-asian="12pt" style:font-size-complex="12pt"/>
    </style:style>
    <style:style style:name="T580" style:family="text">
      <style:text-properties fo:font-size="12pt" officeooo:rsid="03db61f6" style:font-size-asian="12pt" style:font-size-complex="12pt"/>
    </style:style>
    <style:style style:name="T581" style:family="text">
      <style:text-properties fo:font-size="12pt" officeooo:rsid="03dc8062" style:font-size-asian="12pt" style:font-size-complex="12pt"/>
    </style:style>
    <style:style style:name="T582" style:family="text">
      <style:text-properties fo:font-size="12pt" officeooo:rsid="03de04ec" style:font-size-asian="12pt" style:font-size-complex="12pt"/>
    </style:style>
    <style:style style:name="T583" style:family="text">
      <style:text-properties fo:font-size="12pt" officeooo:rsid="03de663d" style:font-size-asian="12pt" style:font-size-complex="12pt"/>
    </style:style>
    <style:style style:name="T584" style:family="text">
      <style:text-properties fo:font-size="12pt" officeooo:rsid="03deeb2e" style:font-size-asian="12pt" style:font-size-complex="12pt"/>
    </style:style>
    <style:style style:name="T585" style:family="text">
      <style:text-properties fo:font-size="12pt" officeooo:rsid="03e07579" style:font-size-asian="12pt" style:font-size-complex="12pt"/>
    </style:style>
    <style:style style:name="T586" style:family="text">
      <style:text-properties fo:font-size="12pt" officeooo:rsid="03e10153" style:font-size-asian="12pt" style:font-size-complex="12pt"/>
    </style:style>
    <style:style style:name="T587" style:family="text">
      <style:text-properties fo:font-size="12pt" officeooo:rsid="03e1d157" style:font-size-asian="12pt" style:font-size-complex="12pt"/>
    </style:style>
    <style:style style:name="T588" style:family="text">
      <style:text-properties fo:font-size="12pt" officeooo:rsid="03e2f2f4" style:font-size-asian="12pt" style:font-size-complex="12pt"/>
    </style:style>
    <style:style style:name="T589" style:family="text">
      <style:text-properties fo:font-size="12pt" officeooo:rsid="03e44dab" style:font-size-asian="12pt" style:font-size-complex="12pt"/>
    </style:style>
    <style:style style:name="T590" style:family="text">
      <style:text-properties fo:font-size="12pt" officeooo:rsid="03e785e7" style:font-size-asian="12pt" style:font-size-complex="12pt"/>
    </style:style>
    <style:style style:name="T591" style:family="text">
      <style:text-properties fo:font-size="12pt" officeooo:rsid="03e88aef" style:font-size-asian="12pt" style:font-size-complex="12pt"/>
    </style:style>
    <style:style style:name="T592" style:family="text">
      <style:text-properties fo:font-size="12pt" officeooo:rsid="03ea3bc0" style:font-size-asian="12pt" style:font-size-complex="12pt"/>
    </style:style>
    <style:style style:name="T593" style:family="text">
      <style:text-properties fo:font-size="12pt" officeooo:rsid="03ebf076" style:font-size-asian="12pt" style:font-size-complex="12pt"/>
    </style:style>
    <style:style style:name="T594" style:family="text">
      <style:text-properties fo:font-size="12pt" officeooo:rsid="03ec48bf" style:font-size-asian="12pt" style:font-size-complex="12pt"/>
    </style:style>
    <style:style style:name="T595" style:family="text">
      <style:text-properties fo:font-size="12pt" officeooo:rsid="03f62204" style:font-size-asian="12pt" style:font-size-complex="12pt"/>
    </style:style>
    <style:style style:name="T596" style:family="text">
      <style:text-properties fo:font-size="12pt" officeooo:rsid="03f7f98e" style:font-size-asian="12pt" style:font-size-complex="12pt"/>
    </style:style>
    <style:style style:name="T597" style:family="text">
      <style:text-properties fo:font-size="12pt" officeooo:rsid="03fc9560" style:font-size-asian="12pt" style:font-size-complex="12pt"/>
    </style:style>
    <style:style style:name="T598" style:family="text">
      <style:text-properties fo:font-size="12pt" fo:font-style="italic" officeooo:rsid="03de04ec" style:font-size-asian="12pt" style:font-style-asian="italic" style:font-size-complex="12pt" style:font-style-complex="italic"/>
    </style:style>
    <style:style style:name="T599" style:family="text">
      <style:text-properties fo:font-size="12pt" fo:font-style="italic" officeooo:rsid="03deeb2e" style:font-size-asian="12pt" style:font-style-asian="italic" style:font-size-complex="12pt" style:font-style-complex="italic"/>
    </style:style>
    <style:style style:name="T600" style:family="text">
      <style:text-properties fo:font-size="12pt" fo:font-style="italic" officeooo:rsid="03ea3bc0" style:font-size-asian="12pt" style:font-style-asian="italic" style:font-size-complex="12pt" style:font-style-complex="italic"/>
    </style:style>
    <style:style style:name="T601" style:family="text">
      <style:text-properties fo:font-size="12pt" fo:font-style="italic" officeooo:rsid="03f7f98e" style:font-size-asian="12pt" style:font-style-asian="italic" style:font-size-complex="12pt" style:font-style-complex="italic"/>
    </style:style>
    <style:style style:name="T602" style:family="text">
      <style:text-properties fo:font-size="12pt" fo:font-style="italic" fo:font-weight="bold" officeooo:rsid="03ec48bf" style:font-size-asian="12pt" style:font-style-asian="italic" style:font-weight-asian="bold" style:font-size-complex="12pt" style:font-style-complex="italic" style:font-weight-complex="bold"/>
    </style:style>
    <style:style style:name="T603" style:family="text">
      <style:text-properties fo:font-size="12pt" fo:font-weight="bold" officeooo:rsid="03e1d157" style:font-size-asian="12pt" style:font-weight-asian="bold" style:font-size-complex="12pt" style:font-weight-complex="bold"/>
    </style:style>
    <style:style style:name="T604" style:family="text">
      <style:text-properties fo:color="#999999" officeooo:rsid="023fd05b"/>
    </style:style>
    <style:style style:name="T605" style:family="text">
      <style:text-properties fo:color="#999999" fo:font-style="normal" officeooo:rsid="025fd06a" style:font-style-asian="normal" style:font-style-complex="normal"/>
    </style:style>
    <style:style style:name="T606" style:family="text">
      <style:text-properties fo:color="#999999" fo:font-style="normal" officeooo:rsid="0355a534" style:font-style-asian="normal" style:font-style-complex="normal"/>
    </style:style>
    <style:style style:name="T607" style:family="text">
      <style:text-properties fo:color="#999999" officeooo:rsid="0355a534"/>
    </style:style>
    <style:style style:name="T608" style:family="text">
      <style:text-properties officeooo:rsid="01cccfdd"/>
    </style:style>
    <style:style style:name="T609" style:family="text">
      <style:text-properties officeooo:rsid="01ccfc87"/>
    </style:style>
    <style:style style:name="T610" style:family="text">
      <style:text-properties style:font-name="Liberation Sans"/>
    </style:style>
    <style:style style:name="T611" style:family="text">
      <style:text-properties style:font-name="Liberation Sans" fo:font-size="10pt" fo:font-style="italic" officeooo:rsid="01ccfc87" style:font-name-asian="Liberation Mono" style:font-size-asian="10pt" style:font-style-asian="italic" style:font-size-complex="10pt" style:font-style-complex="italic"/>
    </style:style>
    <style:style style:name="T612" style:family="text">
      <style:text-properties style:font-name="Liberation Sans" officeooo:rsid="001de800"/>
    </style:style>
    <style:style style:name="T613" style:family="text">
      <style:text-properties style:font-name="Liberation Sans" officeooo:rsid="02fa9a5a"/>
    </style:style>
    <style:style style:name="T614" style:family="text">
      <style:text-properties style:font-name="Liberation Sans" officeooo:rsid="03043297"/>
    </style:style>
    <style:style style:name="T615" style:family="text">
      <style:text-properties style:font-name="Liberation Sans" officeooo:rsid="0358aab7"/>
    </style:style>
    <style:style style:name="T616" style:family="text">
      <style:text-properties style:font-name="Liberation Sans" fo:font-style="italic" officeooo:rsid="01ccfc87" style:font-name-asian="Liberation Mono" style:font-style-asian="italic" style:font-style-complex="italic"/>
    </style:style>
    <style:style style:name="T617" style:family="text">
      <style:text-properties style:font-name="Liberation Sans" fo:font-style="italic" officeooo:rsid="02fa9a5a" style:font-style-asian="italic" style:font-style-complex="italic"/>
    </style:style>
    <style:style style:name="T618" style:family="text">
      <style:text-properties style:font-name="Liberation Sans" officeooo:rsid="035a631b"/>
    </style:style>
    <style:style style:name="T619" style:family="text">
      <style:text-properties style:font-name="Liberation Sans" fo:font-weight="normal" officeooo:rsid="014a397d" style:font-weight-asian="normal" style:font-weight-complex="normal"/>
    </style:style>
    <style:style style:name="T620" style:family="text">
      <style:text-properties style:font-name="Liberation Sans" fo:font-weight="normal" officeooo:rsid="05653649" style:font-weight-asian="normal" style:font-weight-complex="normal"/>
    </style:style>
    <style:style style:name="T621" style:family="text">
      <style:text-properties style:font-name="Liberation Mono" fo:font-size="10pt" fo:font-style="normal" officeooo:rsid="01ccfc87" style:font-name-asian="Liberation Mono" style:font-size-asian="10pt" style:font-style-asian="normal" style:font-size-complex="10pt" style:font-style-complex="normal"/>
    </style:style>
    <style:style style:name="T622" style:family="text">
      <style:text-properties style:font-name="Liberation Mono" fo:font-size="10pt" fo:font-style="normal" officeooo:rsid="01cdb778" style:font-name-asian="Liberation Mono" style:font-size-asian="10pt" style:font-style-asian="normal" style:font-size-complex="10pt" style:font-style-complex="normal"/>
    </style:style>
    <style:style style:name="T623" style:family="text">
      <style:text-properties style:font-name="Liberation Mono" fo:font-size="10pt" fo:font-style="normal" officeooo:rsid="01dc222c" style:font-name-asian="Liberation Mono" style:font-size-asian="10pt" style:font-style-asian="normal" style:font-size-complex="10pt" style:font-style-complex="normal"/>
    </style:style>
    <style:style style:name="T624" style:family="text">
      <style:text-properties style:font-name="Liberation Mono" fo:font-size="10pt" fo:font-style="normal" officeooo:rsid="010fab9b" style:font-name-asian="Liberation Mono" style:font-size-asian="10pt" style:font-style-asian="normal" style:font-size-complex="10pt" style:font-style-complex="normal"/>
    </style:style>
    <style:style style:name="T625" style:family="text">
      <style:text-properties style:font-name="Liberation Mono" fo:font-size="10pt" fo:font-style="normal" officeooo:rsid="035a631b" style:font-name-asian="Liberation Mono" style:font-size-asian="10pt" style:font-style-asian="normal" style:font-size-complex="10pt" style:font-style-complex="normal"/>
    </style:style>
    <style:style style:name="T626" style:family="text">
      <style:text-properties style:font-name="Liberation Mono" fo:font-size="10pt" fo:font-style="italic" officeooo:rsid="01ccfc87" style:font-name-asian="Liberation Mono" style:font-size-asian="10pt" style:font-style-asian="italic" style:font-size-complex="10pt" style:font-style-complex="italic"/>
    </style:style>
    <style:style style:name="T627" style:family="text">
      <style:text-properties style:font-name="Liberation Mono" fo:font-size="10pt" fo:font-style="italic" officeooo:rsid="01cdb778" style:font-name-asian="Liberation Mono" style:font-size-asian="10pt" style:font-style-asian="italic" style:font-size-complex="10pt" style:font-style-complex="italic"/>
    </style:style>
    <style:style style:name="T628" style:family="text">
      <style:text-properties style:font-name="Liberation Mono" fo:font-style="normal" officeooo:rsid="010fab9b" style:font-name-asian="Liberation Mono" style:font-style-asian="normal" style:font-style-complex="normal"/>
    </style:style>
    <style:style style:name="T629" style:family="text">
      <style:text-properties style:font-name="Liberation Mono" fo:font-style="italic" officeooo:rsid="01ccfc87" style:font-name-asian="Liberation Mono" style:font-style-asian="italic" style:font-style-complex="italic"/>
    </style:style>
    <style:style style:name="T630" style:family="text">
      <style:text-properties officeooo:rsid="01f01f27"/>
    </style:style>
    <style:style style:name="T631" style:family="text">
      <style:text-properties fo:font-size="16pt" fo:font-weight="bold" style:font-size-asian="16pt" style:font-weight-asian="bold" style:font-size-complex="16pt" style:font-weight-complex="bold"/>
    </style:style>
    <style:style style:name="T632" style:family="text">
      <style:text-properties fo:font-size="16pt" fo:font-weight="bold" officeooo:rsid="00401c75" style:font-size-asian="16pt" style:font-weight-asian="bold" style:font-size-complex="16pt" style:font-weight-complex="bold"/>
    </style:style>
    <style:style style:name="T633" style:family="text">
      <style:text-properties fo:font-size="16pt" fo:font-weight="bold" officeooo:rsid="0358aab7" style:font-size-asian="16pt" style:font-weight-asian="bold" style:font-size-complex="16pt" style:font-weight-complex="bold"/>
    </style:style>
    <style:style style:name="T634" style:family="text">
      <style:text-properties fo:font-size="16pt" fo:font-weight="normal" style:font-size-asian="16pt" style:font-weight-asian="normal" style:font-size-complex="16pt" style:font-weight-complex="normal"/>
    </style:style>
    <style:style style:name="T635" style:family="text">
      <style:text-properties fo:font-size="16pt" fo:font-style="italic" fo:font-weight="normal" officeooo:rsid="00401c75" style:font-size-asian="16pt" style:font-style-asian="italic" style:font-weight-asian="normal" style:font-size-complex="16pt" style:font-style-complex="italic" style:font-weight-complex="normal"/>
    </style:style>
    <style:style style:name="T636" style:family="text">
      <style:text-properties fo:font-size="16pt" fo:font-style="italic" fo:font-weight="normal" officeooo:rsid="00358cbe" style:font-size-asian="16pt" style:font-style-asian="italic" style:font-weight-asian="normal" style:font-size-complex="16pt" style:font-style-complex="italic" style:font-weight-complex="normal"/>
    </style:style>
    <style:style style:name="T637" style:family="text">
      <style:text-properties fo:font-size="16pt" fo:font-style="italic" fo:font-weight="normal" officeooo:rsid="01460d2b" style:font-size-asian="16pt" style:font-style-asian="italic" style:font-weight-asian="normal" style:font-size-complex="16pt" style:font-style-complex="italic" style:font-weight-complex="normal"/>
    </style:style>
    <style:style style:name="T638" style:family="text">
      <style:text-properties officeooo:rsid="01f66924"/>
    </style:style>
    <style:style style:name="T639" style:family="text">
      <style:text-properties officeooo:rsid="020c36f3"/>
    </style:style>
    <style:style style:name="T640" style:family="text">
      <style:text-properties fo:color="#006666" fo:font-weight="bold" style:font-weight-asian="bold" style:font-weight-complex="bold"/>
    </style:style>
    <style:style style:name="T641" style:family="text">
      <style:text-properties fo:color="#006666" fo:font-weight="bold" officeooo:rsid="02d67bfa" style:font-weight-asian="bold" style:font-weight-complex="bold"/>
    </style:style>
    <style:style style:name="T642" style:family="text">
      <style:text-properties fo:color="#006666" fo:font-weight="bold" officeooo:rsid="031b75af" style:font-weight-asian="bold" style:font-weight-complex="bold"/>
    </style:style>
    <style:style style:name="T643" style:family="text">
      <style:text-properties fo:color="#006666" fo:font-weight="bold" officeooo:rsid="03aee805" style:font-weight-asian="bold" style:font-weight-complex="bold"/>
    </style:style>
    <style:style style:name="T644" style:family="text">
      <style:text-properties fo:color="#006666" fo:font-weight="bold" officeooo:rsid="03b8d9a6" style:font-weight-asian="bold" style:font-weight-complex="bold"/>
    </style:style>
    <style:style style:name="T645" style:family="text">
      <style:text-properties fo:color="#006666" fo:font-weight="bold" officeooo:rsid="02d4fdeb" style:font-weight-asian="bold" style:font-weight-complex="bold"/>
    </style:style>
    <style:style style:name="T646" style:family="text">
      <style:text-properties fo:color="#006666" fo:font-weight="bold" officeooo:rsid="048985dd" style:font-weight-asian="bold" style:font-weight-complex="bold"/>
    </style:style>
    <style:style style:name="T647" style:family="text">
      <style:text-properties fo:color="#006666" fo:font-weight="bold" officeooo:rsid="049a1522" style:font-weight-asian="bold" style:font-weight-complex="bold"/>
    </style:style>
    <style:style style:name="T648" style:family="text">
      <style:text-properties fo:color="#006666" fo:font-weight="bold" officeooo:rsid="049a1ebd" style:font-weight-asian="bold" style:font-weight-complex="bold"/>
    </style:style>
    <style:style style:name="T649" style:family="text">
      <style:text-properties fo:color="#006666" style:font-name="Liberation Sans" fo:font-weight="bold" officeooo:rsid="035f3955" style:font-weight-asian="bold" style:font-weight-complex="bold"/>
    </style:style>
    <style:style style:name="T650" style:family="text">
      <style:text-properties fo:color="#006666" style:font-name="Liberation Sans" fo:font-weight="bold" officeooo:rsid="01ccfc87" style:font-weight-asian="bold" style:font-weight-complex="bold"/>
    </style:style>
    <style:style style:name="T651" style:family="text">
      <style:text-properties fo:color="#006666" fo:font-size="12pt" fo:font-weight="bold" officeooo:rsid="03db61f6" style:font-size-asian="12pt" style:font-weight-asian="bold" style:font-size-complex="12pt" style:font-weight-complex="bold"/>
    </style:style>
    <style:style style:name="T652" style:family="text">
      <style:text-properties fo:color="#006666" style:font-name="Liberation Sans" fo:font-weight="bold" officeooo:rsid="02fa9a5a" style:font-weight-asian="bold" style:font-weight-complex="bold"/>
    </style:style>
    <style:style style:name="T653" style:family="text">
      <style:text-properties officeooo:rsid="023a96ec"/>
    </style:style>
    <style:style style:name="T654" style:family="text">
      <style:text-properties officeooo:rsid="02d67bfa"/>
    </style:style>
    <style:style style:name="T655" style:family="text">
      <style:text-properties officeooo:rsid="02f78335"/>
    </style:style>
    <style:style style:name="T656" style:family="text">
      <style:text-properties officeooo:rsid="02fa9a5a"/>
    </style:style>
    <style:style style:name="T657" style:family="text">
      <style:text-properties officeooo:rsid="03000b89"/>
    </style:style>
    <style:style style:name="T658" style:family="text">
      <style:text-properties officeooo:rsid="03043297"/>
    </style:style>
    <style:style style:name="T659" style:family="text">
      <style:text-properties officeooo:rsid="031b75af"/>
    </style:style>
    <style:style style:name="T660" style:family="text">
      <style:text-properties officeooo:rsid="0358aab7"/>
    </style:style>
    <style:style style:name="T661" style:family="text">
      <style:text-properties officeooo:rsid="035a631b"/>
    </style:style>
    <style:style style:name="T662" style:family="text">
      <style:text-properties style:font-name="Liberation Mono" fo:font-size="10pt" officeooo:rsid="01ccfc87" style:font-name-asian="Liberation Mono" style:font-size-asian="10pt" style:font-size-complex="10pt"/>
    </style:style>
    <style:style style:name="T663" style:family="text">
      <style:text-properties style:font-name="Liberation Mono" fo:font-size="10pt" officeooo:rsid="035a631b" style:font-name-asian="Liberation Mono" style:font-size-asian="10pt" style:font-size-complex="10pt"/>
    </style:style>
    <style:style style:name="T664" style:family="text">
      <style:text-properties style:font-name="Liberation Mono" fo:font-size="10pt" fo:font-style="italic" officeooo:rsid="01ccfc87" style:font-name-asian="Liberation Mono" style:font-size-asian="10pt" style:font-style-asian="italic" style:font-size-complex="10pt" style:font-style-complex="italic"/>
    </style:style>
    <style:style style:name="T665" style:family="text">
      <style:text-properties style:font-name="Liberation Sans" officeooo:rsid="01ccfc87"/>
    </style:style>
    <style:style style:name="T666" style:family="text">
      <style:text-properties style:font-name="Liberation Sans" officeooo:rsid="035a631b"/>
    </style:style>
    <style:style style:name="T667" style:family="text">
      <style:text-properties style:font-name="Liberation Sans" fo:font-size="10pt" officeooo:rsid="0369df77" style:font-size-asian="10pt" style:font-size-complex="10pt"/>
    </style:style>
    <style:style style:name="T668" style:family="text">
      <style:text-properties officeooo:rsid="0369df77"/>
    </style:style>
    <style:style style:name="T669" style:family="text">
      <style:text-properties officeooo:rsid="038ab48f"/>
    </style:style>
    <style:style style:name="T670" style:family="text">
      <style:text-properties officeooo:rsid="038e2717"/>
    </style:style>
    <style:style style:name="T671" style:family="text">
      <style:text-properties officeooo:rsid="03919542"/>
    </style:style>
    <style:style style:name="T672" style:family="text">
      <style:text-properties officeooo:rsid="03aee805"/>
    </style:style>
    <style:style style:name="T673" style:family="text">
      <style:text-properties officeooo:rsid="03b8d9a6"/>
    </style:style>
    <style:style style:name="T674" style:family="text">
      <style:text-properties officeooo:rsid="03cce6c3"/>
    </style:style>
    <style:style style:name="T675" style:family="text">
      <style:text-properties officeooo:rsid="03db61f6"/>
    </style:style>
    <style:style style:name="T676" style:family="text">
      <style:text-properties fo:color="#990000" fo:font-size="12pt" officeooo:rsid="03dc8062" style:font-size-asian="12pt" style:font-size-complex="12pt"/>
    </style:style>
    <style:style style:name="T677" style:family="text">
      <style:text-properties fo:color="#990000" fo:font-weight="normal" officeooo:rsid="056cc49d" style:font-weight-asian="normal" style:font-weight-complex="normal"/>
    </style:style>
    <style:style style:name="T678" style:family="text">
      <style:text-properties fo:color="#990000" fo:font-weight="normal" officeooo:rsid="0574ebd4" style:font-weight-asian="normal" style:font-weight-complex="normal"/>
    </style:style>
    <style:style style:name="T679" style:family="text">
      <style:text-properties officeooo:rsid="03de04ec"/>
    </style:style>
    <style:style style:name="T680" style:family="text">
      <style:text-properties officeooo:rsid="03edb7ae"/>
    </style:style>
    <style:style style:name="T681" style:family="text">
      <style:text-properties officeooo:rsid="0400b22c"/>
    </style:style>
    <style:style style:name="T682" style:family="text">
      <style:text-properties style:font-name="Liberation Serif" officeooo:rsid="02fa9a5a"/>
    </style:style>
    <style:style style:name="T683" style:family="text">
      <style:text-properties style:font-name="Liberation Serif" fo:font-style="italic" officeooo:rsid="02fa9a5a" style:font-style-asian="italic" style:font-style-complex="italic"/>
    </style:style>
    <style:style style:name="T684" style:family="text">
      <style:text-properties style:font-name="Liberation Serif" fo:font-style="italic" officeooo:rsid="04103c17" style:font-style-asian="italic" style:font-style-complex="italic"/>
    </style:style>
    <style:style style:name="T685" style:family="text">
      <style:text-properties style:font-name="Liberation Serif" fo:font-style="italic" officeooo:rsid="041373d8" style:font-style-asian="italic" style:font-style-complex="italic"/>
    </style:style>
    <style:style style:name="T686" style:family="text">
      <style:text-properties style:font-name="Liberation Serif" officeooo:rsid="04103c17"/>
    </style:style>
    <style:style style:name="T687" style:family="text">
      <style:text-properties style:font-name="Liberation Serif" officeooo:rsid="041373d8"/>
    </style:style>
    <style:style style:name="T688" style:family="text">
      <style:text-properties style:font-name="Liberation Serif" fo:font-style="normal" officeooo:rsid="04103c17" style:font-style-asian="normal" style:font-style-complex="normal"/>
    </style:style>
    <style:style style:name="T689" style:family="text">
      <style:text-properties style:font-name="Liberation Serif" fo:font-style="normal" officeooo:rsid="041373d8" style:font-style-asian="normal" style:font-style-complex="normal"/>
    </style:style>
    <style:style style:name="T690" style:family="text">
      <style:text-properties style:font-name="Liberation Serif" fo:font-style="normal" officeooo:rsid="041439f2" style:font-style-asian="normal" style:font-style-complex="normal"/>
    </style:style>
    <style:style style:name="T691" style:family="text">
      <style:text-properties style:font-name="Liberation Serif" fo:font-style="normal" officeooo:rsid="04179a1f" style:font-style-asian="normal" style:font-style-complex="normal"/>
    </style:style>
    <style:style style:name="T692" style:family="text">
      <style:text-properties style:font-name="Liberation Serif" fo:font-style="normal" officeooo:rsid="041f3e23" style:font-style-asian="normal" style:font-style-complex="normal"/>
    </style:style>
    <style:style style:name="T693" style:family="text">
      <style:text-properties style:font-name="Liberation Serif" fo:font-style="normal" officeooo:rsid="042a1b1a" style:font-style-asian="normal" style:font-style-complex="normal"/>
    </style:style>
    <style:style style:name="T694" style:family="text">
      <style:text-properties style:font-name="Liberation Serif" fo:font-style="normal" officeooo:rsid="042b3dd4" style:font-style-asian="normal" style:font-style-complex="normal"/>
    </style:style>
    <style:style style:name="T695" style:family="text">
      <style:text-properties style:font-name="Liberation Serif" fo:font-style="normal" fo:font-weight="bold" officeooo:rsid="042a1b1a" style:font-style-asian="normal" style:font-weight-asian="bold" style:font-style-complex="normal" style:font-weight-complex="bold"/>
    </style:style>
    <style:style style:name="T696" style:family="text">
      <style:text-properties style:font-name="Liberation Serif" officeooo:rsid="04199449"/>
    </style:style>
    <style:style style:name="T697" style:family="text">
      <style:text-properties officeooo:rsid="042caca5"/>
    </style:style>
    <style:style style:name="T698" style:family="text">
      <style:text-properties officeooo:rsid="043e23a6"/>
    </style:style>
    <style:style style:name="T699" style:family="text">
      <style:text-properties officeooo:rsid="02d4fdeb"/>
    </style:style>
    <style:style style:name="T700" style:family="text">
      <style:text-properties fo:color="#6666ff" fo:font-style="italic" fo:font-weight="bold" officeooo:rsid="02d67bfa" style:font-style-asian="italic" style:font-weight-asian="bold" style:font-style-complex="italic" style:font-weight-complex="bold"/>
    </style:style>
    <style:style style:name="T701" style:family="text">
      <style:text-properties fo:color="#ff3333" fo:font-style="italic" fo:font-weight="bold" officeooo:rsid="02d67bfa" style:font-style-asian="italic" style:font-weight-asian="bold" style:font-style-complex="italic" style:font-weight-complex="bold"/>
    </style:style>
    <style:style style:name="T702" style:family="text">
      <style:text-properties officeooo:rsid="010d8f29"/>
    </style:style>
    <style:style style:name="T703" style:family="text">
      <style:text-properties officeooo:rsid="04e5a8d7"/>
    </style:style>
    <style:style style:name="T704" style:family="text">
      <style:text-properties officeooo:rsid="04f426d1"/>
    </style:style>
    <style:style style:name="T705" style:family="text">
      <style:text-properties officeooo:rsid="04f58d8a"/>
    </style:style>
    <style:style style:name="T706" style:family="text">
      <style:text-properties officeooo:rsid="04f6f9c9"/>
    </style:style>
    <style:style style:name="T707" style:family="text">
      <style:text-properties officeooo:rsid="0511a627"/>
    </style:style>
    <style:style style:name="T708" style:family="text">
      <style:text-properties officeooo:rsid="05653649"/>
    </style:style>
    <style:style style:name="T709" style:family="text">
      <style:text-properties officeooo:rsid="057e0f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K-19006 Various Topics of Civil Engineering: <text:span text:style-name="T2">Python 3 for scientific computing</text:span></text:p>
      <text:p text:style-name="P2">Spring 2018, TUT, Tampere</text:p>
      <text:p text:style-name="P2"/>
      <text:p text:style-name="P4">Published <text:span text:style-name="T660">28</text:span>.2.2018</text:p>
      <text:p text:style-name="P2"/>
      <text:p text:style-name="P3"><text:span text:style-name="T633">Solutions for e</text:span><text:span text:style-name="T631">xercise</text:span><text:span text:style-name="T632">s</text:span><text:span text:style-name="T634">,</text:span><text:span text:style-name="T635"> </text:span><text:span text:style-name="T636">lecture </text:span><text:span text:style-name="T637">3</text:span></text:p>
      <text:p text:style-name="P5"/>
      <text:p text:style-name="P5"/>
      <text:list xml:id="list1719903452470533256" text:style-name="L1">
        <text:list-item>
          <text:p text:style-name="P6"><text:span text:style-name="T19">★☆☆ </text:span><text:span text:style-name="T27">Imports.</text:span><text:span text:style-name="T19"><text:line-break/><text:line-break/></text:span><text:span text:style-name="T3">a)</text:span><text:span text:style-name="T19"> The output is<text:line-break/><text:line-break/></text:span>hello from a.py<text:line-break/>hello from <text:span text:style-name="T660">b</text:span>.py<text:span text:style-name="T19"><text:line-break/><text:line-break/>because in case of conflicting names, the latest star-import wins. “Latest” is considered dynamically, i.e. in the order the code is actually run.<text:line-break/><text:line-break/>To place both imports at the top, and still call both versions of hello():<text:line-break/></text:span><text:span text:style-name="T612"><text:line-break/></text:span><text:span text:style-name="T268"># main.py</text:span><text:span text:style-name="T612"><text:line-break/></text:span><text:span text:style-name="T254">import</text:span><text:span text:style-name="T612"> </text:span><text:span text:style-name="T615">a</text:span></text:p>
          <text:p text:style-name="P8"><text:span text:style-name="T221">import</text:span> <text:span text:style-name="T660">b</text:span></text:p>
          <text:p text:style-name="P15"><text:span text:style-name="T615">a.</text:span><text:span text:style-name="T610">hello()<text:line-break/></text:span><text:span text:style-name="T615">b.</text:span><text:span text:style-name="T610">hello()</text:span><text:line-break/><text:line-break/><text:span text:style-name="T660">This is also a valid solution:<text:line-break/></text:span><text:line-break/><text:span text:style-name="T268"># main.py</text:span><text:span text:style-name="T612"><text:line-break/></text:span><text:span text:style-name="T254">from</text:span><text:span text:style-name="T612"> a </text:span><text:span text:style-name="T254">import</text:span><text:span text:style-name="T612"> </text:span><text:span text:style-name="T615">hello</text:span></text:p>
          <text:p text:style-name="P10"><text:span text:style-name="T221">from</text:span> b <text:span text:style-name="T221">import</text:span> <text:span text:style-name="T660">hello </text:span><text:span text:style-name="T229">as</text:span><text:span text:style-name="T660"> hi</text:span></text:p>
          <text:p text:style-name="P18"><text:span text:style-name="T610">hello()<text:line-break/></text:span><text:span text:style-name="T615">hi()</text:span><text:line-break/><text:line-break/><text:line-break/><text:span text:style-name="T670">The main point here is that in Python, names belong to namespaces. To keep things explicit,<text:line-break/>we basically have two options. To refer to a name from another module, we may either:<text:line-break/><text:line-break/></text:span><text:span text:style-name="T534">●</text:span><text:span text:style-name="T669"> </text:span><text:span text:style-name="T234">import</text:span><text:span text:style-name="T669"> the module that exports what we need, and then use the fully qualified (“dotted”) name, or:<text:line-break/><text:line-break/></text:span><text:span text:style-name="T534">●</text:span><text:span text:style-name="T669"> Import the name into the current scope as a bare name, using the </text:span><text:span text:style-name="T234">from</text:span><text:span text:style-name="T669">-import.</text:span><text:line-break/></text:p>
          <text:p text:style-name="P50"><text:span text:style-name="T8">b)</text:span><text:span text:style-name="T608"> A </text:span><text:span text:style-name="T230">for</text:span><text:span text:style-name="T608"> loop will do nicely:<text:line-break/><text:line-break/></text:span><text:span text:style-name="T261">from</text:span><text:span text:style-name="T625"> unicodedata </text:span><text:span text:style-name="T261">import</text:span><text:span text:style-name="T625"> name</text:span></text:p>
          <text:p text:style-name="P16"><text:span text:style-name="T621">lst = ['</text:span><text:span text:style-name="T626">ℝ</text:span><text:span text:style-name="T621">', '数', 'ℓ', '</text:span><text:span text:style-name="T611">⁂</text:span><text:span text:style-name="T621">', 'あ', '</text:span><text:span text:style-name="T626">ℵ</text:span><text:span text:style-name="T621">', '</text:span><text:span text:style-name="T627">⇨</text:span><text:span text:style-name="T621">', </text:span><text:span text:style-name="T622">'◊', </text:span><text:span text:style-name="T623">'</text:span><text:span text:style-name="T624">※</text:span><text:span text:style-name="T623">',</text:span><text:span text:style-name="T622"> '♬'</text:span><text:span text:style-name="T621">]<text:line-break/></text:span><text:span text:style-name="T261">for</text:span><text:span text:style-name="T625"> c </text:span><text:span text:style-name="T261">in</text:span><text:span text:style-name="T625"> lst:</text:span></text:p>
          <text:p text:style-name="P16"><text:span text:style-name="T625"><text:s text:c="4"/>print(c, name(c))</text:span><text:span text:style-name="T609"><text:line-break/><text:line-break/>The output is:<text:line-break/><text:line-break/></text:span><text:span text:style-name="T626">ℝ</text:span><text:span text:style-name="T662"> DOUBLE-STRUCK CAPITAL R</text:span></text:p>
          <text:p text:style-name="P47"><text:span text:style-name="T661">数 CJK UNIFIED IDEOGRAPH-6570</text:span></text:p>
          <text:p text:style-name="P47"><text:span text:style-name="T661">ℓ SCRIPT SMALL L</text:span></text:p>
          <text:p text:style-name="P47"><text:span text:style-name="T616">⁂</text:span><text:span text:style-name="T661"> ASTERISM</text:span></text:p>
          <text:p text:style-name="P47"><text:span text:style-name="T661">あ HIRAGANA LETTER A</text:span></text:p>
          <text:p text:style-name="P47"><text:span text:style-name="T629">ℵ</text:span><text:span text:style-name="T661"> ALEF SYMBOL</text:span></text:p>
          <text:p text:style-name="P47"><text:span text:style-name="T40">⇨</text:span><text:span text:style-name="T661"> RIGHTWARDS WHITE ARROW</text:span></text:p>
          <text:p text:style-name="P47"><text:span text:style-name="T661">◊ LOZENGE</text:span></text:p>
          <text:p text:style-name="P47"><text:span text:style-name="T628">※</text:span><text:span text:style-name="T661"> REFERENCE MARK</text:span></text:p>
          <text:p text:style-name="P19"><text:span text:style-name="T663">♬ BEAMED SIXTEENTH NOTES</text:span><text:span text:style-name="T661"><text:line-break/><text:line-break/><text:line-break/></text:span><text:span text:style-name="T9">c)</text:span><text:span text:style-name="T609"> The point is that in Python, except for names defined in the current module and the language </text:span><text:a xlink:type="simple" xlink:href="https://docs.python.org/3/library/functions.html" text:style-name="Internet_20_link" text:visited-style-name="Visited_20_Internet_20_Link"><text:span text:style-name="T609">builtins</text:span></text:a><text:span text:style-name="T609">, everything is imported from somewhere. For example, mathematical functions (those that Python's standard library itself provides) are contained in the </text:span><text:span text:style-name="T28">math</text:span><text:span text:style-name="T609"> module.<text:line-break/><text:line-break/>※ </text:span><text:span text:style-name="T28">math</text:span><text:span text:style-name="T609"> for numeric scalars. For numeric arrays, </text:span><text:span text:style-name="T231">import</text:span><text:span text:style-name="T609"> numpy. For symbolics, </text:span><text:span text:style-name="T231">import</text:span><text:span text:style-name="T609"> sympy.<text:line-break/><text:line-break/>Here is the </text:span><text:span text:style-name="T231">from</text:span><text:span text:style-name="T609">-import solution:<text:line-break/><text:line-break/></text:span><text:span text:style-name="T263">from</text:span><text:span text:style-name="T665"> math </text:span><text:span text:style-name="T262">import</text:span><text:span text:style-name="T665"> </text:span><text:span text:style-name="T618">sin, pi <text:s text:c="3"/></text:span><text:span text:style-name="T279"># ← this line added</text:span><text:span text:style-name="T618"><text:line-break/></text:span></text:p>
          <text:p text:style-name="P9"><text:span text:style-name="T630">out = []<text:line-break/>n = </text:span><text:span text:style-name="T199">10</text:span><text:span text:style-name="T630"><text:line-break/></text:span><text:span text:style-name="T222">for</text:span><text:span text:style-name="T630"> k </text:span><text:span text:style-name="T222">in</text:span><text:span text:style-name="T630"> range(n+</text:span><text:span text:style-name="T199">1</text:span><text:span text:style-name="T630">):<text:line-break/> <text:s text:c="3"/>x = k/n * </text:span><text:span text:style-name="T199">2</text:span><text:span text:style-name="T630">*pi</text:span></text:p>
          <text:p text:style-name="P12"><text:s text:c="4"/>y = sin(x)<text:line-break/> <text:s text:c="3"/>out.append((x,y))<text:line-break/>print(out)</text:p>
          <text:p text:style-name="P20"><text:line-break/><text:line-break/><text:span text:style-name="T671">And this is the regular </text:span><text:span text:style-name="T233">import</text:span><text:span text:style-name="T671"> solution:</text:span><text:line-break/><text:line-break/><text:span text:style-name="T262">import</text:span><text:span text:style-name="T665"> math <text:s text:c="3"/></text:span><text:span text:style-name="T279"># ← this line added</text:span><text:span text:style-name="T665"><text:line-break/></text:span></text:p>
          <text:p text:style-name="P11"><text:span text:style-name="T630">out = []<text:line-break/>n = </text:span><text:span text:style-name="T199">10</text:span><text:span text:style-name="T630"><text:line-break/></text:span><text:span text:style-name="T222">for</text:span><text:span text:style-name="T630"> k </text:span><text:span text:style-name="T222">in</text:span><text:span text:style-name="T630"> range(n+</text:span><text:span text:style-name="T199">1</text:span><text:span text:style-name="T630">):<text:line-break/> <text:s text:c="3"/>x = k/n * </text:span><text:span text:style-name="T199">2</text:span><text:span text:style-name="T630">*math.pi <text:s text:c="3"/></text:span><text:span text:style-name="T279"># ← pi changed to math.pi</text:span></text:p>
          <text:p text:style-name="P21"><text:span text:style-name="T610"><text:s text:c="4"/>y = </text:span><text:span text:style-name="T618">math.</text:span><text:span text:style-name="T610">sin(x) <text:s text:c="9"/></text:span><text:span text:style-name="T279"># ← sin changed to math.sin</text:span><text:span text:style-name="T610"><text:line-break/> <text:s text:c="3"/>out.append((x,y))<text:line-break/>print(out)</text:span></text:p>
          <text:p text:style-name="P66"><text:span text:style-name="T9">d)</text:span><text:span text:style-name="T609"> Here is one solution for the color conversion:<text:line-break/><text:line-break/></text:span><text:span text:style-name="T262">import</text:span><text:span text:style-name="T665"> colorsys<text:line-break/><text:line-break/></text:span><text:span text:style-name="T262">def</text:span><text:span text:style-name="T665"> </text:span><text:span text:style-name="T649">html_rgba_</text:span><text:span text:style-name="T650">to_tuple</text:span><text:span text:style-name="T665">(s):<text:line-break/> <text:s text:c="3"/></text:span><text:span text:style-name="T262">if</text:span><text:span text:style-name="T665"> </text:span><text:span text:style-name="T262">not</text:span><text:span text:style-name="T665"> isinstance(s, str):<text:line-break/> <text:s text:c="7"/></text:span><text:span text:style-name="T262">raise</text:span><text:span text:style-name="T665"> TypeError(</text:span><text:span text:style-name="T210">"Expected str, got {}"</text:span><text:span text:style-name="T665">.format(type(s)))<text:line-break/> <text:s text:c="3"/></text:span><text:span text:style-name="T262">if</text:span><text:span text:style-name="T665"> s[</text:span><text:span text:style-name="T202">0</text:span><text:span text:style-name="T665">] != </text:span><text:span text:style-name="T210">'#'</text:span><text:span text:style-name="T665"> </text:span><text:span text:style-name="T262">or</text:span><text:span text:style-name="T665"> len(s) &lt; </text:span><text:span text:style-name="T202">9</text:span><text:span text:style-name="T665">:<text:line-break/> <text:s text:c="7"/></text:span><text:span text:style-name="T262">raise</text:span><text:span text:style-name="T665"> ValueError(</text:span><text:span text:style-name="T210">"'{:s}' is not an HTML color of the form '#rrggbbaa'"</text:span><text:span text:style-name="T665">.format(s))<text:line-break/> <text:s text:c="3"/>hex_strings = (s[k:k+</text:span><text:span text:style-name="T202">2</text:span><text:span text:style-name="T665">] </text:span><text:span text:style-name="T262">for</text:span><text:span text:style-name="T665"> k </text:span><text:span text:style-name="T262">in</text:span><text:span text:style-name="T665"> range(</text:span><text:span text:style-name="T202">1</text:span><text:span text:style-name="T665">, </text:span><text:span text:style-name="T202">9</text:span><text:span text:style-name="T665">, </text:span><text:span text:style-name="T202">2</text:span><text:span text:style-name="T665">)) <text:s text:c="3"/></text:span><text:span text:style-name="T280"># maybe over-</text:span><text:span text:style-name="T281">engineered</text:span><text:span text:style-name="T280">?</text:span></text:p>
          <text:p text:style-name="P17"><text:span text:style-name="T665"><text:s text:c="4"/>numbers = (int(x, base=</text:span><text:span text:style-name="T202">16</text:span><text:span text:style-name="T665">) </text:span><text:span text:style-name="T262">for</text:span><text:span text:style-name="T665"> x </text:span><text:span text:style-name="T262">in</text:span><text:span text:style-name="T665"> hex_strings)<text:line-break/> <text:s text:c="3"/>r,g,b,a = (x / </text:span><text:span text:style-name="T202">255.0</text:span><text:span text:style-name="T665"> </text:span><text:span text:style-name="T262">for</text:span><text:span text:style-name="T665"> x </text:span><text:span text:style-name="T262">in</text:span><text:span text:style-name="T665"> numbers)<text:line-break/> <text:s text:c="3"/></text:span><text:span text:style-name="T262">return</text:span><text:span text:style-name="T665"> r,g,b,a<text:line-break/><text:line-break/>s = </text:span><text:span text:style-name="T210">'#6fa3f0ff'</text:span><text:span text:style-name="T280"> <text:s text:c="3"/></text:span><text:span text:style-name="T283"># HTML </text:span><text:span text:style-name="T284">RGBA,</text:span><text:span text:style-name="T283"> #rrggbbaa</text:span><text:span text:style-name="T665"><text:line-break/>r,g,b = html_rgba_to_tuple(s)[:-</text:span><text:span text:style-name="T202">1</text:span><text:span text:style-name="T665">] <text:s text:c="3"/></text:span><text:span text:style-name="T280"># discard alpha</text:span><text:span text:style-name="T665"><text:line-break/>h,l,s = colorsys.rgb_to_hls(r, g, b) <text:s text:c="3"/></text:span><text:span text:style-name="T280"># each component </text:span><text:span text:style-name="T282">a float </text:span><text:span text:style-name="T280">in [0, 1]</text:span><text:span text:style-name="T665"><text:line-break/>output_numbers = [int(</text:span><text:span text:style-name="T202">255.0</text:span><text:span text:style-name="T665"> * x) </text:span><text:span text:style-name="T262">for</text:span><text:span text:style-name="T665"> x </text:span><text:span text:style-name="T262">in</text:span><text:span text:style-name="T665"> (h, s, l)] <text:s text:c="3"/></text:span><text:span text:style-name="T280"># each component an int in [0, 255]</text:span><text:span text:style-name="T665"><text:line-break/>output_s = </text:span><text:span text:style-name="T210">'#{:02x}{:02x}{:02x}'</text:span><text:span text:style-name="T665">.format(*output_numbers) <text:s text:c="3"/></text:span><text:span text:style-name="T280"># hex string, </text:span><text:span text:style-name="T282">but HSL</text:span><text:span text:style-name="T609"><text:line-break/></text:span></text:p>
          <text:p text:style-name="P22"/>
        </text:list-item>
        <text:list-item>
          <text:p text:style-name="P23"><text:span text:style-name="T19">★☆☆ </text:span><text:span text:style-name="T21">Of Unicode sandwiches </text:span><text:span text:style-name="T29">and I/O</text:span><text:span text:style-name="T21">.</text:span><text:span text:style-name="T19"><text:line-break/><text:line-break/>Data file (utf-8):<text:line-break/><text:line-break/></text:span><text:a xlink:type="simple" xlink:href="https://github.com/Technologicat/python-3-scicomp-intro/blob/master/examples/data/utf8_text_file.txt" text:style-name="Internet_20_link" text:visited-style-name="Visited_20_Internet_20_Link"><text:span text:style-name="T302">https://github.com/Technologicat/python-3-scicomp-intro/blob/master/examples/data/utf8_text_file.txt</text:span></text:a></text:p>
          <text:p text:style-name="P29"><text:line-break/><text:line-break/></text:p>
          <text:p text:style-name="P24"><text:span text:style-name="T10">a)</text:span><text:span text:style-name="T638"> Loading and printing the file (ignoring exception handling in this simple exercise):<text:line-break/><text:line-break/>lines = []<text:line-break/></text:span><text:span text:style-name="T223">with</text:span><text:span text:style-name="T638"> open(</text:span><text:span text:style-name="T208">'utf8_text_file.txt'</text:span><text:span text:style-name="T638">, mode=</text:span><text:span text:style-name="T208">'rt'</text:span><text:span text:style-name="T638">, encoding=</text:span><text:span text:style-name="T208">'utf-8'</text:span><text:span text:style-name="T638">) </text:span><text:span text:style-name="T223">as</text:span><text:span text:style-name="T638"> f:<text:line-break/> <text:s text:c="3"/></text:span><text:span text:style-name="T223">for</text:span><text:span text:style-name="T638"> line </text:span><text:span text:style-name="T223">in</text:span><text:span text:style-name="T638"> f: <text:s text:c="3"/></text:span><text:span text:style-name="T286"># in Python, a text file </text:span><text:span text:style-name="T287">behaves like </text:span><text:span text:style-name="T286">a container for lines of text</text:span></text:p>
          <text:p text:style-name="P24"><text:span text:style-name="T668"><text:s text:c="8"/>lines.append(line)<text:line-break/>print(lines)<text:line-break/><text:line-break/><text:line-break/><text:line-break/></text:span><text:span text:style-name="T303">Running this script using python3 from the command line, it seems a </text:span><text:a xlink:type="simple" xlink:href="http://www.thelinuxrain.com/articles/hunting-gremlin-characters" text:style-name="Internet_20_link" text:visited-style-name="Visited_20_Internet_20_Link"><text:span text:style-name="T303">gremlin</text:span></text:a><text:span text:style-name="T303"> has seeped in – some items contain a mysterious unprintable </text:span><text:span text:style-name="T213">'\u3000'</text:span><text:span text:style-name="T303">. What is </text:span><text:span text:style-name="T304">a</text:span><text:span text:style-name="T303"> U+3000?<text:line-break/><text:line-break/></text:span><text:span text:style-name="T264">import</text:span><text:span text:style-name="T667"> unicodedata<text:line-break/>unicodedata.name(</text:span><text:span text:style-name="T211">'\u3000'</text:span><text:span text:style-name="T667">) <text:s text:c="3"/></text:span><text:span text:style-name="T285"># 'IDEOGRAPHIC SPACE'</text:span></text:p>
          <text:p text:style-name="P25"><text:span text:style-name="T303"><text:line-break/>...so likely the input method mode was wrong when typing some spaces into the example file when it was created!</text:span><text:span text:style-name="T668"><text:line-break/><text:line-break/><text:line-break/></text:span></text:p>
          <text:p text:style-name="P62"><text:span text:style-name="T10">b)</text:span><text:span text:style-name="T638"> Let's append, insert, replace and delete some lines, and save the result. Here's the complete script:<text:line-break/><text:line-break/>lines = []<text:line-break/></text:span><text:span text:style-name="T223">with</text:span><text:span text:style-name="T638"> open(</text:span><text:span text:style-name="T208">'utf8_text_file.txt'</text:span><text:span text:style-name="T638">, mode=</text:span><text:span text:style-name="T208">'rt'</text:span><text:span text:style-name="T638">, encoding=</text:span><text:span text:style-name="T208">'utf-8'</text:span><text:span text:style-name="T638">) </text:span><text:span text:style-name="T223">as</text:span><text:span text:style-name="T638"> f:<text:line-break/> <text:s text:c="3"/></text:span><text:span text:style-name="T223">for</text:span><text:span text:style-name="T638"> line </text:span><text:span text:style-name="T223">in</text:span><text:span text:style-name="T638"> f: <text:s text:c="3"/></text:span><text:span text:style-name="T286"># in Python, a text file </text:span><text:span text:style-name="T287">behaves </text:span><text:span text:style-name="T288">as an iterable</text:span><text:span text:style-name="T286"> contain</text:span><text:span text:style-name="T288">ing </text:span><text:span text:style-name="T286">lines of text</text:span></text:p>
          <text:p text:style-name="P26"><text:span text:style-name="T668"><text:s text:c="8"/>lines.append(line)<text:line-break/><text:line-break/>lines.pop(-1) <text:s text:c="37"/></text:span><text:span text:style-name="T287"># remove the last line</text:span><text:span text:style-name="T668"><text:line-break/>lines.append(</text:span><text:span text:style-name="T212">"Hi, I'm a new line.</text:span><text:span text:style-name="T215">\n</text:span><text:span text:style-name="T212">"</text:span><text:span text:style-name="T668">)<text:line-break/>lines.insert(0, </text:span><text:span text:style-name="T212">"This line goes first.</text:span><text:span text:style-name="T215">\n</text:span><text:span text:style-name="T212">"</text:span><text:span text:style-name="T668">)<text:line-break/>lines[1] = </text:span><text:span text:style-name="T212">"Aáàäα... π ≈ </text:span><text:span text:style-name="T214">3.14159.</text:span><text:span text:style-name="T215">\n</text:span><text:span text:style-name="T212">"</text:span><text:span text:style-name="T668"> <text:s text:c="3"/></text:span><text:span text:style-name="T287"># replace by writing into the list</text:span><text:span text:style-name="T668"><text:line-break/><text:line-break/></text:span><text:span text:style-name="T287"># save the result</text:span><text:span text:style-name="T668"><text:line-break/></text:span><text:span text:style-name="T223">with</text:span><text:span text:style-name="T638"> open(</text:span><text:span text:style-name="T208">'</text:span><text:span text:style-name="T214">output</text:span><text:span text:style-name="T208">.txt'</text:span><text:span text:style-name="T638">, mode=</text:span><text:span text:style-name="T208">'</text:span><text:span text:style-name="T214">w</text:span><text:span text:style-name="T208">t'</text:span><text:span text:style-name="T638">, encoding=</text:span><text:span text:style-name="T208">'utf-8'</text:span><text:span text:style-name="T638">) </text:span><text:span text:style-name="T223">as</text:span><text:span text:style-name="T638"> f:<text:line-break/> <text:s text:c="3"/></text:span><text:span text:style-name="T223">for</text:span><text:span text:style-name="T638"> line </text:span><text:span text:style-name="T223">in</text:span><text:span text:style-name="T638"> lines:</text:span></text:p>
          <text:p text:style-name="P28"><text:span text:style-name="T668"><text:s text:c="8"/>f.write(line)<text:line-break/><text:line-break/>Alternatively, we may use </text:span><text:span text:style-name="T41">print</text:span><text:span text:style-name="T668"> with its </text:span><text:span text:style-name="T41">file</text:span><text:span text:style-name="T668"> kwarg, and set the </text:span><text:span text:style-name="T41">end</text:span><text:span text:style-name="T668"> kwarg to the empty string<text:line-break/>to suppress the automatic newline:<text:line-break/><text:line-break/>print(line, file=f, end=</text:span><text:span text:style-name="T212">''</text:span><text:span text:style-name="T668">)<text:line-break/><text:line-break/>Yet another option, to write the file without an explicit </text:span><text:span text:style-name="T232">for</text:span><text:span text:style-name="T668"> loop in our script, is to use </text:span><text:span text:style-name="T41">f.writelines(lines)</text:span><text:span text:style-name="T668">. The argument is an iterable, where each element is a line to write.<text:line-break/><text:line-break/>Note that if we use </text:span><text:span text:style-name="T41">write</text:span><text:span text:style-name="T668"> or </text:span><text:span text:style-name="T41">writelines</text:span><text:span text:style-name="T668">, the lines need an explicit line terminator; unlike </text:span><text:span text:style-name="T41">print</text:span><text:span text:style-name="T668">, they do not add one automatically. On the other hand, if using </text:span><text:span text:style-name="T41">print</text:span><text:span text:style-name="T668">, we need to be careful<text:line-break/>not to introduce double newlines (per line, one from the input text, and one added by </text:span><text:span text:style-name="T41">print</text:span><text:span text:style-name="T668">).<text:line-break/><text:line-break/><text:line-break/></text:span><text:span text:style-name="T10">c)</text:span><text:span text:style-name="T638"> Reading with a list comprehension:<text:line-break/><text:line-break/></text:span><text:span text:style-name="T223">with</text:span><text:span text:style-name="T638"> open(</text:span><text:span text:style-name="T208">'utf8_text_file.txt'</text:span><text:span text:style-name="T638">, mode=</text:span><text:span text:style-name="T208">'rt'</text:span><text:span text:style-name="T638">, encoding=</text:span><text:span text:style-name="T208">'utf-8'</text:span><text:span text:style-name="T638">) </text:span><text:span text:style-name="T223">as</text:span><text:span text:style-name="T638"> f:</text:span></text:p>
          <text:p text:style-name="P27"><text:span text:style-name="T638"><text:s text:c="4"/>lines = [line </text:span><text:span text:style-name="T223">for</text:span><text:span text:style-name="T638"> line </text:span><text:span text:style-name="T223">in</text:span><text:span text:style-name="T638"> f]<text:line-break/><text:line-break/>This is just two lines of code instead of four; which one is more readable, is a matter of opinion.<text:line-break/><text:line-break/>Note that since in Python, the smallest unit of scope is a function, we can simply create the </text:span><text:span text:style-name="T42">lines</text:span><text:span text:style-name="T638"> name inside the </text:span><text:span text:style-name="T223">with</text:span><text:span text:style-name="T638"> block; it will remain visible after the block exits.<text:line-break/><text:line-break/>If the read succeeds, the name will be created, and will point to a list instance that contains<text:line-break/>the text from the file. But if the read fails (e.g. file not found), the name will not be created!<text:line-break/><text:line-break/>In a real-world program, we would also use a </text:span><text:span text:style-name="T223">try</text:span><text:span text:style-name="T638">/</text:span><text:span text:style-name="T223">except</text:span><text:span text:style-name="T638"> here to catch errors, using the pattern from lecture 3, slide 14.<text:line-break/><text:line-break/><text:line-break/></text:span></text:p>
        </text:list-item>
        <text:list-item>
          <text:p text:style-name="P52"><text:span text:style-name="T19">★★☆ </text:span><text:span text:style-name="T20">Language features.</text:span><text:line-break/><text:line-break/><text:span text:style-name="T11">a)</text:span> <text:span text:style-name="T20">LBYL vs. EAFP</text:span><text:line-break/><text:line-break/><text:span text:style-name="T672">Take the LBYL mocks from the question paper. Here is the test program using the mocks:<text:line-break/></text:span></text:p>
          <text:p text:style-name="P30"><text:span text:style-name="T235">def</text:span><text:span text:style-name="T672"> </text:span><text:span text:style-name="T643">f</text:span><text:span text:style-name="T672">():</text:span></text:p>
          <text:p text:style-name="P30"><text:span text:style-name="T672"><text:s text:c="4"/>success = random_failure(</text:span><text:span text:style-name="T203">0.5</text:span><text:span text:style-name="T672">)</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success = random_failure(</text:span><text:span text:style-name="T203">0.5</text:span><text:span text:style-name="T672">)</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success = random_failure(</text:span><text:span text:style-name="T203">0.5</text:span><text:span text:style-name="T672">)</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text:span><text:span text:style-name="T235">return</text:span><text:span text:style-name="T672"> True</text:span></text:p>
          <text:p text:style-name="P30"/>
          <text:p text:style-name="P30"><text:span text:style-name="T235">def</text:span><text:span text:style-name="T672"> </text:span><text:span text:style-name="T643">g</text:span><text:span text:style-name="T672">():</text:span></text:p>
          <text:p text:style-name="P30"><text:span text:style-name="T672"><text:s text:c="4"/>func = DeterministicFailure(</text:span><text:span text:style-name="T203">3</text:span><text:span text:style-name="T672">) <text:s text:c="3"/></text:span><text:span text:style-name="T289"># function factory, creates a </text:span><text:span text:style-name="T290">function</text:span><text:span text:style-name="T289"> instance</text:span></text:p>
          <text:p text:style-name="P30"><text:span text:style-name="T672"><text:s text:c="4"/>success = func()</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success = func()</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success = func()</text:span></text:p>
          <text:p text:style-name="P30"><text:span text:style-name="T672"><text:s text:c="4"/></text:span><text:span text:style-name="T235">if</text:span><text:span text:style-name="T672"> </text:span><text:span text:style-name="T235">not</text:span><text:span text:style-name="T672"> success:</text:span></text:p>
          <text:p text:style-name="P30"><text:span text:style-name="T672"><text:s text:c="8"/></text:span><text:span text:style-name="T235">return</text:span><text:span text:style-name="T672"> False</text:span></text:p>
          <text:p text:style-name="P30"><text:span text:style-name="T672"><text:s text:c="4"/></text:span><text:span text:style-name="T235">return</text:span><text:span text:style-name="T672"> True</text:span></text:p>
          <text:p text:style-name="P30"/>
          <text:p text:style-name="P30"><text:span text:style-name="T235">def</text:span><text:span text:style-name="T672"> </text:span><text:span text:style-name="T643">main</text:span><text:span text:style-name="T672">():</text:span></text:p>
          <text:p text:style-name="P30"><text:span text:style-name="T672"><text:s text:c="4"/></text:span><text:span text:style-name="T235">if</text:span><text:span text:style-name="T672"> </text:span><text:span text:style-name="T235">not</text:span><text:span text:style-name="T672"> f():</text:span></text:p>
          <text:p text:style-name="P30"><text:span text:style-name="T672"><text:s text:c="8"/>print(</text:span><text:span text:style-name="T216">"f failed"</text:span><text:span text:style-name="T672">)</text:span></text:p>
          <text:p text:style-name="P30"><text:span text:style-name="T672"><text:s text:c="4"/></text:span><text:span text:style-name="T235">if</text:span><text:span text:style-name="T672"> </text:span><text:span text:style-name="T235">not</text:span><text:span text:style-name="T672"> g():</text:span></text:p>
          <text:p text:style-name="P30"><text:span text:style-name="T672"><text:s text:c="8"/>print(</text:span><text:span text:style-name="T216">"g failed"</text:span><text:span text:style-name="T672">)</text:span></text:p>
          <text:p text:style-name="P30"/>
          <text:p text:style-name="P31"><text:span text:style-name="T672">main()<text:line-break/><text:line-break/>Note how, in the LBYL paradigm, each function call requires at least two lines of code; one to call the function, and another to check the return value.<text:line-break/><text:line-break/>(In “f” and “g”, we have used three lines, due to unfortunate naming: whereas the names of the mocks end in “</text:span><text:span text:style-name="T43">failure</text:span><text:span text:style-name="T672">”, what they actually return is whether the operation </text:span><text:span text:style-name="T43">succeeded</text:span><text:span text:style-name="T672">, as is the convention in practically all programming languages when a boolean is used as the return value.<text:line-break/><text:line-break/>Hence “</text:span><text:span text:style-name="T43">if not random_failure(0.5):</text:span><text:span text:style-name="T672">” sounds like the “if” is triggers if there was no failure, whereas it actually works in the exact opposite way. We name the return value “</text:span><text:span text:style-name="T43">success</text:span><text:span text:style-name="T672">”<text:line-break/>in order to explicitly document how to interpret it correctly.)</text:span></text:p>
          <text:p text:style-name="P53"><text:span text:style-name="T673">Next up, EAFP. Take the updated mocks from the question paper. Here is the test program:<text:line-break/><text:line-break/></text:span><text:span text:style-name="T236">def</text:span><text:span text:style-name="T673"> </text:span><text:span text:style-name="T644">f</text:span><text:span text:style-name="T673">(): <text:s/></text:span><text:span text:style-name="T291"># strategy 1: function that handles its own errors </text:span><text:span text:style-name="T294">(</text:span><text:span text:style-name="T295">no-throw guarantee</text:span><text:span text:style-name="T294">)</text:span></text:p>
          <text:p text:style-name="P31"><text:span text:style-name="T673"><text:s text:c="4"/></text:span><text:span text:style-name="T236">try</text:span><text:span text:style-name="T673">:</text:span></text:p>
          <text:p text:style-name="P31"><text:span text:style-name="T673"><text:s text:c="8"/>random_failure(</text:span><text:span text:style-name="T204">0.5</text:span><text:span text:style-name="T673">)</text:span></text:p>
          <text:p text:style-name="P31"><text:span text:style-name="T673"><text:s text:c="8"/>random_failure(</text:span><text:span text:style-name="T204">0.5</text:span><text:span text:style-name="T673">)</text:span></text:p>
          <text:p text:style-name="P31"><text:span text:style-name="T673"><text:s text:c="8"/>random_failure(</text:span><text:span text:style-name="T204">0.5</text:span><text:span text:style-name="T673">)</text:span></text:p>
          <text:p text:style-name="P31"><text:span text:style-name="T673"><text:s text:c="4"/></text:span><text:span text:style-name="T236">except</text:span><text:span text:style-name="T673"> RuntimeError </text:span><text:span text:style-name="T236">as</text:span><text:span text:style-name="T673"> e:</text:span></text:p>
          <text:p text:style-name="P31"><text:span text:style-name="T673"><text:s text:c="8"/>print(</text:span><text:span text:style-name="T217">'f() failed, reason: {}'</text:span><text:span text:style-name="T673">.format(e)) <text:s text:c="3"/></text:span><text:span text:style-name="T291"># show what happened</text:span></text:p>
          <text:p text:style-name="P31"><text:span text:style-name="T673"><text:s text:c="8"/></text:span><text:span text:style-name="T291"># let's assume in this particular case it's ok to ignore the error<text:line-break/> <text:s text:c="7"/># so we don't need to do anything more here</text:span></text:p>
          <text:p text:style-name="P31"/>
          <text:p text:style-name="P31"><text:span text:style-name="T236">def</text:span><text:span text:style-name="T673"> </text:span><text:span text:style-name="T644">g</text:span><text:span text:style-name="T673">(): <text:s/></text:span><text:span text:style-name="T291"># strategy 2, </text:span><text:span text:style-name="T293">also valid</text:span><text:span text:style-name="T291">: function that lets errors propagate to caller</text:span></text:p>
          <text:p text:style-name="P31"><text:span text:style-name="T673"><text:s text:c="4"/>func = DeterministicFailure(n=</text:span><text:span text:style-name="T204">3</text:span><text:span text:style-name="T673">, k=</text:span><text:span text:style-name="T204">2</text:span><text:span text:style-name="T673">)</text:span></text:p>
          <text:p text:style-name="P31"><text:span text:style-name="T673"><text:s text:c="4"/>func()</text:span></text:p>
          <text:p text:style-name="P31"><text:span text:style-name="T673"><text:s text:c="4"/>func()</text:span></text:p>
          <text:p text:style-name="P31"><text:span text:style-name="T673"><text:s text:c="4"/>func()</text:span></text:p>
          <text:p text:style-name="P31"/>
          <text:p text:style-name="P31"><text:span text:style-name="T236">def</text:span><text:span text:style-name="T673"> main():</text:span></text:p>
          <text:p text:style-name="P31"><text:span text:style-name="T673"><text:s text:c="4"/>f() <text:s text:c="3"/></text:span><text:span text:style-name="T291"># f handles its own exceptions, </text:span><text:span text:style-name="T294">no need to catch anything</text:span></text:p>
          <text:p text:style-name="P31"><text:span text:style-name="T673"><text:s text:c="4"/></text:span><text:span text:style-name="T236">try</text:span><text:span text:style-name="T673">: <text:s/></text:span><text:span text:style-name="T291"># g will raise if an error occurs, so catch </text:span><text:span text:style-name="T292">any relevant </text:span><text:span text:style-name="T291">exception</text:span><text:span text:style-name="T292">s</text:span><text:span text:style-name="T291"> here</text:span></text:p>
          <text:p text:style-name="P31"><text:span text:style-name="T673"><text:s text:c="8"/>g()</text:span></text:p>
          <text:p text:style-name="P31"><text:span text:style-name="T673"><text:s text:c="4"/></text:span><text:span text:style-name="T236">except</text:span><text:span text:style-name="T673"> RuntimeError </text:span><text:span text:style-name="T236">as</text:span><text:span text:style-name="T673"> e:</text:span></text:p>
          <text:p text:style-name="P31"><text:span text:style-name="T673"><text:s text:c="8"/>print(</text:span><text:span text:style-name="T217">'g() failed, reason: {}'</text:span><text:span text:style-name="T673">.format(e))</text:span></text:p>
          <text:p text:style-name="P31"/>
          <text:p text:style-name="P32"><text:span text:style-name="T673">main()<text:line-break/><text:line-break/>Error handling now takes up fewer lines of code, and the successful (usual) case has become more readable. The return value is now available to pass data, since it is no longer needed<text:line-break/>to pass error information. Furthermore, exceptions can easily carry a message indicating the reason of the error in plain text.<text:line-break/><text:line-break/>If the same handler is applicable to any error of some particular type, we only need to specify (or call) that handler once (not after every function call that may produce that kind of error).<text:line-break/></text:span></text:p>
          <text:p text:style-name="P32"><text:span text:style-name="T674">If the programmer does not bother to catch errors, in LBYL the result is catastrophic: the operation will silently fail. This will likely corrupt the state of the program, because the later operations in effect assume that all earlier ones have been successful. The error will only be noticed later, after the context of the error has been lost, making the program hard to debug.<text:line-break/><text:line-break/>In EAFP, an uncaught exception that escapes to the top level will cause the program to terminate immediately. Hence, either the processing will stop (usually with an informative<text:line-break/>error message), or the programmer will implement an error handler to avoid that. More robust.<text:line-break/><text:line-break/>About the two strategies used in this test program, see </text:span><text:a xlink:type="simple" xlink:href="https://en.wikipedia.org/wiki/Exception_safety" text:style-name="Internet_20_link" text:visited-style-name="Visited_20_Internet_20_Link"><text:span text:style-name="T674">Abrahams's exception safety guarantees</text:span></text:a><text:span text:style-name="T674">.<text:line-break/><text:line-break/>However, keep in mind that EAFP is </text:span><text:a xlink:type="simple" xlink:href="https://en.wikipedia.org/wiki/No_Silver_Bullet" text:style-name="Internet_20_link" text:visited-style-name="Visited_20_Internet_20_Link"><text:span text:style-name="T674">no silver bullet</text:span></text:a><text:span text:style-name="T674">; even though it makes error handling appear simpler, it is still easy to write code that is </text:span><text:a xlink:type="simple" xlink:href="https://blogs.msdn.microsoft.com/oldnewthing/20040422-00/?p=39683" text:style-name="Internet_20_link" text:visited-style-name="Visited_20_Internet_20_Link"><text:span text:style-name="T46">Cl</text:span></text:a><text:a xlink:type="simple" xlink:href="https://blogs.msdn.microsoft.com/oldnewthing/20040422-00/?p=39683" text:style-name="Internet_20_link" text:visited-style-name="Visited_20_Internet_20_Link"><text:span text:style-name="T44">eaner, more elegant, and wrong</text:span></text:a><text:span text:style-name="T149">. </text:span><text:span text:style-name="T150">(</text:span><text:span text:style-name="T151">Any r</text:span><text:span text:style-name="T150">elevant errors must be handled </text:span><text:span text:style-name="T45">somehow</text:span><text:span text:style-name="T150">; </text:span><text:span text:style-name="T152">no paradigm can </text:span><text:span text:style-name="T150">remove the essential complexity.)</text:span></text:p>
          <text:p text:style-name="P54"><text:span text:style-name="T11">b)</text:span> <text:span text:style-name="T31">L</text:span><text:span text:style-name="T20">exical vs. dynamic scoping.</text:span><text:line-break/><text:line-break/><text:line-break/><text:span text:style-name="T68">Practical note</text:span><text:span text:style-name="T47">: if you keep the same Spyder session open and do various experiments in it,<text:line-break/>its global namespace will </text:span><text:span text:style-name="T48">keep </text:span><text:span text:style-name="T47">all the names you have assigned to at the top level.<text:line-break/><text:line-break/>That behavior may interfere with this particular exercise, </text:span><text:span text:style-name="T48">because an earlier definition of “x” </text:span><text:span text:style-name="T49">may already have bound that name to </text:span><text:span text:style-name="T48">some value.</text:span><text:span text:style-name="T47"><text:line-break/><text:line-break/></text:span><text:span text:style-name="T48">Hence, </text:span><text:span text:style-name="T47">it is useful to first open View ⊳ Panes ⊳ Variable Explorer, and click the </text:span><text:span text:style-name="T68">×</text:span><text:span text:style-name="T47"> in its toolbar to reset the namespace (clearing all </text:span><text:span text:style-name="T50">top-level </text:span><text:span text:style-name="T47">definitions).<text:line-break/><text:line-break/>If the Variable Explorer is already open, it should appear in one of the panes at the right edge of the main window, usually as a tab in the same pane as Help. Click the tab header </text:span><text:span text:style-name="T51">(at the lower edge of the pane) </text:span><text:span text:style-name="T47">to switch to it, if necessary.</text:span><text:line-break/><text:line-break/><text:line-break/><text:span text:style-name="T679">First of all, here are the </text:span><text:span text:style-name="T13">original</text:span><text:span text:style-name="T675"> example programs from lecture 3, slide 26.<text:line-break/><text:line-break/>To place them in the same file (just for convenience) while avoiding name conflicts,<text:line-break/>here the functions have been renamed:</text:span><text:line-break/><text:span text:style-name="T579"><text:line-break/></text:span><text:span text:style-name="T258">def</text:span><text:span text:style-name="T580"> </text:span><text:span text:style-name="T651">f1</text:span><text:span text:style-name="T580">():</text:span></text:p>
          <text:p text:style-name="P33"><text:span text:style-name="T580"><text:s text:c="4"/></text:span><text:span text:style-name="T258">def</text:span><text:span text:style-name="T580"> </text:span><text:span text:style-name="T651">g1</text:span><text:span text:style-name="T580">(): <text:s text:c="2"/></text:span><text:span text:style-name="T296"># “g1” is defined inside “f1”</text:span></text:p>
          <text:p text:style-name="P33"><text:span text:style-name="T580"><text:s text:c="8"/>print(x)</text:span></text:p>
          <text:p text:style-name="P33"><text:span text:style-name="T580"><text:s text:c="4"/>x = </text:span><text:span text:style-name="T205">42</text:span></text:p>
          <text:p text:style-name="P33"><text:span text:style-name="T580"><text:s text:c="4"/>g1()</text:span></text:p>
          <text:p text:style-name="P33"><text:span text:style-name="T580">f1()</text:span></text:p>
          <text:p text:style-name="P33"><text:span text:style-name="T580"/></text:p>
          <text:p text:style-name="P33"><text:span text:style-name="T258">def</text:span><text:span text:style-name="T580"> </text:span><text:span text:style-name="T651">g2</text:span><text:span text:style-name="T580">():</text:span></text:p>
          <text:p text:style-name="P33"><text:span text:style-name="T580"><text:s text:c="4"/>print(x)</text:span></text:p>
          <text:p text:style-name="P33"><text:span text:style-name="T258">def</text:span><text:span text:style-name="T580"> </text:span><text:span text:style-name="T651">f2</text:span><text:span text:style-name="T580">():</text:span></text:p>
          <text:p text:style-name="P33"><text:span text:style-name="T580"><text:s text:c="4"/>x = </text:span><text:span text:style-name="T205">42</text:span></text:p>
          <text:p text:style-name="P33"><text:span text:style-name="T580"><text:s text:c="4"/>g2()</text:span></text:p>
          <text:p text:style-name="P35"><text:span text:style-name="T580">f2()</text:span><text:span text:style-name="T579"><text:line-break/><text:line-break/></text:span><text:span text:style-name="T581">Running this script, we observe that “f1” indeed prints 42, while “f2” crashes with a </text:span><text:span text:style-name="T676">NameError</text:span><text:span text:style-name="T581">.<text:line-break/><text:line-break/>This is because </text:span><text:span text:style-name="T588">lexically, </text:span><text:span text:style-name="T581">there is no “x” in </text:span><text:span text:style-name="T588">the </text:span><text:span text:style-name="T581">scope of “g2” </text:span><text:span text:style-name="T586">–</text:span><text:span text:style-name="T581"> </text:span><text:span text:style-name="T586">i.e. within the piece of source<text:line-break/>code text spanned by the definition of “g2”, </text:span><text:span text:style-name="T587">or </text:span><text:span text:style-name="T588">in </text:span><text:span text:style-name="T587">one of its surrounding </text:span><text:span text:style-name="T588">pieces of text </text:span><text:span text:style-name="T587">(recall<text:line-break/>the “E” </text:span><text:span text:style-name="T590">and “G” </text:span><text:span text:style-name="T587">in </text:span><text:span text:style-name="T603">LEGB</text:span><text:span text:style-name="T587">).<text:line-break/><text:line-break/></text:span><text:span text:style-name="T589">In contrast, in “g1”, there is an “x” in scope, since a surrounding piece of text – the definition of “f1” – defines an “x”.</text:span><text:span text:style-name="T578"><text:line-break/><text:line-break/><text:line-break/></text:span></text:p>
          <text:p text:style-name="P55"><text:span text:style-name="T582">To </text:span><text:span text:style-name="T591">try the </text:span><text:span text:style-name="T582">dynamically scoped </text:span><text:span text:style-name="T591">variant of these programs</text:span><text:span text:style-name="T582">, we start by placing </text:span><text:span text:style-name="T598">dynscope.py</text:span><text:span text:style-name="T582"> into the same folder with </text:span><text:span text:style-name="T591">the </text:span><text:span text:style-name="T582">test program.<text:line-break/><text:line-break/></text:span><text:span text:style-name="T583">Then, here is the </text:span><text:span text:style-name="T591">code for the </text:span><text:span text:style-name="T583">dynamically scoped version, </text:span><text:span text:style-name="T592">using </text:span><text:span text:style-name="T600">dynscope.py</text:span><text:span text:style-name="T592"> to emulate dynamic scoping</text:span><text:span text:style-name="T583">:<text:line-break/><text:line-break/></text:span><text:span text:style-name="T259">from</text:span><text:span text:style-name="T583"> dynscope </text:span><text:span text:style-name="T259">import</text:span><text:span text:style-name="T583"> env<text:line-break/><text:line-break/></text:span><text:span text:style-name="T258">def</text:span><text:span text:style-name="T580"> </text:span><text:span text:style-name="T651">f1</text:span><text:span text:style-name="T580">():</text:span></text:p>
          <text:p text:style-name="P34"><text:span text:style-name="T580"><text:s text:c="4"/></text:span><text:span text:style-name="T258">def</text:span><text:span text:style-name="T580"> </text:span><text:span text:style-name="T651">g1</text:span><text:span text:style-name="T580">(): <text:s text:c="2"/></text:span><text:span text:style-name="T296"># “g1” is defined inside “f1”</text:span></text:p>
          <text:p text:style-name="P34"><text:span text:style-name="T580"><text:s text:c="8"/>print(</text:span><text:span text:style-name="T583">env.</text:span><text:span text:style-name="T580">x) <text:s text:c="3"/></text:span><text:span text:style-name="T297"># dynamic variables </text:span><text:span text:style-name="T298">are accessed via </text:span><text:span text:style-name="T297">env</text:span></text:p>
          <text:p text:style-name="P34"><text:span text:style-name="T580"><text:s text:c="4"/></text:span><text:span text:style-name="T259">with</text:span><text:span text:style-name="T583"> env.let(x=</text:span><text:span text:style-name="T206">42</text:span><text:span text:style-name="T583">):</text:span></text:p>
          <text:p text:style-name="P34"><text:span text:style-name="T205"><text:s text:c="4"/></text:span><text:span text:style-name="T580"><text:s text:c="4"/>g1()</text:span></text:p>
          <text:p text:style-name="P34"><text:span text:style-name="T580">f1()</text:span></text:p>
          <text:p text:style-name="P34"><text:span text:style-name="T580"/></text:p>
          <text:p text:style-name="P34"><text:span text:style-name="T258">def</text:span><text:span text:style-name="T580"> </text:span><text:span text:style-name="T651">g2</text:span><text:span text:style-name="T580">():</text:span></text:p>
          <text:p text:style-name="P34"><text:span text:style-name="T580"><text:s text:c="4"/>print(</text:span><text:span text:style-name="T583">env.</text:span><text:span text:style-name="T580">x)</text:span></text:p>
          <text:p text:style-name="P34"><text:span text:style-name="T258">def</text:span><text:span text:style-name="T580"> </text:span><text:span text:style-name="T651">f2</text:span><text:span text:style-name="T580">():</text:span></text:p>
          <text:p text:style-name="P34"><text:span text:style-name="T580"><text:s text:c="4"/></text:span><text:span text:style-name="T259">with</text:span><text:span text:style-name="T583"> env.let(x=</text:span><text:span text:style-name="T206">42</text:span><text:span text:style-name="T583">):</text:span></text:p>
          <text:p text:style-name="P34"><text:span text:style-name="T205"><text:s text:c="4"/></text:span><text:span text:style-name="T580"><text:s text:c="4"/>g</text:span><text:span text:style-name="T583">2</text:span><text:span text:style-name="T580">()</text:span></text:p>
          <text:p text:style-name="P36"><text:span text:style-name="T580">f2()</text:span><text:span text:style-name="T578"><text:line-break/><text:line-break/></text:span><text:span text:style-name="T583">Now both programs work; each program prints 42.<text:line-break/><text:line-break/></text:span><text:span text:style-name="T584">Even with the name “x” now dynamically scoped, </text:span><text:span text:style-name="T593">also </text:span><text:span text:style-name="T584">t</text:span><text:span text:style-name="T583">he first program </text:span><text:span text:style-name="T584">still </text:span><text:span text:style-name="T583">works, because the call to “g1” </text:span><text:span text:style-name="T585">occurs </text:span><text:span text:style-name="T584">within the </text:span><text:span text:style-name="T599">dynamic extent</text:span><text:span text:style-name="T584"> of the </text:span><text:span text:style-name="T260">with</text:span><text:span text:style-name="T584"> block, during which the name “x” exists.<text:line-break/><text:line-break/></text:span><text:span text:style-name="T595">[</text:span><text:span text:style-name="T594">The </text:span><text:span text:style-name="T602">dynamic extent</text:span><text:span text:style-name="T594"> of a block of code is </text:span><text:span text:style-name="T585">the time during which </text:span><text:span text:style-name="T594">that</text:span><text:span text:style-name="T585"> block is being executed</text:span><text:span text:style-name="T584">.</text:span><text:span text:style-name="T595">]</text:span><text:span text:style-name="T584"><text:line-break/><text:line-break/>From the viewpoint of </text:span><text:span text:style-name="T599">dynamic</text:span><text:span text:style-name="T584"> scoping, it is irrelevant whether “g1” is in the </text:span><text:span text:style-name="T599">lexical</text:span><text:span text:style-name="T584"> scope of its caller (“f1”) or not. </text:span><text:span text:style-name="T597">D</text:span><text:span text:style-name="T596">ynamic scoping does not care </text:span><text:span text:style-name="T601">where</text:span><text:span text:style-name="T596"> a function appears in the source code.</text:span><text:span text:style-name="T584"><text:line-break/></text:span><text:line-break/><text:span text:style-name="T680">Finally, without add-on modules like </text:span><text:span text:style-name="T52">dynscope.py</text:span><text:span text:style-name="T153">,</text:span><text:span text:style-name="T680"> </text:span><text:span text:style-name="T14">Python always uses lexical scoping</text:span><text:span text:style-name="T680">.<text:line-break/><text:line-break/>This example is meant to illustrate the main difference between lexical and dynamic scoping, and that it is possible to emulate dynamic scoping in the rare case where having it available as an option can make code simpler.<text:line-break/><text:line-break/>It is still important to understand the concept of </text:span><text:span text:style-name="T52">dynamic extent</text:span><text:span text:style-name="T680">, because object instances – such as opened files – live dynamically (even if the names pointing to those instances are resolved lexically).</text:span></text:p>
          <text:p text:style-name="P39"/>
          <text:p text:style-name="P56"><text:span text:style-name="T11">c)</text:span> <text:span text:style-name="T31">D</text:span><text:span text:style-name="T20">uck typing.</text:span><text:line-break/><text:line-break/><text:span text:style-name="T681">About </text:span><text:span text:style-name="T53">callables</text:span><text:span text:style-name="T681"> in Python: </text:span><text:a xlink:type="simple" xlink:href="https://technobeans.com/2011/01/31/python-making-objects-callable/" text:style-name="Internet_20_link" text:visited-style-name="Visited_20_Internet_20_Link"><text:span text:style-name="T681">simple example</text:span></text:a><text:span text:style-name="T681">, </text:span><text:a xlink:type="simple" xlink:href="https://stackoverflow.com/questions/111234/what-is-a-callable-in-python" text:style-name="Internet_20_link" text:visited-style-name="Visited_20_Internet_20_Link"><text:span text:style-name="T681">definition</text:span></text:a><text:span text:style-name="T681">, and a built-in function to check<text:line-break/></text:span><text:a xlink:type="simple" xlink:href="https://docs.python.org/3/library/functions.html#callable" text:style-name="Internet_20_link" text:visited-style-name="Visited_20_Internet_20_Link"><text:span text:style-name="T681">if something is callable</text:span></text:a><text:span text:style-name="T681">.</text:span><text:line-break/><text:line-break/><text:span text:style-name="T681">Consider the main routine from the question paper:<text:line-break/><text:line-break/></text:span><text:span text:style-name="T256">def</text:span><text:span text:style-name="T613"> </text:span><text:span text:style-name="T652">main</text:span><text:span text:style-name="T613">():<text:line-break/> <text:s text:c="3"/></text:span><text:span text:style-name="T256">for</text:span><text:span text:style-name="T613"> func </text:span><text:span text:style-name="T256">in</text:span><text:span text:style-name="T613"> (f, g, Frizzle(23), Frobozz(), Counted(f)): <text:s text:c="3"/></text:span><text:span text:style-name="T269"># what exactly is each item?</text:span></text:p>
          <text:p text:style-name="P13"><text:span text:style-name="T656"><text:s text:c="8"/></text:span><text:span text:style-name="T226">try</text:span><text:span text:style-name="T656">:<text:line-break/> <text:s text:c="11"/>func(42) <text:s text:c="3"/></text:span><text:span text:style-name="T276"># ☆</text:span><text:span text:style-name="T656"><text:line-break/> <text:s text:c="7"/></text:span><text:span text:style-name="T226">except</text:span><text:span text:style-name="T656"> TypeError </text:span><text:span text:style-name="T226">as</text:span><text:span text:style-name="T656"> e:</text:span></text:p>
          <text:p text:style-name="P13"><text:span text:style-name="T658"><text:s text:c="12"/>print(</text:span><text:span text:style-name="T209">'{:s} fail: {:s}'</text:span><text:span text:style-name="T658">.format(*(str(x) </text:span><text:span text:style-name="T227">for</text:span><text:span text:style-name="T658"> x </text:span><text:span text:style-name="T227">in</text:span><text:span text:style-name="T658"> (func, e)))) <text:s text:c="3"/></text:span><text:span text:style-name="T277"># </text:span><text:span text:style-name="T278">(</text:span><text:span text:style-name="T277">maybe bad style?</text:span><text:span text:style-name="T278">)</text:span></text:p>
          <text:p text:style-name="P13"><text:span text:style-name="T658"><text:s text:c="8"/></text:span><text:span text:style-name="T227">else</text:span><text:span text:style-name="T658">:</text:span></text:p>
          <text:p text:style-name="P37"><text:span text:style-name="T614"><text:s text:c="12"/>print(</text:span><text:span text:style-name="T207">'{:s} pass'</text:span><text:span text:style-name="T614">.format(str(func)))</text:span><text:span text:style-name="T681"><text:line-break/><text:line-break/>The </text:span><text:span text:style-name="T237">for</text:span><text:span text:style-name="T681"> loop iterates over a tuple, which here is created inline and then discarded after the loop. (It is a temporary, only used for looping over.)<text:line-break/><text:line-break/>As for the items in the tuple:<text:line-break/><text:line-break/></text:span><text:span text:style-name="T534">● </text:span><text:span text:style-name="T535">f is a function of one argument.<text:line-break/><text:line-break/></text:span><text:span text:style-name="T534">● </text:span><text:span text:style-name="T535">g is a function of two arguments.<text:line-break/><text:line-break/></text:span><text:span text:style-name="T534">● </text:span><text:span text:style-name="T535">Frizzle is a class that has been made callable by defining a </text:span><text:span text:style-name="T536">__call__</text:span><text:span text:style-name="T535"> magic method.<text:line-break/><text:line-break/></text:span><text:span text:style-name="T558">I</text:span><text:span text:style-name="T535">nstances </text:span><text:span text:style-name="T558">of Frizzle </text:span><text:span text:style-name="T535">can be called as if they were functions; Python will then redirect the call<text:line-break/>to the </text:span><text:span text:style-name="T536">__call__</text:span><text:span text:style-name="T535"> method </text:span><text:span text:style-name="T545">of the object instance</text:span><text:span text:style-name="T535">.<text:line-break/><text:line-break/>As always, the </text:span><text:span text:style-name="T536">self</text:span><text:span text:style-name="T535"> argument is passed implicitly, so this </text:span><text:span text:style-name="T536">__</text:span><text:span text:style-name="T540">call__</text:span><text:span text:style-name="T549"> </text:span><text:span text:style-name="T535">takes no arguments. </text:span><text:span text:style-name="T549">Hence instances of Frizzle are callables of zero arguments.</text:span><text:span text:style-name="T535"><text:line-break/><text:line-break/></text:span><text:span text:style-name="T545">Note that </text:span><text:span text:style-name="T535">“Frizzle(23)” </text:span><text:span text:style-name="T546">is </text:span><text:span text:style-name="T535">not yet </text:span><text:span text:style-name="T546">redirected to </text:span><text:span text:style-name="T538">__</text:span><text:span text:style-name="T536">call__</text:span><text:span text:style-name="T535">; it creates an instance </text:span><text:span text:style-name="T546">by calling the constructor, </text:span><text:span text:style-name="T538">__init__</text:span><text:span text:style-name="T535">. Recall that the syntax for creating an instance in Python is to </text:span><text:span text:style-name="T536">call the class</text:span><text:span text:style-name="T535">. </text:span><text:span text:style-name="T547">The magic method </text:span><text:span text:style-name="T539">__call__</text:span><text:span text:style-name="T547"> is invoked when we </text:span><text:span text:style-name="T559">instead</text:span><text:span text:style-name="T547"> </text:span><text:span text:style-name="T539">call an object instance</text:span><text:span text:style-name="T547">.</text:span><text:span text:style-name="T535"><text:line-break/><text:line-break/>Since </text:span><text:span text:style-name="T536">self</text:span><text:span text:style-name="T535"> is passed implicitly, the positional argument 23 </text:span><text:span text:style-name="T548">(that we pass to the constructor) </text:span><text:span text:style-name="T535">goes into the </text:span><text:span text:style-name="T544">first available</text:span><text:span text:style-name="T535"> formal parameter, </text:span><text:span text:style-name="T544">namely</text:span><text:span text:style-name="T535"> “a”.</text:span><text:span text:style-name="T681"><text:line-break/><text:line-break/></text:span><text:span text:style-name="T534">● </text:span><text:span text:style-name="T545">Frobozz is also class that has been made callable. In this particular case, the constructor takes no arguments (except the implicit </text:span><text:span text:style-name="T537">self</text:span><text:span text:style-name="T545">), but </text:span><text:span text:style-name="T537">__call__</text:span><text:span text:style-name="T545"> takes </text:span><text:span text:style-name="T548">one argument, “a”. Hence instances of Frobozz are callables of one argument.<text:line-break/><text:line-break/></text:span><text:span text:style-name="T550">Again, Frobozz() just calls the constructor, and returns the created object i</text:span><text:span text:style-name="T551">n</text:span><text:span text:style-name="T550">stance.</text:span><text:span text:style-name="T681"><text:line-break/><text:line-break/></text:span></text:p>
          <text:p text:style-name="P57"><text:span text:style-name="T534">● </text:span><text:span text:style-name="T550">The class </text:span><text:span text:style-name="T552">Counted is an example of where </text:span><text:span text:style-name="T556">we</text:span><text:span text:style-name="T552"> might use a call-counting mechanism more sensibly. It takes a function, and returns a wrapped function that, in addition to performing<text:line-break/>its original task, counts how many calls have been made to it.<text:line-break/><text:line-break/>It is essentially a decorator </text:span><text:span text:style-name="T561">(in the Python sense)</text:span><text:span text:style-name="T552">, </text:span><text:span text:style-name="T555">although in the question</text:span><text:span text:style-name="T560">s</text:span><text:span text:style-name="T555"> we used it directly, without any syntactic sugar</text:span><text:span text:style-name="T552">.<text:line-break/><text:line-break/></text:span><text:span text:style-name="T553">Consider the implementation:</text:span><text:span text:style-name="T610"><text:line-break/></text:span><text:span text:style-name="T613"><text:line-break/></text:span><text:span text:style-name="T256">class</text:span><text:span text:style-name="T613"> </text:span><text:span text:style-name="T652">Counted</text:span><text:span text:style-name="T613">:<text:line-break/> <text:s text:c="3"/></text:span><text:span text:style-name="T256">def</text:span><text:span text:style-name="T613"> </text:span><text:span text:style-name="T652">__init__</text:span><text:span text:style-name="T613">(</text:span><text:span text:style-name="T617">self</text:span><text:span text:style-name="T613">, f):<text:line-break/> <text:s text:c="7"/></text:span><text:span text:style-name="T617">self</text:span><text:span text:style-name="T613">.count = 0</text:span></text:p>
          <text:p text:style-name="P38"><text:span text:style-name="T613"><text:s text:c="8"/></text:span><text:span text:style-name="T617">self</text:span><text:span text:style-name="T613">.f = f<text:line-break/> <text:s text:c="3"/></text:span><text:span text:style-name="T256">def</text:span><text:span text:style-name="T613"> </text:span><text:span text:style-name="T652">__call__</text:span><text:span text:style-name="T613">(</text:span><text:span text:style-name="T617">self</text:span><text:span text:style-name="T613">, *args, **kwargs):<text:line-break/> <text:s text:c="7"/></text:span><text:span text:style-name="T617">self</text:span><text:span text:style-name="T613">.count += 1<text:line-break/> <text:s text:c="7"/></text:span><text:span text:style-name="T256">return</text:span><text:span text:style-name="T613"> </text:span><text:span text:style-name="T617">self</text:span><text:span text:style-name="T613">.f(*args, **kwargs)<text:line-break/></text:span><text:span text:style-name="T682"><text:line-break/></text:span><text:span text:style-name="T686">The constructor takes in a</text:span><text:span text:style-name="T687">n argument</text:span><text:span text:style-name="T686"> “f”, and stores it into </text:span><text:span text:style-name="T684">self.f</text:span><text:span text:style-name="T688">, </text:span><text:span text:style-name="T689">so that instance methods (such as </text:span><text:span text:style-name="T685">__call__</text:span><text:span text:style-name="T689"> here)</text:span><text:span text:style-name="T688"> </text:span><text:span text:style-name="T689">can use it later.</text:span><text:span text:style-name="T688"> </text:span><text:span text:style-name="T689">The programmer has </text:span><text:span text:style-name="T692">clearly</text:span><text:span text:style-name="T689"> intended the argument to be a function, but being duck-typed, Python does not check that.<text:line-break/><text:line-break/>In a real-world program, th</text:span><text:span text:style-name="T690">e programmer would be expected to </text:span><text:span text:style-name="T689">document </text:span><text:span text:style-name="T690">this assumption</text:span><text:span text:style-name="T689"> in the docstring of the </text:span><text:span text:style-name="T685">Counted</text:span><text:span text:style-name="T689"> class</text:span><text:span text:style-name="T690">, </text:span><text:span text:style-name="T693">or maybe verify it with </text:span><text:span text:style-name="T695">callable()</text:span><text:span text:style-name="T693">, and </text:span><text:span text:style-name="T266">raise</text:span><text:span text:style-name="T693"> TypeError </text:span><text:span text:style-name="T694">(with a descriptive error message) </text:span><text:span text:style-name="T693">if </text:span><text:span text:style-name="T694">it is </text:span><text:span text:style-name="T693">not</text:span><text:span text:style-name="T689">. </text:span><text:span text:style-name="T691">Classes can be docstringed just like functions – if the first expression that appears in the class body is a string, it will be used as the docstring.</text:span><text:span text:style-name="T682"><text:line-break/><text:line-break/></text:span><text:span text:style-name="T696">Now, w</text:span><text:span text:style-name="T682">hat is the signature of th</text:span><text:span text:style-name="T686">e</text:span><text:span text:style-name="T682"> </text:span><text:span text:style-name="T683">__call__</text:span><text:span text:style-name="T682"> method?</text:span><text:span text:style-name="T613"><text:line-break/><text:line-break/></text:span><text:span text:style-name="T534">● *</text:span><text:span text:style-name="T553">args </text:span><text:span text:style-name="T557">means</text:span><text:span text:style-name="T553"> it take</text:span><text:span text:style-name="T557">s</text:span><text:span text:style-name="T553"> any number of positional arguments, and pack</text:span><text:span text:style-name="T557">s</text:span><text:span text:style-name="T553"> them into a list, “</text:span><text:span text:style-name="T554">args”</text:span><text:span text:style-name="T553">.<text:line-break/><text:line-break/></text:span><text:span text:style-name="T534">● **</text:span><text:span text:style-name="T553">kwargs does the same for keyword arguments, packing them into a dict </text:span><text:span text:style-name="T554">named “kwargs”</text:span><text:span text:style-name="T553">.<text:line-break/><text:line-break/>Hence, </text:span><text:span text:style-name="T541">__call__</text:span><text:span text:style-name="T553"> accepts zero or more positional arguments, and any keyword arguments.<text:line-break/>Its signature is completely generic – any arguments can be passed </text:span><text:span text:style-name="T554">in</text:span><text:span text:style-name="T553">, and it will accept them.<text:line-break/></text:span><text:span text:style-name="T557">It can also be called with no arguments – in that case, “args” and “kwargs” will be empty.</text:span><text:span text:style-name="T553"><text:line-break/><text:line-break/></text:span><text:span text:style-name="T554">As for the last line with </text:span><text:span text:style-name="T265">return</text:span><text:span text:style-name="T554">:<text:line-break/><text:line-break/></text:span><text:span text:style-name="T534">● *</text:span><text:span text:style-name="T554">args unpacks the list “args” into the positional arguments of </text:span><text:span text:style-name="T542">self.f</text:span><text:span text:style-name="T554">.<text:line-break/><text:line-break/></text:span><text:span text:style-name="T534">● **</text:span><text:span text:style-name="T555">kwargs, similarly, unpacks the dict “kwargs”, using its keys and values to pass arguments by name into </text:span><text:span text:style-name="T543">self.f</text:span><text:span text:style-name="T555">.</text:span><text:span text:style-name="T613"><text:line-break/><text:line-break/></text:span><text:span text:style-name="T657">Hence, this particular </text:span><text:span text:style-name="T33">__call__ passes through any and all </text:span><text:span text:style-name="T54">of its </text:span><text:span text:style-name="T33">arguments to self.f</text:span><text:span text:style-name="T657">, i.e. to the function that the user passed in to the constructor.<text:line-break/><text:line-break/>In conclusion, which of the invocations succeed and which fail? The </text:span><text:span text:style-name="T238">try</text:span><text:span text:style-name="T657"> block in main() expects a callable of one argument – so those invocations where </text:span><text:span text:style-name="T33">func</text:span><text:span text:style-name="T657"> can be called with one argument succeed, while the rest fail. Explicitly, calls to </text:span><text:span text:style-name="T33">f</text:span><text:span text:style-name="T657">, </text:span><text:span text:style-name="T33">Frobozz()</text:span><text:span text:style-name="T657">, and </text:span><text:span text:style-name="T33">Counted(f)</text:span><text:span text:style-name="T657"> succeed.</text:span></text:p>
          <text:p text:style-name="P58"><text:span text:style-name="T11">d)</text:span> <text:span text:style-name="T31">C</text:span><text:span text:style-name="T20">all-by-sharing.</text:span><text:line-break/><text:line-break/><text:span text:style-name="T697">Questions, with answers:<text:line-break/><text:line-break/> ● Is the </text:span><text:span text:style-name="T34">obj</text:span><text:span text:style-name="T659">, that each function receives, the same instance that is created in main()?<text:line-break/> (Deduce, or add appropriate prints and test.)<text:line-break/><text:line-break/><text:tab/> ● Generally yes, that is how call-by-sharing works. In this specific case, consider<text:line-break/><text:tab/> <text:s text:c="3"/>main() from the question paper:<text:line-break/><text:line-break/><text:tab/> </text:span><text:span text:style-name="T228">def</text:span><text:span text:style-name="T659"> </text:span><text:span text:style-name="T642">main</text:span><text:span text:style-name="T659">():<text:line-break/><text:tab/> <text:s text:c="4"/>o = A(</text:span><text:span text:style-name="T201">42</text:span><text:span text:style-name="T659">)<text:line-break/><text:tab/> <text:s text:c="4"/>imperative_update(o)<text:line-break/><text:tab/> <text:s text:c="4"/>o = functional_update(o)<text:line-break/><text:tab/> <text:s text:c="4"/>replace(o)<text:line-break/><text:line-break/><text:tab/> </text:span><text:span text:style-name="T34">∘ </text:span><text:span text:style-name="T659">The first line in main() creates an instance of “A”, and saves the reference as “o”.<text:line-break/><text:tab/> </text:span><text:span text:style-name="T34">∘ </text:span><text:span text:style-name="T659">This instance is then handed in to imperative_update(), by using the name “o”.<text:line-break/><text:tab/> </text:span><text:span text:style-name="T34">∘ </text:span><text:span text:style-name="T659">The same instance is handed in to functional_update(). The name “o” is then<text:line-break/><text:tab/> <text:s text:c="4"/>re-bound to the return value of functional_update().<text:line-break/><text:tab/> </text:span><text:span text:style-name="T34">∘ </text:span><text:span text:style-name="T659">Finally, this latest “o” is handed in to replace().<text:line-break/><text:line-break/> ● Does replace() do what its name suggests? Why or why not?<text:line-break/><text:line-break/><text:tab/> ● No, it doesn't. The issue is that assigning to the name “obj” inside replace()<text:line-break/><text:tab/> only re-binds the name locally. Hence, after the assignment completes, “obj” in<text:line-break/><text:tab/> replace() will point to the string that was introduced there, whereas caller's “o”<text:line-break/><text:tab/> still points to the original object instance.<text:line-break/><text:line-break/><text:tab/> In other words, the effect of the assignment is that replace() loses access to the<text:line-break/><text:tab/> object that was originally passed in as the formal parameter “obj”, because the<text:line-break/><text:tab/> assignment re-binds the only name by which replace() could access that object.<text:line-break/></text:span><text:line-break/> <text:span text:style-name="T659">● Does imperative_update() work as expected? Why or why not?<text:line-break/><text:line-break/><text:tab/> ● Yes, it works as expected. It mutates the object instance that was passed in.<text:line-break/><text:tab/> The formal parameter “obj” points to the original object, so any modifications<text:line-break/><text:tab/> done to the object will be visible to the caller.<text:line-break/><text:line-break/> ● What are the main differences between imperative_update() and functional_update()?<text:line-break/> In the definition? In the usage (i.e. at the call site)? Conceptually?<text:line-break/><text:line-break/><text:tab/> ● The key point in all three respects is that imperative_update() mutates the<text:line-break/><text:tab/> <text:s text:c="3"/>original object (and returns </text:span><text:span text:style-name="T228">None</text:span><text:span text:style-name="T659">), whereas functional_update() creates a<text:line-break/><text:tab/> <text:s text:c="3"/>new instance representing the new, “updated” state of the input, and returns<text:line-break/><text:tab/> <text:s text:c="3"/>the new instance. In functional_update(), the original object is not modified.<text:line-break/><text:tab/> <text:s text:c="3"/>The original object could as well be immutable, and it would still work.</text:span><text:line-break/><text:line-break/><text:tab/> <text:s text:c="2"/><text:span text:style-name="T698">The most important implication of this is when considering the behavior of<text:line-break/></text:span><text:soft-page-break/><text:span text:style-name="T698"><text:tab/> <text:s text:c="2"/>complex pieces of software, where many parts of the program may have<text:line-break/><text:tab/> <text:s text:c="2"/>references to a specific object instance.<text:line-break/><text:line-break/><text:tab/> <text:s text:c="2"/>In the imperative approach, when some part of the code mutates the state,<text:line-break/><text:tab/> <text:s text:c="2"/>this changes the the original object, so the new state will immediately become<text:line-break/><text:tab/> <text:s text:c="2"/>visible everywhere. At first glance, this sounds convenient, but the approach<text:line-break/><text:tab/> <text:s text:c="2"/>has serious pitfalls – for example, </text:span><text:a xlink:type="simple" xlink:href="https://en.wikipedia.org/wiki/Rollback_(data_management)" text:style-name="Internet_20_link" text:visited-style-name="Visited_20_Internet_20_Link"><text:span text:style-name="T698">rollback</text:span></text:a><text:span text:style-name="T698"> in error situations is difficult, and<text:line-break/><text:tab/> <text:s text:c="2"/>concurrent (</text:span><text:a xlink:type="simple" xlink:href="https://stackoverflow.com/questions/1050222/what-is-the-difference-between-concurrency-and-parallelism" text:style-name="Internet_20_link" text:visited-style-name="Visited_20_Internet_20_Link"><text:span text:style-name="T698">in a sense</text:span></text:a><text:span text:style-name="T698"> “simultaneous”) accesses may see the object in an<text:line-break/><text:tab/> <text:s text:c="2"/>inconsistent state, unless special precautions are taken (</text:span><text:a xlink:type="simple" xlink:href="https://en.wikipedia.org/wiki/Linearizability" text:style-name="Internet_20_link" text:visited-style-name="Visited_20_Internet_20_Link"><text:span text:style-name="T698">atomicity</text:span></text:a><text:span text:style-name="T698">).<text:line-break/><text:line-break/><text:tab/> <text:s text:c="2"/>The functional approach makes it easier to solve these issues. First, we must realize<text:line-break/><text:tab/> <text:s text:c="2"/>that </text:span><text:a xlink:type="simple" xlink:href="https://clojure.org/about/state" text:style-name="Internet_20_link" text:visited-style-name="Visited_20_Internet_20_Link"><text:span text:style-name="T698">identity and state are two different things</text:span></text:a><text:span text:style-name="T698">, which makes rollback trivial (simply<text:line-break/><text:tab/> <text:s text:c="2"/>do not </text:span><text:a xlink:type="simple" xlink:href="https://en.wikipedia.org/wiki/Commit_(data_management)" text:style-name="Internet_20_link" text:visited-style-name="Visited_20_Internet_20_Link"><text:span text:style-name="T698">commit</text:span></text:a><text:span text:style-name="T698"> the new state if something went wrong). It also implies that much<text:line-break/><text:tab/> <text:s text:c="2"/>less code needs to be exposed to concurrency issues.<text:line-break/><text:line-break/><text:tab/> <text:s text:c="2"/>As for the latter point, in terms of Python, consider having one central place that<text:line-break/><text:tab/> <text:s text:c="2"/>re-binds the name “world” to its new state – everywhere, data is immutable, and<text:line-break/><text:tab/> <text:s text:c="2"/>all reads receive a snapshot of the latest committed state. As long as this central<text:line-break/><text:tab/> <text:s text:c="2"/>update occurs atomically (so that if someone requests a snapshot while the update<text:line-break/><text:tab/> <text:s text:c="2"/>is in progress, they will either get the old state, or have to wait until the update<text:line-break/><text:tab/> <text:s text:c="2"/>completes, to get the new state), nothing else needs to be atomic as there is no way<text:line-break/><text:tab/> <text:s text:c="2"/>by which an inconsistent state could be produced.<text:line-break/><text:line-break/><text:tab/> <text:s text:c="2"/>Somewhat related to this is the </text:span><text:a xlink:type="simple" xlink:href="https://en.wikipedia.org/wiki/Vector_clock" text:style-name="Internet_20_link" text:visited-style-name="Visited_20_Internet_20_Link"><text:span text:style-name="T698">vector clock</text:span></text:a><text:span text:style-name="T698"> (Fidge, 1988; Mattern, 1988), for<text:line-break/><text:tab/> <text:s text:c="2"/>imposing an ordering on partial state updates in a concurrent world, where each<text:line-break/><text:tab/> <text:s text:c="2"/>agent has access to only a snapshot of the others' states. (We will talk more about<text:line-break/><text:tab/> <text:s text:c="2"/>concurrency and parallelism later on this course.)<text:line-break/></text:span><text:line-break/><text:span text:style-name="T659">● In functional_update(), why is </text:span><text:span text:style-name="T34">type(</text:span><text:span text:style-name="T35">obj</text:span><text:span text:style-name="T34">)(</text:span><text:span text:style-name="T251">None</text:span><text:span text:style-name="T34">)</text:span><text:span text:style-name="T659"> better than </text:span><text:span text:style-name="T34">A(</text:span><text:span text:style-name="T251">None</text:span><text:span text:style-name="T34">)</text:span><text:span text:style-name="T659">? </text:span><text:span text:style-name="T34">(Hint: OOP.)<text:line-break/><text:line-break/></text:span><text:span text:style-name="T147"><text:tab/>●</text:span><text:span text:style-name="T55"> type(obj)</text:span><text:span text:style-name="T154"> always retrieves the actual type of </text:span><text:span text:style-name="T55">obj</text:span><text:span text:style-name="T154">, whereas hard-coding it as “A”<text:line-break/><text:tab/> <text:s text:c="2"/>makes the unnecessary assumption that the type will always be exactly “A”.<text:line-break/><text:line-break/><text:tab/> <text:s text:c="2"/>This assumption may </text:span><text:span text:style-name="T156">fail much</text:span><text:span text:style-name="T154"> later, if the programmer derives a new class from “A”<text:line-break/><text:tab/> <text:s text:c="2"/></text:span><text:span text:style-name="T155">(let's call it “B”), </text:span><text:span text:style-name="T154">adding some new functionality, or specializing it in some other way.<text:line-break/><text:tab/> <text:s text:c="2"/></text:span><text:span text:style-name="T155">If an instance of </text:span><text:span text:style-name="T154">“</text:span><text:span text:style-name="T155">B</text:span><text:span text:style-name="T154">” </text:span><text:span text:style-name="T155">is passed in</text:span><text:span text:style-name="T154"> to functional_update(), </text:span><text:span text:style-name="T155">the hard-coded version will<text:line-break/><text:tab/> <text:s text:c="2"/>create an “A” for the return value, so information </text:span><text:span text:style-name="T157">(any attributes specific to “B”) </text:span><text:span text:style-name="T155">may<text:line-break/><text:tab/> <text:s text:c="2"/>be lost, or behavior may be different from what the programmer expects from </text:span><text:span text:style-name="T169">a </text:span><text:span text:style-name="T155">“B”.</text:span><text:span text:style-name="T154"><text:line-break/></text:span><text:span text:style-name="T147"><text:line-break/>● </text:span><text:span text:style-name="T148">What happens if you accidentally </text:span><text:span text:style-name="T36">type(A)(</text:span><text:span text:style-name="T252">None</text:span><text:span text:style-name="T36">)</text:span><text:span text:style-name="T148"> instead of </text:span><text:span text:style-name="T36">type(obj)(</text:span><text:span text:style-name="T252">None</text:span><text:span text:style-name="T36">)</text:span><text:span text:style-name="T148">?<text:line-break/> <text:s text:c="3"/>Explain the error message. </text:span><text:span text:style-name="T37">(Hint: what is the value of type(A), </text:span><text:span text:style-name="T39">and</text:span><text:span text:style-name="T37"> </text:span><text:span text:style-name="T39">w</text:span><text:span text:style-name="T38">hy?</text:span><text:span text:style-name="T37">)<text:line-break/></text:span><text:span text:style-name="T158"><text:line-break/><text:tab/></text:span><text:span text:style-name="T147">● </text:span><text:span text:style-name="T56">type(A)</text:span><text:span text:style-name="T159"> is </text:span><text:span text:style-name="T57">ty</text:span><text:span text:style-name="T56">pe</text:span><text:span text:style-name="T159">, </text:span><text:span text:style-name="T160">because the built-in function </text:span><text:span text:style-name="T197">type</text:span><text:span text:style-name="T160"> returns the type of its argument<text:line-break/><text:tab/> <text:s text:c="2"/></text:span><text:span text:style-name="T162">(which must be an object instance)</text:span><text:span text:style-name="T160">, and the name </text:span><text:span text:style-name="T159">“A” is </text:span><text:span text:style-name="T160">bound to </text:span><text:span text:style-name="T159">a class – </text:span><text:span text:style-name="T160">or in<text:line-break/><text:tab/> <text:s text:c="2"/>other words – </text:span><text:span text:style-name="T163">to </text:span><text:span text:style-name="T164">an instance of </text:span><text:span text:style-name="T57">type</text:span><text:span text:style-name="T160">!<text:line-break/><text:line-break/><text:tab/> <text:s text:c="2"/></text:span><text:span text:style-name="T166">F</text:span><text:span text:style-name="T161">or backwards compatibility reasons, </text:span><text:span text:style-name="T167">the name </text:span><text:span text:style-name="T160">“type” </text:span><text:span text:style-name="T168">refers </text:span><text:span text:style-name="T167">to </text:span><text:span text:style-name="T160">two different things:<text:line-break/><text:tab/> <text:s text:c="2"/><text:tab/></text:span><text:span text:style-name="T34">∘ </text:span><text:span text:style-name="T165">T</text:span><text:span text:style-name="T160">he built-in function, ”</text:span><text:span text:style-name="T198">type</text:span><text:span text:style-name="T178">”</text:span><text:span text:style-name="T164">, which </text:span><text:span text:style-name="T161">retrieve</text:span><text:span text:style-name="T164">s</text:span><text:span text:style-name="T161"> the type of an object </text:span><text:span text:style-name="T165">instance.</text:span><text:span text:style-name="T161"><text:line-break/><text:tab/> <text:s text:c="2"/><text:tab/></text:span><text:span text:style-name="T34">∘ </text:span><text:span text:style-name="T160">Python's default </text:span><text:a xlink:type="simple" xlink:href="https://blog.ionelmc.ro/2015/02/09/understanding-python-metaclasses/" text:style-name="Internet_20_link" text:visited-style-name="Visited_20_Internet_20_Link"><text:span text:style-name="T160">metaclass</text:span></text:a><text:span text:style-name="T160">, “</text:span><text:span text:style-name="T73">type</text:span><text:span text:style-name="T160">”. </text:span><text:span text:style-name="T170">By default, </text:span><text:span text:style-name="T267">class</text:span><text:span text:style-name="T170">es are instances of </text:span><text:span text:style-name="T58">type</text:span><text:span text:style-name="T170">.</text:span></text:p>
        </text:list-item>
        <text:list-item>
          <text:p text:style-name="P51"><text:span text:style-name="T143">★★☆ </text:span><text:span text:style-name="T30">W</text:span><text:span text:style-name="T20">hat you see is what you __get__():</text:span><text:span text:style-name="T639"> </text:span>descriptors <text:span text:style-name="T655">and </text:span>propertie<text:span text:style-name="T655">s</text:span>.</text:p>
          <text:p text:style-name="P40"><text:line-break/><text:span text:style-name="T15">a)</text:span><text:span text:style-name="T699"> Implementing read-only properties that dynamically compute their values. Here is one possible way to do it:</text:span><text:span text:style-name="T96"><text:line-break/><text:line-break/></text:span><text:span text:style-name="T239">class</text:span><text:span text:style-name="T96"> </text:span><text:span text:style-name="T645">Triangle</text:span><text:span text:style-name="T96">:<text:line-break/> <text:s text:c="3"/></text:span><text:span text:style-name="T225">def</text:span><text:span text:style-name="T95"> </text:span><text:span text:style-name="T641">__init__</text:span><text:span text:style-name="T95">(</text:span><text:span text:style-name="T72">self</text:span><text:span text:style-name="T95">, a, b, c): <text:s text:c="3"/></text:span><text:span text:style-name="T271"># a, b, c: side lengths</text:span><text:span text:style-name="T95"><text:line-break/> <text:s text:c="7"/></text:span><text:span text:style-name="T72">self</text:span><text:span text:style-name="T95">.a = a</text:span><text:span text:style-name="T96"><text:line-break/></text:span><text:span text:style-name="T95"> <text:s text:c="7"/></text:span><text:span text:style-name="T72">self</text:span><text:span text:style-name="T95">.b = b</text:span><text:span text:style-name="T96"><text:line-break/></text:span><text:span text:style-name="T95"> <text:s text:c="7"/></text:span><text:span text:style-name="T72">self</text:span><text:span text:style-name="T95">.c = c</text:span><text:span text:style-name="T96"><text:line-break/><text:line-break/> <text:s text:c="3"/></text:span><text:span text:style-name="T240">def</text:span><text:span text:style-name="T97"> </text:span><text:span text:style-name="T646">get_perimeter</text:span><text:span text:style-name="T97">(</text:span><text:span text:style-name="T74">self</text:span><text:span text:style-name="T97">):<text:line-break/> <text:s text:c="7"/></text:span><text:span text:style-name="T240">return</text:span><text:span text:style-name="T97"> </text:span><text:span text:style-name="T74">self</text:span><text:span text:style-name="T97">.a + </text:span><text:span text:style-name="T74">self</text:span><text:span text:style-name="T97">.b + </text:span><text:span text:style-name="T74">self</text:span><text:span text:style-name="T97">.c</text:span><text:span text:style-name="T96"><text:line-break/> <text:s text:c="3"/></text:span><text:span text:style-name="T98">perimeter = property(get_perimeter, None, None, </text:span><text:span text:style-name="T218">"The perimeter of the triangle."</text:span><text:span text:style-name="T98">)</text:span><text:span text:style-name="T96"><text:line-break/><text:line-break/> <text:s text:c="3"/></text:span><text:span text:style-name="T240">def</text:span><text:span text:style-name="T97"> </text:span><text:span text:style-name="T646">get_area</text:span><text:span text:style-name="T97">(</text:span><text:span text:style-name="T74">self</text:span><text:span text:style-name="T97">):<text:line-break/> <text:s text:c="7"/></text:span><text:span text:style-name="T98">s = </text:span><text:span text:style-name="T75">self</text:span><text:span text:style-name="T98">.get_perimeter() / 2<text:line-break/> <text:s text:c="7"/></text:span><text:span text:style-name="T241">return</text:span><text:span text:style-name="T98"> (s * (s - </text:span><text:span text:style-name="T75">self</text:span><text:span text:style-name="T98">.a) * (s - </text:span><text:span text:style-name="T75">self</text:span><text:span text:style-name="T98">.b) * (s - </text:span><text:span text:style-name="T75">self</text:span><text:span text:style-name="T98">.c))**0.5</text:span><text:span text:style-name="T96"><text:line-break/> <text:s text:c="3"/></text:span><text:span text:style-name="T98">area = property(get_area, None, None, </text:span><text:span text:style-name="T218">"The area of the triangle."</text:span><text:span text:style-name="T98">)</text:span><text:span text:style-name="T96"><text:line-break/></text:span><text:span text:style-name="T654"><text:line-break/></text:span><text:span text:style-name="T225">def</text:span><text:span text:style-name="T654"> </text:span><text:span text:style-name="T641">main</text:span><text:span text:style-name="T654">():<text:line-break/> <text:s text:c="3"/>T = Triangle(</text:span><text:span text:style-name="T200">3</text:span><text:span text:style-name="T654">, </text:span><text:span text:style-name="T200">4</text:span><text:span text:style-name="T654">, </text:span><text:span text:style-name="T200">5</text:span><text:span text:style-name="T654">)<text:line-break/> <text:s text:c="3"/>print(T.perimeter) <text:s text:c="3"/></text:span><text:span text:style-name="T270"># </text:span><text:span text:style-name="T299">12, correct</text:span><text:span text:style-name="T654"><text:line-break/> <text:s text:c="3"/>print(T.area) <text:s text:c="11"/></text:span><text:span text:style-name="T271"># </text:span><text:span text:style-name="T272">6, correct (pythagorean triangle; base 3, height 4)</text:span><text:span text:style-name="T654"><text:line-break/> <text:s text:c="3"/>T.a,T.b,T.c = </text:span><text:span text:style-name="T200">1</text:span><text:span text:style-name="T654">, </text:span><text:span text:style-name="T200">1</text:span><text:span text:style-name="T654">, </text:span><text:span text:style-name="T200">2</text:span><text:span text:style-name="T654">**(</text:span><text:span text:style-name="T200">1</text:span><text:span text:style-name="T654">/</text:span><text:span text:style-name="T200">2</text:span><text:span text:style-name="T654">)<text:line-break/> <text:s text:c="3"/>print(T.perimeter) <text:s text:c="3"/></text:span><text:span text:style-name="T270"># ≈</text:span><text:span text:style-name="T299">3.414, correct (1 + 1 + sqrt(2))</text:span><text:span text:style-name="T654"><text:line-break/> <text:s text:c="3"/>print(T.area) <text:s text:c="12"/></text:span><text:span text:style-name="T270"># ≈</text:span><text:span text:style-name="T299">0.5, correct (one half of the unit square)</text:span><text:span text:style-name="T654"><text:line-break/>main()<text:line-break/><text:line-break/>Alternatively, we could use the decorator syntax. </text:span><text:a xlink:type="simple" xlink:href="https://docs.python.org/3/library/functions.html#property" text:style-name="Internet_20_link" text:visited-style-name="Visited_20_Internet_20_Link"><text:span text:style-name="T654">Example</text:span></text:a><text:span text:style-name="T654"> in the documentation on built-ins. (Extra exercise: convert the above code to this variant.)<text:line-break/><text:line-break/>Note that the values of the perimeter and the area are never stored in the Triangle instance;<text:line-break/>they are re-computed each time they are requested.</text:span></text:p>
          <text:p text:style-name="P59"><text:span text:style-name="T12">b)</text:span><text:span text:style-name="T654"> Avoiding unnecessary re-computation. Here is the modified program:<text:line-break/><text:line-break/></text:span><text:span text:style-name="T221">class</text:span><text:span text:style-name="T92"> </text:span><text:span text:style-name="T640">Triangle</text:span><text:span text:style-name="T92">:<text:line-break/> <text:s text:c="3"/></text:span><text:span text:style-name="T225">def</text:span><text:span text:style-name="T95"> </text:span><text:span text:style-name="T641">__init__</text:span><text:span text:style-name="T95">(</text:span><text:span text:style-name="T72">self</text:span><text:span text:style-name="T95">, a, b, c): <text:s text:c="3"/></text:span><text:span text:style-name="T271"># a, b, c: side lengths</text:span><text:span text:style-name="T95"><text:line-break/> <text:s text:c="7"/></text:span><text:span text:style-name="T72">self</text:span><text:span text:style-name="T95">.__</text:span><text:span text:style-name="T101">a = a</text:span><text:span text:style-name="T99"> <text:s text:c="3"/></text:span><text:span text:style-name="T274"># can't use set_a, because trigger</text:span><text:span text:style-name="T275">s</text:span><text:span text:style-name="T274"> calculations (__b, __c don't exist yet)</text:span><text:span text:style-name="T92"><text:line-break/></text:span><text:span text:style-name="T95"> <text:s text:c="7"/></text:span><text:span text:style-name="T72">self</text:span><text:span text:style-name="T95">.__</text:span><text:span text:style-name="T101">b = b</text:span><text:span text:style-name="T92"><text:line-break/></text:span><text:span text:style-name="T95"> <text:s text:c="7"/></text:span><text:span text:style-name="T72">self</text:span><text:span text:style-name="T95">.__</text:span><text:span text:style-name="T101">c = c</text:span><text:span text:style-name="T95"><text:line-break/> <text:s text:c="7"/></text:span><text:span text:style-name="T76">self</text:span><text:span text:style-name="T99">.update()</text:span><text:span text:style-name="T92"><text:line-break/><text:line-break/> <text:s text:c="3"/></text:span><text:span text:style-name="T242">def</text:span><text:span text:style-name="T99"> </text:span><text:span text:style-name="T647">update</text:span><text:span text:style-name="T99">(</text:span><text:span text:style-name="T76">self</text:span><text:span text:style-name="T99">):<text:line-break/> <text:s text:c="7"/></text:span><text:span text:style-name="T76">self</text:span><text:span text:style-name="T99">.perimeter = </text:span><text:span text:style-name="T76">self</text:span><text:span text:style-name="T99">.calculate_perimeter()<text:line-break/> <text:s text:c="7"/></text:span><text:span text:style-name="T76">self</text:span><text:span text:style-name="T99">.area = </text:span><text:span text:style-name="T76">self</text:span><text:span text:style-name="T99">.calculate_area()</text:span><text:span text:style-name="T92"><text:line-break/><text:line-break/> <text:s text:c="3"/></text:span><text:span text:style-name="T240">def</text:span><text:span text:style-name="T97"> </text:span><text:span text:style-name="T647">calculate</text:span><text:span text:style-name="T646">_perimeter</text:span><text:span text:style-name="T97">(</text:span><text:span text:style-name="T74">self</text:span><text:span text:style-name="T97">):<text:line-break/> <text:s text:c="7"/></text:span><text:span text:style-name="T240">return</text:span><text:span text:style-name="T97"> </text:span><text:span text:style-name="T74">self</text:span><text:span text:style-name="T97">.__a + </text:span><text:span text:style-name="T74">self</text:span><text:span text:style-name="T97">.__b + </text:span><text:span text:style-name="T74">self</text:span><text:span text:style-name="T97">.__c</text:span><text:span text:style-name="T92"><text:line-break/><text:line-break/> <text:s text:c="3"/></text:span><text:span text:style-name="T240">def</text:span><text:span text:style-name="T97"> </text:span><text:span text:style-name="T647">calculate</text:span><text:span text:style-name="T646">_area</text:span><text:span text:style-name="T97">(</text:span><text:span text:style-name="T74">self</text:span><text:span text:style-name="T97">):<text:line-break/> <text:s text:c="7"/></text:span><text:span text:style-name="T98">s = </text:span><text:span text:style-name="T75">self</text:span><text:span text:style-name="T98">.</text:span><text:span text:style-name="T102">calculate</text:span><text:span text:style-name="T98">_perimeter() / 2<text:line-break/> <text:s text:c="7"/></text:span><text:span text:style-name="T241">return</text:span><text:span text:style-name="T98"> (s * (s - </text:span><text:span text:style-name="T75">self</text:span><text:span text:style-name="T98">.__a) * (s - </text:span><text:span text:style-name="T75">self</text:span><text:span text:style-name="T98">.__b) * (s - </text:span><text:span text:style-name="T75">self</text:span><text:span text:style-name="T98">.__c))**0.5</text:span><text:span text:style-name="T92"><text:line-break/><text:line-break/> <text:s text:c="3"/></text:span><text:span text:style-name="T242">def</text:span><text:span text:style-name="T99"> </text:span><text:span text:style-name="T647">get_a</text:span><text:span text:style-name="T99">(</text:span><text:span text:style-name="T76">self</text:span><text:span text:style-name="T99">):<text:line-break/> <text:s text:c="7"/></text:span><text:span text:style-name="T242">return</text:span><text:span text:style-name="T99"> </text:span><text:span text:style-name="T76">self</text:span><text:span text:style-name="T99">.__a <text:s/></text:span><text:span text:style-name="T273"># two underscores to make private (contrast </text:span><text:a xlink:type="simple" xlink:href="https://en.wikipedia.org/wiki/Access_modifiers" text:style-name="Internet_20_link" text:visited-style-name="Visited_20_Internet_20_Link">protected</text:a><text:span text:style-name="T273">)<text:line-break/></text:span><text:span text:style-name="T99"> <text:s text:c="3"/></text:span><text:span text:style-name="T242">def</text:span><text:span text:style-name="T99"> </text:span><text:span text:style-name="T647">set_a</text:span><text:span text:style-name="T99">(</text:span><text:span text:style-name="T76">self</text:span><text:span text:style-name="T99">, x):<text:line-break/> <text:s text:c="7"/></text:span><text:span text:style-name="T76">self</text:span><text:span text:style-name="T99">.__a = x<text:line-break/> <text:s text:c="7"/></text:span><text:span text:style-name="T77">self</text:span><text:span text:style-name="T101">.update()<text:line-break/></text:span><text:span text:style-name="T103"> <text:s text:c="3"/>a = property(get_a, set_a, None, </text:span><text:span text:style-name="T219">"Length of side 'a'."</text:span><text:span text:style-name="T103">)<text:line-break/></text:span><text:span text:style-name="T99"><text:line-break/></text:span><text:span text:style-name="T92"> <text:s text:c="3"/></text:span><text:span text:style-name="T242">def</text:span><text:span text:style-name="T99"> </text:span><text:span text:style-name="T647">get_</text:span><text:span text:style-name="T648">b</text:span><text:span text:style-name="T99">(</text:span><text:span text:style-name="T76">self</text:span><text:span text:style-name="T99">):<text:line-break/> <text:s text:c="7"/></text:span><text:span text:style-name="T242">return</text:span><text:span text:style-name="T99"> </text:span><text:span text:style-name="T76">self</text:span><text:span text:style-name="T99">.__</text:span><text:span text:style-name="T100">b<text:line-break/></text:span><text:span text:style-name="T99"> <text:s text:c="3"/></text:span><text:span text:style-name="T242">def</text:span><text:span text:style-name="T99"> </text:span><text:span text:style-name="T647">set_</text:span><text:span text:style-name="T648">b</text:span><text:span text:style-name="T99">(</text:span><text:span text:style-name="T76">self</text:span><text:span text:style-name="T99">, x):<text:line-break/> <text:s text:c="7"/></text:span><text:span text:style-name="T76">self</text:span><text:span text:style-name="T99">.__</text:span><text:span text:style-name="T100">b</text:span><text:span text:style-name="T99"> = x<text:line-break/> <text:s text:c="7"/></text:span><text:span text:style-name="T77">self</text:span><text:span text:style-name="T101">.update()</text:span><text:span text:style-name="T99"><text:line-break/></text:span><text:span text:style-name="T103"> <text:s text:c="3"/>b = property(get_b, set_b, None, </text:span><text:span text:style-name="T219">"Length of side 'b'."</text:span><text:span text:style-name="T103">)<text:line-break/></text:span><text:span text:style-name="T99"><text:line-break/></text:span><text:span text:style-name="T92"> <text:s text:c="3"/></text:span><text:span text:style-name="T242">def</text:span><text:span text:style-name="T99"> </text:span><text:span text:style-name="T647">get_</text:span><text:span text:style-name="T648">c</text:span><text:span text:style-name="T99">(</text:span><text:span text:style-name="T76">self</text:span><text:span text:style-name="T99">):<text:line-break/> <text:s text:c="7"/></text:span><text:span text:style-name="T242">return</text:span><text:span text:style-name="T99"> </text:span><text:span text:style-name="T76">self</text:span><text:span text:style-name="T99">.__</text:span><text:span text:style-name="T100">c<text:line-break/></text:span><text:span text:style-name="T99"> <text:s text:c="3"/></text:span><text:span text:style-name="T242">def</text:span><text:span text:style-name="T99"> </text:span><text:span text:style-name="T647">set_</text:span><text:span text:style-name="T648">c</text:span><text:span text:style-name="T99">(</text:span><text:span text:style-name="T76">self</text:span><text:span text:style-name="T99">, x):<text:line-break/> <text:s text:c="7"/></text:span><text:span text:style-name="T76">self</text:span><text:span text:style-name="T99">.__</text:span><text:span text:style-name="T100">c</text:span><text:span text:style-name="T99"> = x<text:line-break/> <text:s text:c="7"/></text:span><text:span text:style-name="T77">self</text:span><text:span text:style-name="T101">.update()</text:span><text:span text:style-name="T99"><text:line-break/></text:span><text:span text:style-name="T103"> <text:s text:c="3"/>c = property(get_c, set_c, None, </text:span><text:span text:style-name="T219">"Length of side 'c'."</text:span><text:span text:style-name="T103">)<text:line-break/></text:span><text:span text:style-name="T99"> <text:s text:c="3"/></text:span><text:span text:style-name="T654"><text:line-break/></text:span><text:span text:style-name="T225">def</text:span><text:span text:style-name="T654"> </text:span><text:span text:style-name="T641">main</text:span><text:span text:style-name="T654">():<text:line-break/> <text:s text:c="3"/>T = Triangle(</text:span><text:span text:style-name="T200">3</text:span><text:span text:style-name="T654">, </text:span><text:span text:style-name="T200">4</text:span><text:span text:style-name="T654">, </text:span><text:span text:style-name="T200">5</text:span><text:span text:style-name="T654">)<text:line-break/> <text:s text:c="3"/>print(T.perimeter)<text:line-break/> <text:s text:c="3"/>print(T.area)<text:line-break/> <text:s text:c="3"/>T.a,T.b,T.c = </text:span><text:span text:style-name="T200">1</text:span><text:span text:style-name="T654">, </text:span><text:span text:style-name="T200">1</text:span><text:span text:style-name="T654">, </text:span><text:span text:style-name="T200">2</text:span><text:span text:style-name="T654">**(</text:span><text:span text:style-name="T200">1</text:span><text:span text:style-name="T654">/</text:span><text:span text:style-name="T200">2</text:span><text:span text:style-name="T654">)<text:line-break/> <text:s text:c="3"/>print(T.perimeter)<text:line-break/> <text:s text:c="3"/>print(T.area)<text:line-break/>main()</text:span></text:p>
          <text:p text:style-name="P63"><text:span text:style-name="T12">c)</text:span><text:span text:style-name="T654"> In Python, </text:span><text:span text:style-name="T32">descriptors</text:span><text:span text:style-name="T654"> are a mechanism to customize attribute access.<text:line-break/><text:line-break/>Instead of just a get, set or delete from the object's dictionary (</text:span><text:span text:style-name="T32">self</text:span><text:span text:style-name="T654">.__dict__), it is possible to make attribute accesses run custom code written by the programmer.<text:line-break/><text:line-break/>Properties are implemented in terms of descriptors; hence in this exercise, we have seen a small taste of what descriptors can do.<text:line-break/><text:line-break/>Perhaps the most important part of the </text:span><text:a xlink:type="simple" xlink:href="https://docs.python.org/3/howto/descriptor.html" text:style-name="Internet_20_link" text:visited-style-name="Visited_20_Internet_20_Link"><text:span text:style-name="T654">descriptor howto</text:span></text:a><text:span text:style-name="T654"> (for the exercise to follow later) is:<text:line-break/><text:line-break/>… </text:span><text:span text:style-name="T59">i</text:span><text:span text:style-name="T20">t is more common for a descriptor to be invoked automatically upon attribute access. For example, </text:span><text:span text:style-name="Source_20_Text"><text:span text:style-name="T20">obj.d</text:span></text:span><text:span text:style-name="T20"> looks up </text:span><text:span text:style-name="Source_20_Text"><text:span text:style-name="T20">d</text:span></text:span><text:span text:style-name="T20"> in the dictionary of </text:span><text:span text:style-name="Source_20_Text"><text:span text:style-name="T20">obj</text:span></text:span><text:span text:style-name="T20">. If </text:span><text:span text:style-name="Source_20_Text"><text:span text:style-name="T20">d</text:span></text:span><text:span text:style-name="T20"> defines the method </text:span><text:a xlink:type="simple" xlink:href="https://docs.python.org/3/reference/datamodel.html#object.__get__" text:style-name="Internet_20_link" text:visited-style-name="Visited_20_Internet_20_Link"><text:span text:style-name="Source_20_Text"><text:span text:style-name="T20">__get__()</text:span></text:span></text:a><text:span text:style-name="T20">, then </text:span><text:span text:style-name="Source_20_Text"><text:span text:style-name="T20">d.__get__(obj)</text:span></text:span><text:span text:style-name="T20"> is invoked according to the precedence rules listed below.</text:span><text:span text:style-name="T654"><text:line-break/><text:line-break/><text:tab/>※ </text:span><text:span text:style-name="T700">obj</text:span><text:span text:style-name="T32">.</text:span><text:span text:style-name="T701">d</text:span><text:span text:style-name="T654"> ⇒ </text:span><text:span text:style-name="T701">d</text:span><text:span text:style-name="T32">.__get__(</text:span><text:span text:style-name="T700">obj</text:span><text:span text:style-name="T32">)</text:span><text:span text:style-name="T654">; what's up with the swap in ordering? An example will help.<text:line-break/><text:tab/> <text:s text:c="4"/>Consider properties. The descriptor howto states that the built-in function </text:span><text:span text:style-name="T12">property<text:line-break/><text:tab/> <text:s text:c="3"/></text:span><text:span text:style-name="T654"><text:s/></text:span><text:a xlink:type="simple" xlink:href="https://docs.python.org/3/howto/descriptor.html#properties" text:style-name="Internet_20_link" text:visited-style-name="Visited_20_Internet_20_Link"><text:span text:style-name="T654">creates a data descriptor</text:span></text:a><text:span text:style-name="T654">.<text:line-break/><text:line-break/><text:tab/> <text:s text:c="4"/>In item a), above, when we say:<text:line-break/><text:line-break/><text:tab/> <text:s text:c="4"/></text:span><text:span text:style-name="T98">perimeter = property(get_perimeter, None, None, </text:span><text:span text:style-name="T218">"The perimeter of the triangle."</text:span><text:span text:style-name="T98">)<text:line-break/><text:line-break/><text:tab/> <text:s text:c="4"/></text:span><text:span text:style-name="T104">what </text:span><text:span text:style-name="T107">this </text:span><text:span text:style-name="T104">technically means is that a descriptor </text:span><text:span text:style-name="T126">object </text:span><text:span text:style-name="T112">instance </text:span><text:span text:style-name="T104">is created, and </text:span><text:span text:style-name="T78">th</text:span><text:span text:style-name="T85">at</text:span><text:span text:style-name="T112"><text:line-break/><text:tab/> <text:s text:c="3"/></text:span><text:span text:style-name="T104"><text:s/></text:span><text:span text:style-name="T78">descriptor </text:span><text:span text:style-name="T79">object </text:span><text:span text:style-name="T78">instance</text:span><text:span text:style-name="T104"> is bound to the name “perimeter”. Because the binding<text:line-break/><text:tab/> <text:s text:c="4"/>occur</text:span><text:span text:style-name="T105">s </text:span><text:span text:style-name="T104">in the class scope, this </text:span><text:span text:style-name="T113">assig</text:span><text:span text:style-name="T114">n</text:span><text:span text:style-name="T113">ment</text:span><text:span text:style-name="T104"> creates a method </text:span><text:span text:style-name="T106">for the class Triangle.<text:line-break/><text:line-break/><text:tab/> <text:s text:c="4"/></text:span><text:span text:style-name="T115">(</text:span><text:span text:style-name="T120">To be exact, </text:span><text:span text:style-name="T121">about the assignment, </text:span><text:span text:style-name="T120">we should only say </text:span><text:span text:style-name="T83">the name is bound in the<text:line-break/><text:tab/> <text:s text:c="4"/>class scope</text:span><text:span text:style-name="T115">. The right-hand side could as well be any value, in which case a class<text:line-break/><text:tab/> <text:s text:c="4"/>attribute would be created. </text:span><text:span text:style-name="T119">Even now, it is indeed a class attribute that is created!<text:line-break/><text:tab/> <text:s text:c="4"/></text:span><text:span text:style-name="T142">In Python, a</text:span><text:span text:style-name="T115">n </text:span><text:span text:style-name="T83">instance method</text:span><text:span text:style-name="T115"> is </text:span><text:a xlink:type="simple" xlink:href="https://stackoverflow.com/questions/35520251/difference-between-class-attributes-instance-attributes-and-instance-methods-i" text:style-name="Internet_20_link" text:visited-style-name="Visited_20_Internet_20_Link"><text:span text:style-name="T117">just </text:span></text:a><text:a xlink:type="simple" xlink:href="https://stackoverflow.com/questions/35520251/difference-between-class-attributes-instance-attributes-and-instance-methods-i" text:style-name="Internet_20_link" text:visited-style-name="Visited_20_Internet_20_Link"><text:span text:style-name="T115">a </text:span></text:a><text:a xlink:type="simple" xlink:href="https://stackoverflow.com/questions/35520251/difference-between-class-attributes-instance-attributes-and-instance-methods-i" text:style-name="Internet_20_link" text:visited-style-name="Visited_20_Internet_20_Link"><text:span text:style-name="T119">specific </text:span></text:a><text:a xlink:type="simple" xlink:href="https://stackoverflow.com/questions/35520251/difference-between-class-attributes-instance-attributes-and-instance-methods-i" text:style-name="Internet_20_link" text:visited-style-name="Visited_20_Internet_20_Link"><text:span text:style-name="T115">kind of </text:span></text:a><text:a xlink:type="simple" xlink:href="https://stackoverflow.com/questions/35520251/difference-between-class-attributes-instance-attributes-and-instance-methods-i" text:style-name="Internet_20_link" text:visited-style-name="Visited_20_Internet_20_Link"><text:span text:style-name="T83">class attribute</text:span></text:a><text:span text:style-name="T179">; </text:span><text:span text:style-name="T180">a</text:span><text:span text:style-name="T116"> callable,<text:line-break/><text:tab/> <text:s text:c="4"/></text:span><text:span text:style-name="T118">which </text:span><text:span text:style-name="T116">takes in </text:span><text:span text:style-name="T84">self</text:span><text:span text:style-name="T116"> as the first argument.</text:span><text:span text:style-name="T115">)</text:span><text:span text:style-name="T106"><text:line-break/><text:line-break/><text:tab/> <text:s text:c="4"/></text:span><text:span text:style-name="T107">Now, when the </text:span><text:span text:style-name="T122">test program </text:span><text:span text:style-name="T107">says:<text:line-break/><text:line-break/><text:tab/> <text:s text:c="4"/>T = Triangle(3, 4, 5)<text:line-break/><text:tab/> <text:s text:c="4"/>print(T.perimeter)<text:line-break/><text:line-break/><text:tab/> <text:s text:c="4"/>Python notices, upon looking up the attribute T.perimeter, that it is a </text:span><text:span text:style-name="T80">descriptor<text:line-break/><text:tab/> <text:s text:c="4"/>object</text:span><text:span text:style-name="T107"> that has the method </text:span><text:span text:style-name="T80">__get__</text:span><text:span text:style-name="T107">. </text:span><text:span text:style-name="T108">For clarity, let's call this descriptor “D”.<text:line-break/></text:span><text:span text:style-name="T107"><text:line-break/><text:tab/> <text:s text:c="4"/></text:span><text:span text:style-name="T108">The access to T.perimeter is redirected to D.__get__(T) – i.e. the descriptor “D”<text:line-break/><text:tab/> <text:s text:c="4"/>is requested to return whatever it considers should be returned when one queries it<text:line-break/><text:tab/> <text:s text:c="4"/></text:span><text:span text:style-name="T123">in the context of</text:span><text:span text:style-name="T108"> the object instance T.<text:line-break/><text:line-break/><text:tab/> <text:s text:c="4"/></text:span><text:span text:style-name="T109">In a property, the </text:span><text:span text:style-name="T81">__get__</text:span><text:span text:style-name="T109"> method is bound to the user-defined getter; in this<text:line-break/><text:tab/> <text:s text:c="4"/>particular case, </text:span><text:span text:style-name="T81">get_perimeter</text:span><text:span text:style-name="T109">. </text:span><text:span text:style-name="T110">Hence, </text:span><text:span text:style-name="T109">what will happen is that </text:span><text:span text:style-name="T82">get_perimeter</text:span><text:span text:style-name="T109"><text:line-break/><text:tab/> <text:s text:c="4"/>runs </text:span><text:span text:style-name="T125">with </text:span><text:span text:style-name="T86">self</text:span><text:span text:style-name="T125">=T</text:span><text:span text:style-name="T109">, </text:span><text:span text:style-name="T124">and</text:span><text:span text:style-name="T109"> </text:span><text:span text:style-name="T111">its return value becomes </text:span><text:span text:style-name="T109">the result of </text:span><text:span text:style-name="T111">the read </text:span><text:span text:style-name="T109">access </text:span><text:span text:style-name="T111">to<text:line-break/><text:tab/> <text:s text:c="3"/></text:span><text:span text:style-name="T109"><text:s/>T.perimeter.</text:span></text:p>
        </text:list-item>
        <text:list-item>
          <text:p text:style-name="P64"><text:span text:style-name="T19">★★★ </text:span><text:span text:style-name="T25">Dynamic scoping emulation</text:span><text:span text:style-name="T144"> – </text:span><text:span text:style-name="T146">what's </text:span><text:span text:style-name="T145">under the hood?</text:span><text:span text:style-name="T19"><text:line-break/><text:line-break/></text:span><text:span text:style-name="T16">a)</text:span><text:span text:style-name="T702"> The main ideas are that the </text:span><text:span text:style-name="T60">dynamic environment object </text:span><text:span text:style-name="T62">itself</text:span><text:span text:style-name="T60">, </text:span><text:span text:style-name="T61">dynscope.</text:span><text:span text:style-name="T60">env, is lexically scoped</text:span><text:span text:style-name="T702">, and that </text:span><text:span text:style-name="T60">data lives dynamically</text:span><text:span text:style-name="T702">.<text:line-break/><text:line-break/>Importing the module gains access to its top-level scope, so that the caller can access </text:span><text:span text:style-name="T60">env</text:span><text:span text:style-name="T702">.<text:line-break/><text:line-break/>By implementing a context manager, we can control what happens when a code block (that uses the </text:span><text:span text:style-name="T243">with</text:span><text:span text:style-name="T702"> statement) is entered or exited – and this control occurs </text:span><text:span text:style-name="T60">dynamically</text:span><text:span text:style-name="T702">.<text:line-break/><text:line-break/>Hence, by storing the dynamically scoped names into the </text:span><text:span text:style-name="T60">env</text:span><text:span text:style-name="T702"> object, and performing<text:line-break/>the appropriate magic in its </text:span><text:span text:style-name="T60">__enter__</text:span><text:span text:style-name="T702"> and </text:span><text:span text:style-name="T60">__exit__</text:span><text:span text:style-name="T702"> methods (see lecture notes, p. 40)<text:line-break/>to create and destroy these names, their visibility becomes determined by the dynamic<text:line-break/>extent of the </text:span><text:span text:style-name="T243">with</text:span><text:span text:style-name="T702"> block – which is exactly how </text:span><text:span text:style-name="T60">dynamic scoping</text:span><text:span text:style-name="T702"> behaves.<text:line-break/><text:line-break/>The last thing is to make sure only one </text:span><text:span text:style-name="T60">env</text:span><text:span text:style-name="T702"> exists; this is done conveniently by making the implementation private to the </text:span><text:span text:style-name="T60">dynscope</text:span><text:span text:style-name="T702"> module, and instantiating the object once, when<text:line-break/>the top level of the module runs. Since that occurs only once per session, this makes </text:span><text:span text:style-name="T60">env</text:span><text:span text:style-name="T702"> <text:line-break/>a singleton (</text:span><text:a xlink:type="simple" xlink:href="https://en.wikipedia.org/wiki/Singleton_pattern" text:style-name="Internet_20_link" text:visited-style-name="Visited_20_Internet_20_Link"><text:span text:style-name="T171">in the OOP sense</text:span></text:a><text:span text:style-name="T702">).<text:line-break/><text:line-break/></text:span><text:span text:style-name="T7">b</text:span><text:span text:style-name="T5">)</text:span><text:span text:style-name="T577"> Nested dynamic scopes are handled using a stack. The read and write operations are asymmetric in the sense that a read walks the stack in reverse order (innermost scope first)<text:line-break/>until the name is found, whereas writes always occur in the innermost scope.<text:line-break/><text:line-break/></text:span><text:span text:style-name="T7">c</text:span><text:span text:style-name="T5">)</text:span><text:span text:style-name="T577"> The class </text:span><text:span text:style-name="T63">_EnvBlock</text:span><text:span text:style-name="T577"> is the actual object being context-managed by </text:span><text:span text:style-name="T244">with</text:span><text:span text:style-name="T577">. It represents one level of dynamic scope.<text:line-break/><text:line-break/>The class </text:span><text:span text:style-name="T63">_Env</text:span><text:span text:style-name="T577"> performs name lookup for the dynamic variables. It also provides </text:span><text:span text:style-name="T63">dynscope</text:span><text:span text:style-name="T577">'s only public method, </text:span><text:span text:style-name="T63">let</text:span><text:span text:style-name="T577">, which creates dynamic variables when used with </text:span><text:span text:style-name="T244">with</text:span><text:span text:style-name="T577">. This is done<text:line-break/>by instantiating and returning an </text:span><text:span text:style-name="T63">_EnvBlock</text:span><text:span text:style-name="T577">, on which </text:span><text:span text:style-name="T244">with</text:span><text:span text:style-name="T577"> will then call </text:span><text:span text:style-name="T63">__enter__</text:span><text:span text:style-name="T577">.<text:line-break/><text:line-break/></text:span><text:span text:style-name="T5">d)</text:span><text:span text:style-name="T577"> In </text:span><text:span text:style-name="T63">_EnvBlock</text:span><text:span text:style-name="T577">, the <text:s/></text:span><text:span text:style-name="T63">__enter__</text:span><text:span text:style-name="T577"> method creates a dynamic scope by pushing the user-provided names and their values onto the stack, and the </text:span><text:span text:style-name="T63">__exit__</text:span><text:span text:style-name="T577"> method deletes the currently innermost dynamic scope, by popping the last element off the stack.<text:line-break/></text:span></text:p>
          <text:p text:style-name="P7"><text:span text:style-name="T703">To implement name lookup, the class </text:span><text:span text:style-name="T63">_Env</text:span><text:span text:style-name="T577"> overrides attribute accesses, but using a mechanism we have not yet talked about. Whereas a descriptor is a high-priority way to override access for a single attribute, overriding the </text:span><text:a xlink:type="simple" xlink:href="https://docs.python.org/3/reference/datamodel.html#object.__setattr__" text:style-name="Internet_20_link" text:visited-style-name="Visited_20_Internet_20_Link"><text:span text:style-name="T63">__setattr__</text:span></text:a><text:span text:style-name="T577"> and </text:span><text:a xlink:type="simple" xlink:href="https://docs.python.org/3/reference/datamodel.html#object.__getattr__" text:style-name="Internet_20_link" text:visited-style-name="Visited_20_Internet_20_Link"><text:span text:style-name="T63">__getattr__</text:span></text:a><text:span text:style-name="T577"> methods provides a low-priority way to override </text:span><text:span text:style-name="T69">all</text:span><text:span text:style-name="T63"> </text:span><text:span text:style-name="T172">attribute accesses </text:span><text:span text:style-name="T577">for the object. (Low priority here means that </text:span><text:span text:style-name="T63">__getattr__</text:span><text:span text:style-name="T577"> </text:span><text:span text:style-name="T69">will not be called</text:span><text:span text:style-name="T577">, if Python's regular attribute access succeeds.) </text:span><text:a xlink:type="simple" xlink:href="https://stackoverflow.com/questions/35011168/how-to-call-setattr-correctly-in-python3-as-part-of-a-class" text:style-name="Internet_20_link" text:visited-style-name="Visited_20_Internet_20_Link"><text:span text:style-name="T577">Be careful</text:span></text:a><text:span text:style-name="T577"> when doing this.<text:line-break/><text:line-break/>The </text:span><text:span text:style-name="T63">__getattr__</text:span><text:span text:style-name="T577"> override implements name lookup in the stack, starting from the innermost dynamic scope. When the using code performs a read access to </text:span><text:span text:style-name="T63">env.something</text:span><text:span text:style-name="T577">, what actually happens is that </text:span><text:span text:style-name="T63">env.__getattr__</text:span><text:span text:style-name="T577"> runs with name=</text:span><text:span text:style-name="T220">'something'</text:span><text:span text:style-name="T577">, and its return value is returned<text:line-break/>as the result of the read access.<text:line-break/><text:line-break/>The </text:span><text:span text:style-name="T63">__setattr__</text:span><text:span text:style-name="T577"> override makes sure that all dynamically scoped variables are managed by the intended mechanism, so that user code cannot directly write to the attributes of </text:span><text:span text:style-name="T63">env</text:span><text:span text:style-name="T577"> (which would prevent </text:span><text:span text:style-name="T63">__getattr__</text:span><text:span text:style-name="T577"> from working as intended).</text:span></text:p>
          <text:p text:style-name="P65"><text:span text:style-name="T6">e</text:span><text:span text:style-name="T5">)</text:span><text:span text:style-name="T577"> A possible answer by just looking at the code:<text:line-break/><text:line-break/>For several modules using it: it should work, given how Python treats re-imports of the same module (i.e. by doing nothing except making the name visible at the import site).<text:line-break/><text:line-break/>Hence, the first import creates the </text:span><text:span text:style-name="T63">env</text:span><text:span text:style-name="T577"> singleton, and gives access to it; whereas any later import simply gives access to the same singleton.<text:line-break/><text:line-break/>For several threads: the use of </text:span><text:span text:style-name="T63">threading.local</text:span><text:span text:style-name="T577"> should ensure that each thread gets its own stack.<text:line-break/><text:line-break/></text:span></text:p>
          <text:p text:style-name="P41"><text:span text:style-name="T1">f)</text:span> <text:span text:style-name="T707">The implementation does </text:span><text:span text:style-name="T17">not</text:span><text:span text:style-name="T704"> support re-binding of dynamically scoped names.<text:line-break/><text:line-break/>In the current implementation, the only way to introduce dynamically scoped names is via <text:line-break/></text:span><text:span text:style-name="T245">with</text:span><text:span text:style-name="T704"> env.let(x=…), and since </text:span><text:span text:style-name="T64">env.__setattr__</text:span><text:span text:style-name="T704"> is overridden to raise an error, there is no way<text:line-break/>to modify their bindings. (This is actually the inspiration behind the </text:span><text:a xlink:type="simple" xlink:href="https://github.com/Technologicat/python-3-scicomp-intro/blob/master/examples/no_rebind.py" text:style-name="Internet_20_link" text:visited-style-name="Visited_20_Internet_20_Link"><text:span text:style-name="T704">no_rebind.py</text:span></text:a><text:span text:style-name="T704"> example, which demonstrates </text:span><text:span text:style-name="T64">__setattr__</text:span><text:span text:style-name="T704"> and </text:span><text:span text:style-name="T64">__getattr__</text:span><text:span text:style-name="T704">.)</text:span><text:line-break/><text:line-break/><text:span text:style-name="T705">How could the feature be added? The obvious possibility is to modify </text:span><text:span text:style-name="T65">env.__setattr__</text:span><text:span text:style-name="T705">.</text:span><text:line-break/><text:line-break/><text:span text:style-name="T706">But first, stop – would such a feature even make sense? If it is required to change the binding<text:line-break/>of a dynamically scoped name </text:span><text:span text:style-name="T66">temporarily</text:span><text:span text:style-name="T706">, it is always possible to introduce another <text:line-break/></text:span><text:span text:style-name="T245">with</text:span><text:span text:style-name="T704"> env.let(x=…) using the new value – and because the implementation supports nested dynamic scopes, the </text:span><text:span text:style-name="T64">x</text:span><text:span text:style-name="T704"> in the innermost dynamic scope will shadow any </text:span><text:span text:style-name="T64">x</text:span><text:span text:style-name="T704">'s in the outer ones.<text:line-break/><text:line-break/>If we really wanted to allow rebinding, here are some options:<text:line-break/><text:line-break/>● Make </text:span><text:span text:style-name="T64">__setattr__</text:span><text:span text:style-name="T704"> write to the currently innermost dynamic scope (topmost item on the stack). This mimics how Python handles lexical scopes in assignment, in the absence of </text:span><text:span text:style-name="T245">nonlocal</text:span><text:span text:style-name="T704"> or </text:span><text:span text:style-name="T245">global</text:span><text:span text:style-name="T704">.<text:line-break/><text:line-break/>● Make </text:span><text:span text:style-name="T64">__setattr__</text:span><text:span text:style-name="T704"> search the stack like </text:span><text:span text:style-name="T64">__getattr__</text:span><text:span text:style-name="T704"> already does, and if the name is found, overwrite with the new value. This is like </text:span><text:span text:style-name="T245">nonlocal</text:span><text:span text:style-name="T704">, but for dynamic scopes. Maybe dangerous for the readability of the code that uses </text:span><text:span text:style-name="T64">dynscope</text:span><text:span text:style-name="T704">. Keep in mind that the programmer has no lexical clues as to where the various levels of dynamic scope at a particular use site come from.<text:line-break/><text:line-break/>In either of these options, we may either:<text:line-break/><text:line-break/>● Allow only re-bind: require that the name already exists, raise an error if not.<text:line-break/><text:line-break/>● If not found, bind the name in the innermost dynamic scope. Maybe should not be allowed<text:line-break/>if using a </text:span><text:span text:style-name="T245">nonlocal</text:span><text:span text:style-name="T704">-like implementation, to avoid further damage to readability.<text:line-break/><text:line-break/>Which option feels most pythonic? Perhaps not providing re-binding at all. </text:span><text:span text:style-name="T64">Simple is better than complex</text:span><text:span text:style-name="T704">, and this also has an important readability advantage: </text:span><text:span text:style-name="T64">all</text:span><text:span text:style-name="T704"> assignments to dynamically scoped names can be easily found in the source code by searching for </text:span><text:span text:style-name="T64">env.let<text:line-break/></text:span><text:span text:style-name="T704">(or just </text:span><text:span text:style-name="T64">.let</text:span><text:span text:style-name="T704"> to allow also for </text:span><text:span text:style-name="T245">as</text:span><text:span text:style-name="T704">-imports of </text:span><text:span text:style-name="T64">env</text:span><text:span text:style-name="T173"> </text:span><text:span text:style-name="T174">under some other name</text:span><text:span text:style-name="T704">). Since it is rare to<text:line-break/>need this feature, that should produce only a few matches, viable for analysis manually.</text:span></text:p>
        </text:list-item>
        <text:list-item>
          <text:p text:style-name="P60"><text:span text:style-name="T19">★★★ </text:span><text:span text:style-name="T22">Method resolution order. </text:span><text:span text:style-name="T26">A</text:span><text:span text:style-name="T24">utomated code analysis.</text:span></text:p>
          <text:p text:style-name="P42"><text:span text:style-name="T300"><text:line-break/></text:span><text:span text:style-name="T18">a)</text:span><text:span text:style-name="T300"> Here is an overview. [The goal of this exercise was just to read about and roughly familiarize yourself with these components, not to explain them; in an answer, I wouldn't expect this kind of essay.]<text:line-break/><text:line-break/>● The program uses the </text:span><text:span text:style-name="T67">argparse</text:span><text:span text:style-name="T300"> module of the standard library to provide a command-line<text:line-break/> <text:s text:c="2"/>interface, so that it can be invoked from a shell (command prompt). This is how it gets the<text:line-break/> <text:s text:c="2"/>filename of the source code file to analyze.<text:line-break/><text:line-break/>● The </text:span><text:span text:style-name="T67">logging</text:span><text:span text:style-name="T300"> module is a flexible way to display messages in a command-line application<text:line-break/> <text:s text:c="2"/>or in a </text:span><text:a xlink:type="simple" xlink:href="https://en.wikipedia.org/wiki/Daemon_(computing)" text:style-name="Internet_20_link" text:visited-style-name="Visited_20_Internet_20_Link"><text:span text:style-name="T300">daemon</text:span></text:a><text:span text:style-name="T300"> (background process). The main advantages over print(…, file=sys.stderr)<text:line-break/> <text:s text:c="2"/>are control and convenience. The programmer can tag the </text:span><text:span text:style-name="T67">log level</text:span><text:span text:style-name="T300"> of the messages as </text:span><text:span text:style-name="T67">error</text:span><text:span text:style-name="T300">,<text:line-break/> <text:s text:c="2"/></text:span><text:span text:style-name="T67">warning</text:span><text:span text:style-name="T300">, </text:span><text:span text:style-name="T67">info</text:span><text:span text:style-name="T300"> or </text:span><text:span text:style-name="T91">debug</text:span><text:span text:style-name="T300">. The logger can output to multiple destinations (handlers).<text:line-break/><text:line-break/> <text:s text:c="2"/>Each destination may filter by the log level, showing only the messages considered important<text:line-break/> <text:s text:c="2"/>for that particular destination. For example, the same program can simultaneously produce a<text:line-break/> <text:s text:c="2"/>detailed debug log, while only printing errors and warnings to the terminal window – with<text:line-break/> <text:s text:c="2"/>no need to change the code at the call sites that send the messages to the logger.<text:line-break/><text:line-break/>● An </text:span><text:a xlink:type="simple" xlink:href="https://en.wikipedia.org/wiki/Abstract_syntax_tree" text:style-name="Internet_20_link" text:visited-style-name="Visited_20_Internet_20_Link"><text:span text:style-name="T300">abstract syntax tree (AST)</text:span></text:a><text:span text:style-name="T300"> is a representation of the abstract syntactic structure of the<text:line-break/> <text:s text:c="2"/>source code. ASTs are most commonly used by compilers, but they can also be used for<text:line-break/> <text:s text:c="2"/>automated source code analysis. Python provides the </text:span><text:span text:style-name="T67">ast</text:span><text:span text:style-name="T300"> module, which gives access to<text:line-break/> <text:s text:c="2"/>the relevant part of the Python compiler – so that a Python program can take in Python<text:line-break/> <text:s text:c="2"/>source code, and from that generate the corresponding AST. This is a very powerful tool.<text:line-break/><text:line-break/> <text:s text:c="2"/>Most programming languages, including Python, do not provide a way to convert an AST<text:line-break/> <text:s text:c="2"/>back to source code, but in case of Python someone has already thought of that – see </text:span><text:a xlink:type="simple" xlink:href="https://github.com/berkerpeksag/astor" text:style-name="Internet_20_link" text:visited-style-name="Visited_20_Internet_20_Link"><text:span text:style-name="T300">astor</text:span></text:a><text:span text:style-name="T300"><text:line-break/> <text:s text:c="2"/>(can be installed from PyPI).<text:line-break/><text:line-break/> <text:s text:c="2"/>The Lisp family is an exception to this general rule. The surface syntax of Lisps is fairly close<text:line-break/> <text:s text:c="2"/>to the AST representation, which may at first seem weird, but it is an excellent choice if we<text:line-break/> <text:s text:c="2"/>want to process programs by programs – which is a central paradigm in the Lisp community.<text:line-break/> <text:s text:c="2"/>We will touch upon this in week 11, where we conclude our section on functional<text:line-break/> <text:s text:c="2"/>programming, and briefly discuss Lisps in general, and a modern Lisp, </text:span><text:a xlink:type="simple" xlink:href="http://racket-lang.org/" text:style-name="Internet_20_link" text:visited-style-name="Visited_20_Internet_20_Link"><text:span text:style-name="T300">Racket</text:span></text:a><text:span text:style-name="T300">.<text:line-break/><text:line-break/>● The </text:span><text:a xlink:type="simple" xlink:href="https://en.wikipedia.org/wiki/Visitor_pattern" text:style-name="Internet_20_link" text:visited-style-name="Visited_20_Internet_20_Link"><text:span text:style-name="T300">visitor pattern</text:span></text:a><text:span text:style-name="T300"> separates the algorithm to process data contained in a data structure<text:line-break/> <text:s text:c="2"/>from the infrastructure needed to walk over the data structure. In this particular case,<text:line-break/> <text:s text:c="2"/></text:span><text:span text:style-name="T67">ast.NodeVisitor</text:span><text:span text:style-name="T300"> provides the infrastructure for walking over an AST, and invoking<text:line-break/> <text:s text:c="2"/>user-defined operations on specific </text:span><text:a xlink:type="simple" xlink:href="https://docs.python.org/3/library/ast.html#abstract-grammar" text:style-name="Internet_20_link" text:visited-style-name="Visited_20_Internet_20_Link"><text:span text:style-name="T300">Python AST node types</text:span></text:a><text:span text:style-name="T300">. This particular program is<text:line-break/> <text:s text:c="2"/>only interested in </text:span><text:span text:style-name="T67">ClassDef</text:span><text:span text:style-name="T300"> nodes, ignoring everything else. See also </text:span><text:a xlink:type="simple" xlink:href="https://greentreesnakes.readthedocs.io/en/latest/" text:style-name="Internet_20_link" text:visited-style-name="Visited_20_Internet_20_Link"><text:span text:style-name="T300">Green Tree Snakes</text:span></text:a><text:span text:style-name="T300">,<text:line-break/></text:span><text:span text:style-name="T175"> <text:s text:c="2"/></text:span><text:span text:style-name="T176">which advertises itself as </text:span><text:span text:style-name="T67">the missing Python AST documentation</text:span><text:span text:style-name="T300">.<text:line-break/><text:line-break/><text:line-break/></text:span></text:p>
          <text:p text:style-name="P61"><text:span text:style-name="T4">b)</text:span><text:span text:style-name="T301"> Running the analyzer, the MRO of the test example is:<text:line-break/><text:line-break/>{'A': ['A'], 'D': ['D', 'B', 'C', 'A'], 'C': ['C', 'A'], 'B': ['B', 'A']}<text:line-break/><text:line-break/>This means that when calling a method of an instance of “A”, the method is looked up only<text:line-break/>in “A”. This is because “A” has no base classes (except the implicit </text:span><text:span text:style-name="T23">object</text:span><text:span text:style-name="T301">).<text:line-break/><text:line-break/>In the case of an instance of “D”, Python first looks in “D” itself. If the requested method is not found there, next up are “B”, then “C”, and finally “A”.<text:line-break/><text:line-break/>The detailed behavior of the algorithm can be observed from the log messages. Read the </text:span><text:a xlink:type="simple" xlink:href="https://en.wikipedia.org/wiki/C3_linearization" text:style-name="Internet_20_link" text:visited-style-name="Visited_20_Internet_20_Link"><text:span text:style-name="T301">description of C3 linearization on Wikipedia</text:span></text:a><text:span text:style-name="T301">, and compare the explanation to the log messages that the analyzer prints to the terminal window.<text:line-break/><text:line-break/></text:span></text:p>
          <text:p text:style-name="P44">c)<text:span text:style-name="T92"> </text:span><text:span text:style-name="T127">The example on Wikipedia, </text:span><text:span text:style-name="T128">converted to Python, is:<text:line-break/><text:line-break/></text:span><text:span text:style-name="T257">class</text:span><text:span text:style-name="T619"> </text:span><text:span text:style-name="T620">O</text:span><text:span text:style-name="T619">: </text:span><text:span text:style-name="T257">pass</text:span></text:p>
          <text:p text:style-name="P14"><text:span text:style-name="T221">class</text:span> <text:span text:style-name="T708">A</text:span>(<text:span text:style-name="T708">O</text:span>): <text:span text:style-name="T221">pass</text:span></text:p>
          <text:p text:style-name="P14"><text:span text:style-name="T221">class</text:span> <text:span text:style-name="T708">B</text:span>(<text:span text:style-name="T708">O</text:span>): <text:span text:style-name="T221">pass</text:span></text:p>
          <text:p text:style-name="P14"><text:span text:style-name="T221">class</text:span> <text:span text:style-name="T708">C</text:span>(<text:span text:style-name="T708">O</text:span>): <text:span text:style-name="T221">pass</text:span></text:p>
          <text:p text:style-name="P14"><text:span text:style-name="T221">class</text:span> <text:span text:style-name="T708">D</text:span>(<text:span text:style-name="T708">O</text:span>): <text:span text:style-name="T221">pass</text:span></text:p>
          <text:p text:style-name="P14"><text:span text:style-name="T221">class</text:span> <text:span text:style-name="T708">E</text:span>(<text:span text:style-name="T708">O</text:span>): <text:span text:style-name="T221">pass</text:span></text:p>
          <text:p text:style-name="P45"><text:span text:style-name="T257">class</text:span><text:span text:style-name="T619"> </text:span><text:span text:style-name="T620">K1</text:span><text:span text:style-name="T619">(</text:span><text:span text:style-name="T620">A, </text:span><text:span text:style-name="T619">B, C): </text:span><text:span text:style-name="T257">pass</text:span><text:span text:style-name="T127"><text:line-break/></text:span><text:span text:style-name="T257">class</text:span><text:span text:style-name="T619"> </text:span><text:span text:style-name="T620">K2</text:span><text:span text:style-name="T619">(</text:span><text:span text:style-name="T620">D, </text:span><text:span text:style-name="T619">B, </text:span><text:span text:style-name="T620">E</text:span><text:span text:style-name="T619">): </text:span><text:span text:style-name="T257">pass</text:span><text:span text:style-name="T127"><text:line-break/></text:span><text:span text:style-name="T257">class</text:span><text:span text:style-name="T619"> </text:span><text:span text:style-name="T620">K3</text:span><text:span text:style-name="T619">(</text:span><text:span text:style-name="T620">D, A</text:span><text:span text:style-name="T619">): </text:span><text:span text:style-name="T257">pass</text:span><text:span text:style-name="T127"><text:line-break/></text:span><text:span text:style-name="T257">class</text:span><text:span text:style-name="T619"> </text:span><text:span text:style-name="T620">Z</text:span><text:span text:style-name="T619">(</text:span><text:span text:style-name="T620">K1, K2</text:span><text:span text:style-name="T619">, </text:span><text:span text:style-name="T620">K3</text:span><text:span text:style-name="T619">): </text:span><text:span text:style-name="T257">pass</text:span><text:span text:style-name="T127"><text:line-break/><text:line-break/></text:span><text:span text:style-name="T129">The MRO is:<text:line-break/><text:line-break/>{'E': ['E', 'O'], 'D': ['D', 'O'], 'A': ['A', 'O'], 'Z': ['Z', 'K1', 'K2', 'K3', 'D', 'A', 'B', 'C', 'E', 'O'], 'C': ['C', 'O'], 'B': ['B', 'O'], 'K3': ['K3', 'D', 'A'], 'K2': ['K2', 'D', 'B', 'E', 'O'], 'K1': ['K1', 'A', 'B', 'C', 'O'], 'O': ['O']}</text:span><text:span text:style-name="T127"><text:line-break/><text:line-break/></text:span><text:span text:style-name="T129">The terminal output is now longer, because there are more classes to analyze, and the inheritance </text:span><text:span text:style-name="T130">graph </text:span><text:span text:style-name="T129">is more complex. </text:span><text:span text:style-name="T131">The detailed behavior is of course very similar to<text:line-break/>the simpler case; it should be straightforward enough to follow the log messages.</text:span><text:span text:style-name="T127"><text:line-break/></text:span><text:span text:style-name="T92"><text:line-break/><text:line-break/></text:span></text:p>
          <text:p text:style-name="P67"><text:span text:style-name="T308">d)</text:span><text:span text:style-name="T327"> </text:span><text:span text:style-name="T330">It is possible to construct </text:span><text:span text:style-name="T334">pathological </text:span><text:span text:style-name="T330">examples, where the dependencies are </text:span><text:span text:style-name="T345">specifically</text:span><text:span text:style-name="T335"> </text:span><text:span text:style-name="T330">ordered in such a way that </text:span><text:span text:style-name="T350">during linearization, </text:span><text:span text:style-name="T330">the same class ends up both at the head of a list, and in </text:span><text:span text:style-name="T351">at least </text:span><text:span text:style-name="T330">one of the tails. </text:span><text:span text:style-name="T336">For such cases</text:span><text:span text:style-name="T330">, the </text:span><text:span text:style-name="T346">algorithm finds</text:span><text:span text:style-name="T330"> no acceptable head, and hence no linearization</text:span><text:span text:style-name="T336"> </text:span><text:span text:style-name="T330">exists </text:span><text:span text:style-name="T336">(in the sense </text:span><text:span text:style-name="T347">implicitly defined by </text:span><text:span text:style-name="T349">the </text:span><text:span text:style-name="T348">specification of </text:span><text:span text:style-name="T336">the C3 algorithm)</text:span><text:span text:style-name="T330">.</text:span><text:span text:style-name="T328"><text:line-break/><text:line-break/></text:span><text:span text:style-name="T501">Now k</text:span><text:span text:style-name="T342">nowing exactly what breaks the algorithm, </text:span><text:span text:style-name="T343">let's </text:span><text:span text:style-name="T342">construct such an </text:span><text:span text:style-name="T329">example:</text:span><text:span text:style-name="T328"><text:line-break/><text:line-break/></text:span><text:span text:style-name="T255">class</text:span><text:span text:style-name="T562"> </text:span><text:span text:style-name="T563">A(B)</text:span><text:span text:style-name="T562">: </text:span><text:span text:style-name="T255">pass</text:span></text:p>
          <text:p text:style-name="P49"><text:span text:style-name="T255">class</text:span><text:span text:style-name="T562"> </text:span><text:span text:style-name="T563">B</text:span><text:span text:style-name="T562">(</text:span><text:span text:style-name="T565">C</text:span><text:span text:style-name="T562">): </text:span><text:span text:style-name="T255">pass</text:span><text:span text:style-name="T328"><text:line-break/></text:span><text:span text:style-name="T255">class</text:span><text:span text:style-name="T562"> </text:span><text:span text:style-name="T565">C</text:span><text:span text:style-name="T562">(</text:span><text:span text:style-name="T565">B, A</text:span><text:span text:style-name="T562">): </text:span><text:span text:style-name="T255">pass</text:span><text:span text:style-name="T328"><text:line-break/><text:line-break/></text:span><text:span text:style-name="T339">Feeding this to the analyzer, the analyzer exits with </text:span><text:span text:style-name="T678">LinearizationImpossible</text:span><text:span text:style-name="T339">.<text:line-break/><text:line-break/>(Here we have an example of a custom exception type, which has no implementation </text:span><text:span text:style-name="T340">of its own </text:span><text:span text:style-name="T339">– it reuses everything from its parent class, </text:span><text:span text:style-name="T678">Exception</text:span><text:span text:style-name="T339">. The reason </text:span><text:span text:style-name="T341">we have made a </text:span><text:span text:style-name="T339">custom type is that we can specifically catch it, without accidentally catching other exceptions.)</text:span><text:span text:style-name="T328"><text:line-break/><text:line-break/></text:span><text:span text:style-name="T331">Note that a </text:span><text:span text:style-name="T337">mere </text:span><text:span text:style-name="T331">cycl</text:span><text:span text:style-name="T337">e in the inheritance graph </text:span><text:span text:style-name="T331">does not </text:span><text:span text:style-name="T338">preclude normal termination of the algorithm</text:span><text:span text:style-name="T331">, provided that </text:span><text:span text:style-name="T337">the implementation </text:span><text:span text:style-name="T331">is shielded against infinite recursion b</text:span><text:span text:style-name="T338">y </text:span><text:a xlink:type="simple" xlink:href="https://en.wikipedia.org/wiki/Memoization" text:style-name="Internet_20_link" text:visited-style-name="Visited_20_Internet_20_Link">memoization</text:a><text:span text:style-name="T331"> </text:span><text:span text:style-name="T332">of previous results.</text:span><text:span text:style-name="T331"><text:line-break/><text:line-break/></text:span><text:span text:style-name="T333">For example, </text:span><text:span text:style-name="T344">this example </text:span><text:span text:style-name="T331">linearizes </text:span><text:span text:style-name="T342">just </text:span><text:span text:style-name="T331">fine, although it is </text:span><text:span text:style-name="T309">not valid Python</text:span><text:span text:style-name="T331">:</text:span><text:span text:style-name="T328"><text:line-break/><text:line-break/></text:span><text:span text:style-name="T255">class</text:span><text:span text:style-name="T562"> </text:span><text:span text:style-name="T563">A(B)</text:span><text:span text:style-name="T562">: </text:span><text:span text:style-name="T255">pass</text:span></text:p>
          <text:p text:style-name="P48"><text:span text:style-name="T255">class</text:span><text:span text:style-name="T562"> </text:span><text:span text:style-name="T563">B</text:span><text:span text:style-name="T562">(</text:span><text:span text:style-name="T564">C</text:span><text:span text:style-name="T562">): </text:span><text:span text:style-name="T255">pass</text:span><text:span text:style-name="T328"><text:line-break/></text:span><text:span text:style-name="T255">class</text:span><text:span text:style-name="T562"> </text:span><text:span text:style-name="T564">C</text:span><text:span text:style-name="T562">(</text:span><text:span text:style-name="T563">A</text:span><text:span text:style-name="T562">): </text:span><text:span text:style-name="T255">pass</text:span><text:span text:style-name="T328"><text:line-break/><text:line-break/></text:span><text:span text:style-name="T331">(T</text:span><text:span text:style-name="T329">rying to actually run a script with these </text:span><text:span text:style-name="T331">circular </text:span><text:span text:style-name="T329">definitions, when we attempt to inherit “A” from “B”, </text:span><text:span text:style-name="T333">or “B” from “C”,</text:span><text:span text:style-name="T329"> Python raises a </text:span><text:span text:style-name="T677">NameError</text:span><text:span text:style-name="T329">.</text:span><text:span text:style-name="T331">)</text:span></text:p>
          <text:p text:style-name="P43"><text:line-break/><text:span text:style-name="T709">At least our implementation (which should be correct, but no guarantees!) of the algorithm suggests that the MRO of this example should be:<text:line-break/><text:line-break/>{'B': ['B', 'C', 'A', 'B'], 'A': ['A', 'B'], 'C': ['C', 'A', 'B']}<text:line-break/><text:line-break/>which is nonsensical – in the MRO of “B”, “B” itself appears twice, and in the MRO of “A”, there is no “C”, although “B” inherits from “C”.<text:line-break/><text:line-break/>Academically speaking, how serious are these problems? A missed dependency certainly is.<text:line-break/><text:line-break/>How about the duplicate? For just looking up a method, it doesn't matter that “B” appears twice – if the method is already found in “B”, it is found at the first occurrence, and the rest of the list is never scanned. But if each implementation of the method (in “A”, “B” and “C”) calls super(), the program (if it was valid Python!) would enter an infinite loop – until the maximum depth of the call stack runs out.<text:line-break/><text:line-break/>On the other hand, perhaps the MRO of “B” is the most correct of the three, since it faithfully represents the cyclic dependency. Of course, in a real program these issues won't arise, since<text:line-break/>the inheritance graph (as a </text:span><text:a xlink:type="simple" xlink:href="https://en.wikipedia.org/wiki/Directed_graph" text:style-name="Internet_20_link" text:visited-style-name="Visited_20_Internet_20_Link"><text:span text:style-name="T70">directed</text:span></text:a><text:a xlink:type="simple" xlink:href="https://en.wikipedia.org/wiki/Directed_graph" text:style-name="Internet_20_link" text:visited-style-name="Visited_20_Internet_20_Link"><text:span text:style-name="T709"> graph</text:span></text:a><text:span text:style-name="T709">) will always be free of cycles.</text:span></text:p>
        </text:list-item>
        <text:list-item>
          <text:p text:style-name="P68"><text:span text:style-name="T324">[extra] </text:span><text:span text:style-name="T352">★★★</text:span><text:span text:style-name="T353">(</text:span><text:span text:style-name="T352">★</text:span><text:span text:style-name="T353">)</text:span><text:span text:style-name="T352"> </text:span><text:span text:style-name="T502">E</text:span><text:span text:style-name="T503">pisode II: Revenge of the generator</text:span><text:span text:style-name="T502">s</text:span><text:span text:style-name="T324">.<text:line-break/><text:line-break/></text:span><text:span text:style-name="T306">a)</text:span><text:span text:style-name="T325"> </text:span><text:span text:style-name="T312">How the sequence is generated</text:span><text:span text:style-name="T388">:</text:span><text:span text:style-name="T355"><text:line-break/><text:line-break/></text:span><text:span text:style-name="T356">● </text:span><text:span text:style-name="T439">We use</text:span><text:span text:style-name="T354"> a recursive divide-and-conquer </text:span><text:span text:style-name="T381">algorithm</text:span><text:span text:style-name="T354">, </text:span><text:span text:style-name="T355">which looks for</text:span><text:span text:style-name="T357"> </text:span><text:span text:style-name="T381">sequences of </text:span><text:span text:style-name="T355">positive<text:line-break/> <text:s text:c="3"/>integers </text:span><text:span text:style-name="T357">that sum to </text:span><text:span text:style-name="T505">n</text:span><text:span text:style-name="T566">, </text:span><text:span text:style-name="T567">the length of the input word. </text:span><text:span text:style-name="T568">This</text:span><text:span text:style-name="T570"> problem</text:span><text:span text:style-name="T568"> is known as finding the<text:line-break/> <text:s text:c="3"/></text:span><text:a xlink:type="simple" xlink:href="https://en.wikipedia.org/wiki/Composition_(combinatorics)" text:style-name="Internet_20_link" text:visited-style-name="Visited_20_Internet_20_Link">compositions</text:a><text:span text:style-name="T568"> of </text:span><text:span text:style-name="T524">n</text:span><text:span text:style-name="T568">, </text:span><text:span text:style-name="T569">or if ordering does not matter, the </text:span><text:a xlink:type="simple" xlink:href="https://en.wikipedia.org/wiki/Partition_(number_theory)" text:style-name="Internet_20_link" text:visited-style-name="Visited_20_Internet_20_Link">partitions</text:a><text:span text:style-name="T569"> of </text:span><text:span text:style-name="T525">n</text:span><text:span text:style-name="T569">. </text:span><text:span text:style-name="T574">(</text:span><text:span text:style-name="T571">Other, tangentially<text:line-break/> <text:s text:c="3"/>related problems are </text:span><text:a xlink:type="simple" xlink:href="https://en.wikipedia.org/wiki/3SUM" text:style-name="Internet_20_link" text:visited-style-name="Visited_20_Internet_20_Link">3SUM</text:a><text:span text:style-name="T571">, </text:span><text:a xlink:type="simple" xlink:href="https://en.wikipedia.org/wiki/Subset_sum_problem" text:style-name="Internet_20_link" text:visited-style-name="Visited_20_Internet_20_Link">subset sum</text:a><text:span text:style-name="T571">, and </text:span><text:a xlink:type="simple" xlink:href="https://en.wikipedia.org/wiki/Knapsack_problem" text:style-name="Internet_20_link" text:visited-style-name="Visited_20_Internet_20_Link">knapsack</text:a><text:span text:style-name="T571">.</text:span><text:span text:style-name="T568">)</text:span><text:span text:style-name="T566"><text:line-break/></text:span><text:span text:style-name="T356">● </text:span><text:span text:style-name="T504">k</text:span><text:span text:style-name="T355"> is the number of letters in the current </text:span><text:span text:style-name="T440">part</text:span><text:span text:style-name="T355">.</text:span><text:span text:style-name="T356"> </text:span><text:span text:style-name="T365">W</text:span><text:span text:style-name="T364">e </text:span><text:span text:style-name="T366">iterate over</text:span><text:span text:style-name="T364"> </text:span><text:span text:style-name="T510">k</text:span><text:span text:style-name="T365"> = </text:span><text:span text:style-name="T364">1, 2, …, </text:span><text:span text:style-name="T509">n</text:span><text:span text:style-name="T364">.</text:span><text:span text:style-name="T355"><text:line-break/></text:span><text:span text:style-name="T356">● </text:span><text:span text:style-name="T506">m</text:span><text:span text:style-name="T358"> is the number </text:span><text:span text:style-name="T359">of letters remainin</text:span><text:span text:style-name="T361">g </text:span><text:span text:style-name="T485">in the input word </text:span><text:span text:style-name="T361">after </text:span><text:span text:style-name="T511">k</text:span><text:span text:style-name="T367"> letters have </text:span><text:span text:style-name="T382">been taken</text:span><text:span text:style-name="T367">.</text:span><text:span text:style-name="T359"><text:line-break/></text:span><text:span text:style-name="T356">● </text:span><text:span text:style-name="T359">Base case: if </text:span><text:span text:style-name="T507">m</text:span><text:span text:style-name="T359"> is zero, </text:span><text:span text:style-name="T369">the </text:span><text:span text:style-name="T368">current </text:span><text:span text:style-name="T440">part </text:span><text:span text:style-name="T369">is the last one</text:span><text:span text:style-name="T368">, </text:span><text:span text:style-name="T369">and </text:span><text:span text:style-name="T383">has</text:span><text:span text:style-name="T359"> </text:span><text:span text:style-name="T507">k</text:span><text:span text:style-name="T359"> </text:span><text:span text:style-name="T368">letters.</text:span><text:span text:style-name="T359"><text:line-break/></text:span><text:span text:style-name="T356">● </text:span><text:span text:style-name="T360">Recursive case: </text:span><text:span text:style-name="T362">use the same algorithm to split the remaining </text:span><text:span text:style-name="T508">m</text:span><text:span text:style-name="T362"> letters </text:span><text:span text:style-name="T373">into </text:span><text:span text:style-name="T440">parts</text:span><text:span text:style-name="T362">.<text:line-break/><text:tab/></text:span><text:span text:style-name="T356">●</text:span><text:span text:style-name="T362"> Because </text:span><text:span text:style-name="T513">m</text:span><text:span text:style-name="T376"> is bounded (</text:span><text:span text:style-name="T362">1 ≤ </text:span><text:span text:style-name="T508">m</text:span><text:span text:style-name="T362"> ≤ </text:span><text:span text:style-name="T508">n</text:span><text:span text:style-name="T376">),</text:span><text:span text:style-name="T362"> </text:span><text:span text:style-name="T363">and decreases at each step by at least 1,<text:line-break/><text:tab/> <text:s text:c="2"/></text:span><text:span text:style-name="T362">the algorithm is guaranteed to terminate.<text:line-break/><text:tab/></text:span><text:span text:style-name="T356">● </text:span><text:span text:style-name="T370">The result is the </text:span><text:span text:style-name="T441">part</text:span><text:span text:style-name="T370"> </text:span><text:span text:style-name="T486">with</text:span><text:span text:style-name="T370"> </text:span><text:span text:style-name="T512">k</text:span><text:span text:style-name="T370"> letters (the current one), plus the </text:span><text:span text:style-name="T442">parts</text:span><text:span text:style-name="T370"> returned </text:span><text:span text:style-name="T442">by the</text:span><text:span text:style-name="T370"><text:line-break/><text:tab/> <text:s text:c="2"/>recursive invocation of the algorithm. </text:span><text:span text:style-name="T371">Because there are in general many </text:span><text:span text:style-name="T442">possible</text:span><text:span text:style-name="T371"><text:line-break/><text:tab/> <text:s text:c="2"/></text:span><text:span text:style-name="T487">compositions</text:span><text:span text:style-name="T371">, we iterate over the </text:span><text:span text:style-name="T377">list of </text:span><text:span text:style-name="T371">result</text:span><text:span text:style-name="T377">s</text:span><text:span text:style-name="T371">.<text:line-break/><text:tab/></text:span><text:span text:style-name="T356">● </text:span><text:span text:style-name="T372">If the recursive invocation yields no results, the problem was unsolvable – in that case,<text:line-break/><text:tab/> <text:s text:c="2"/></text:span><text:span text:style-name="T374">we </text:span><text:span text:style-name="T372">yield nothing, </text:span><text:span text:style-name="T374">as the result list is empty, </text:span><text:span text:style-name="T384">so the loop over the results will not trigger</text:span><text:span text:style-name="T372">.<text:line-break/><text:tab/> <text:s text:c="2"/></text:span><text:span text:style-name="T374">Here that will not happen, but we will use the same </text:span><text:span text:style-name="T387">recursive </text:span><text:span text:style-name="T386">divide-and-conquer<text:line-break/><text:tab/> <text:s text:c="2"/>pattern</text:span><text:span text:style-name="T374"> to solve another subproblem, where this </text:span><text:span text:style-name="T385">observation </text:span><text:span text:style-name="T456">(</text:span><text:span text:style-name="T457">let's </text:span><text:span text:style-name="T456">call it </text:span><text:span text:style-name="T572">⌂</text:span><text:span text:style-name="T456">)</text:span><text:span text:style-name="T375"> </text:span><text:span text:style-name="T374">will<text:line-break/><text:tab/> <text:s text:c="2"/>come in handy.</text:span><text:span text:style-name="T325"><text:line-break/></text:span><text:span text:style-name="T356">● </text:span><text:span text:style-name="T378">The rest of the code in </text:span><text:span text:style-name="T514">split()</text:span><text:span text:style-name="T378"> is a fail-fast check for the validity of the argument </text:span><text:span text:style-name="T514">n</text:span><text:span text:style-name="T378">, and a<text:line-break/> <text:s text:c="2"/>wrapper to </text:span><text:span text:style-name="T379">invoke the generator – to make </text:span><text:span text:style-name="T516">split()</text:span><text:span text:style-name="T388">, which is a regular function, </text:span><text:span text:style-name="T488">seem</text:span><text:span text:style-name="T379"> to the<text:line-break/> <text:s text:c="2"/>outside world as if it itself was </text:span><text:span text:style-name="T389">the</text:span><text:span text:style-name="T379"> generator </text:span><text:span text:style-name="T389">(that it </text:span><text:span text:style-name="T488">actually </text:span><text:span text:style-name="T389">wraps)</text:span><text:span text:style-name="T379">. This is the technique<text:line-break/> <text:s text:c="2"/></text:span><text:span text:style-name="T380">introduced in solutions</text:span><text:span text:style-name="T379"> 1–2, question 6.</text:span><text:span text:style-name="T325"><text:line-break/><text:line-break/></text:span><text:span text:style-name="T312">How the sequence is transformed</text:span><text:span text:style-name="T388">:<text:line-break/><text:line-break/>See the function </text:span><text:span text:style-name="T515">admissible_splits()</text:span><text:span text:style-name="T388">. </text:span><text:span text:style-name="T390">The comments document the steps. Given the lectures so far, the code should be rather readable.</text:span><text:span text:style-name="T325"><text:line-break/><text:line-break/></text:span><text:span text:style-name="T400">Let's analyze </text:span><text:span text:style-name="T391">the most complex line:<text:line-break/><text:line-break/>splits = {the_split </text:span><text:span text:style-name="T246">for</text:span><text:span text:style-name="T391"> the_split </text:span><text:span text:style-name="T246">in</text:span><text:span text:style-name="T391"> splits </text:span><text:span text:style-name="T246">if</text:span><text:span text:style-name="T391"> all(m &gt;= min_component_length </text:span><text:span text:style-name="T246">for</text:span><text:span text:style-name="T391"> m </text:span><text:span text:style-name="T246">in</text:span><text:span text:style-name="T391"> the_split)}<text:line-break/><text:line-break/></text:span><text:span text:style-name="T356">● </text:span><text:span text:style-name="T393">S</text:span><text:span text:style-name="T391">et comprehension </text:span><text:span text:style-name="T393">(curly braces), </text:span><text:span text:style-name="T394">with a filter condition </text:span><text:span text:style-name="T247">if</text:span><text:span text:style-name="T401"> …</text:span><text:span text:style-name="T391"><text:line-break/></text:span><text:span text:style-name="T356">● </text:span><text:span text:style-name="T391">The </text:span><text:a xlink:type="simple" xlink:href="https://docs.python.org/3/library/functions.html#all" text:style-name="Internet_20_link" text:visited-style-name="Visited_20_Internet_20_Link">built-in functio</text:a><text:a xlink:type="simple" xlink:href="https://docs.python.org/3/library/functions.html#all" text:style-name="Internet_20_link" text:visited-style-name="Visited_20_Internet_20_Link"><text:span text:style-name="T402">n </text:span></text:a><text:a xlink:type="simple" xlink:href="https://docs.python.org/3/library/functions.html#all" text:style-name="Internet_20_link" text:visited-style-name="Visited_20_Internet_20_Link"><text:span text:style-name="T311">all</text:span></text:a><text:span text:style-name="T391"> takes an iterable, </text:span><text:span text:style-name="T392">and returns whether all of its elements satisfy<text:line-break/> <text:s text:c="2"/>a given condition. (A negative answer immediately short-circuits, </text:span><text:span text:style-name="T403">skipping unnecessary<text:line-break/> <text:s text:c="2"/>further evaluation</text:span><text:span text:style-name="T392">.)<text:line-break/></text:span><text:span text:style-name="T356">● </text:span><text:span text:style-name="T489">Arguments are evaluated before a function is called. Into </text:span><text:span text:style-name="T320">all</text:span><text:span text:style-name="T489">, w</text:span><text:span text:style-name="T393">e feed a generator expression,<text:line-break/> <text:s text:c="2"/>where the expression part is the truth value of (</text:span><text:span text:style-name="T391">m &gt;= min_component_length</text:span><text:span text:style-name="T393">). The </text:span><text:span text:style-name="T490">loop in<text:line-break/> <text:s text:c="2"/></text:span><text:span text:style-name="T395">the genexpr </text:span><text:span text:style-name="T393">tells us </text:span><text:span text:style-name="T395">that </text:span><text:span text:style-name="T517">m</text:span><text:span text:style-name="T395"> </text:span><text:span text:style-name="T398">iterates</text:span><text:span text:style-name="T395"> over the </text:span><text:span text:style-name="T491">parts</text:span><text:span text:style-name="T395"> in </text:span><text:span text:style-name="T517">the_split</text:span><text:span text:style-name="T395">.<text:line-break/></text:span><text:span text:style-name="T356">● </text:span><text:span text:style-name="T310">all</text:span><text:span text:style-name="T398"> forces the generator, </text:span><text:span text:style-name="T399">because it must evaluate the elements to </text:span><text:span text:style-name="T405">compute </text:span><text:span text:style-name="T399">the truth value</text:span><text:span text:style-name="T398">.</text:span><text:span text:style-name="T395"><text:line-break/></text:span><text:span text:style-name="T356">● </text:span><text:span text:style-name="T396">Hence, the filter condition accepts </text:span><text:span text:style-name="T518">the_split</text:span><text:span text:style-name="T396"> </text:span><text:span text:style-name="T397">only if all of its </text:span><text:span text:style-name="T492">parts</text:span><text:span text:style-name="T396"> satisfy the </text:span><text:span text:style-name="T397">minimum</text:span><text:span text:style-name="T396"><text:line-break/> <text:s text:c="2"/>length condition.<text:line-break/></text:span><text:span text:style-name="T356">● </text:span><text:span text:style-name="T400">T</text:span><text:span text:style-name="T398">he </text:span><text:span text:style-name="T404">loop in </text:span><text:span text:style-name="T398">the set comprehension </text:span><text:span text:style-name="T400">says that </text:span><text:span text:style-name="T519">the_split</text:span><text:span text:style-name="T404"> iterates over </text:span><text:span text:style-name="T519">splits</text:span><text:span text:style-name="T404">.<text:line-break/></text:span><text:span text:style-name="T356">● </text:span><text:span text:style-name="T404">Finally, the expression part is just </text:span><text:span text:style-name="T519">the_split</text:span><text:span text:style-name="T404">, so the final result is to make a set of those splits<text:line-break/> <text:s text:c="2"/>that satisfy the filter condition.</text:span><text:span text:style-name="T325"><text:line-break/></text:span><text:soft-page-break/><text:span text:style-name="T313">W</text:span><text:span text:style-name="T314">ould </text:span><text:span text:style-name="T315">this strategy</text:span><text:span text:style-name="T313"> be acceptable </text:span><text:span text:style-name="T314">for very </text:span><text:span text:style-name="T316">large </text:span><text:span text:style-name="T531">n</text:span><text:span text:style-name="T314">?</text:span><text:span text:style-name="T326"> </text:span><text:span text:style-name="T411">N</text:span><text:span text:style-name="T408">o! </text:span><text:span text:style-name="T411">Even if there were no other issues</text:span><text:span text:style-name="T409">,<text:line-break/></text:span><text:span text:style-name="T406">the recursion will generate </text:span><text:span text:style-name="T520">n</text:span><text:span text:style-name="T406"> – 1 nested function calls </text:span><text:span text:style-name="T407">when it starts with the </text:span><text:span text:style-name="T493">composition<text:line-break/></text:span><text:span text:style-name="T407">1, 1, …, 1. </text:span><text:span text:style-name="T444">T</text:span><text:span text:style-name="T411">his is unacceptable for unbounded </text:span><text:span text:style-name="T521">n</text:span><text:span text:style-name="T411">, because of the maximum size of the call stack. (See </text:span><text:span text:style-name="T521">sys.getrecursionlimit()</text:span><text:span text:style-name="T411">.</text:span><text:span text:style-name="T412">)</text:span><text:span text:style-name="T407"><text:line-break/><text:line-break/></text:span><text:span text:style-name="T409">But way before that starts becoming a problem, we run into the much more serious problem of </text:span><text:a xlink:type="simple" xlink:href="https://en.wikipedia.org/wiki/Computational_complexity" text:style-name="Internet_20_link" text:visited-style-name="Visited_20_Internet_20_Link">computational complexity</text:a><text:span text:style-name="T409">. </text:span><text:span text:style-name="T417">E</text:span><text:span text:style-name="T409">ffectively, increasing the input word length by one will introduce another nested </text:span><text:span text:style-name="T248">for</text:span><text:span text:style-name="T409"> loop, </text:span><text:span text:style-name="T413">as the routine calls itself to solve the subproblem for length </text:span><text:span text:style-name="T529">n</text:span><text:span text:style-name="T413"> – 1</text:span><text:span text:style-name="T409">. The number of iterations taken by each loop is small, but still the complexity builds up very fast.<text:line-break/><text:line-break/></text:span><text:span text:style-name="T410">For illustration, </text:span><text:span text:style-name="T418">let's use SimpleTimer from </text:span><text:a xlink:type="simple" xlink:href="https://github.com/Technologicat/python-3-scicomp-intro/blob/master/examples/simpletimer.py" text:style-name="Internet_20_link" text:visited-style-name="Visited_20_Internet_20_Link">this example</text:a><text:span text:style-name="T418">. </text:span><text:span text:style-name="T483">(Exercise.)</text:span><text:span text:style-name="T418"> O</text:span><text:span text:style-name="T410">n my machine, split(20) takes ≈</text:span><text:span text:style-name="T414">1.4 s </text:span><text:span text:style-name="T410">to complete; split(21) already takes ≈</text:span><text:span text:style-name="T414">2.8 s</text:span><text:span text:style-name="T410">, split(22) ≈</text:span><text:span text:style-name="T414">6.0 s</text:span><text:span text:style-name="T410">, </text:span><text:span text:style-name="T415">and split(23) ≈13 s. </text:span><text:span text:style-name="T416">Each step approximately doubles the time needed for solving the problem </text:span><text:span text:style-name="T449">of finding the compositions</text:span><text:span text:style-name="T416">, so the benchmark indicates that </text:span><text:span text:style-name="T450">time </text:span><text:span text:style-name="T416">complexity is O(2</text:span><text:span text:style-name="T575">n</text:span><text:span text:style-name="T416">) – </text:span><text:span text:style-name="T445">which</text:span><text:span text:style-name="T419"> is horrible.<text:line-break/><text:line-break/></text:span><text:span text:style-name="T443">However, </text:span><text:span text:style-name="T448">it can be shown that </text:span><text:span text:style-name="T443">there are 2</text:span><text:span text:style-name="T575">n – </text:span><text:span text:style-name="T576">1</text:span><text:span text:style-name="T443"> compositions of n ≥ 1 (</text:span><text:a xlink:type="simple" xlink:href="https://en.wikipedia.org/wiki/Composition_(combinatorics)#Number_of_compositions" text:style-name="Internet_20_link" text:visited-style-name="Visited_20_Internet_20_Link">proof in Wikipedia</text:a><text:span text:style-name="T443">).<text:line-break/></text:span><text:span text:style-name="T532">I</text:span><text:span text:style-name="T533">f</text:span><text:span text:style-name="T443"> </text:span><text:span text:style-name="T481">our goal is to </text:span><text:span text:style-name="T443">enumerate them all, </text:span><text:span text:style-name="T528">it is impossible to do better</text:span><text:span text:style-name="T443">, </text:span><text:span text:style-name="T447">simply </text:span><text:span text:style-name="T446">because we must<text:line-break/></text:span><text:span text:style-name="T482">add </text:span><text:span text:style-name="T446">each one </text:span><text:span text:style-name="T482">to the list of results, </text:span><text:span text:style-name="T484">and doing this takes at least one </text:span><text:span text:style-name="T494">operation</text:span><text:span text:style-name="T484"> per item</text:span><text:span text:style-name="T443">.</text:span><text:span text:style-name="T407"><text:line-break/><text:line-break/></text:span><text:span text:style-name="T451">Still, there is some </text:span><text:span text:style-name="T317">room for improvement</text:span><text:span text:style-name="T451">.</text:span><text:span text:style-name="T326"><text:line-break/></text:span><text:span text:style-name="T407"><text:line-break/></text:span><text:span text:style-name="T451">M</text:span><text:span text:style-name="T420">emoization could help, by </text:span><text:span text:style-name="T432">caching</text:span><text:span text:style-name="T420"> the solutions of already computed subproblems – </text:span><text:span text:style-name="T432">this way, when the same number of remaining letters turns up again in another subproblem, </text:span><text:span text:style-name="T452">we can re-use the already computed </text:span><text:span text:style-name="T495">compositions</text:span><text:span text:style-name="T420">. </text:span><text:span text:style-name="T426">Here is a </text:span><text:span text:style-name="T427">rough </text:span><text:span text:style-name="T426">sketch </text:span><text:span text:style-name="T453">of </text:span><text:span text:style-name="T452">how </text:span><text:span text:style-name="T453">this would work</text:span><text:span text:style-name="T426">:</text:span><text:span text:style-name="T420"><text:line-break/><text:line-break/></text:span><text:span text:style-name="T427">W</text:span><text:span text:style-name="T424">e split the function</text:span><text:span text:style-name="T420"> </text:span><text:span text:style-name="T522">split()</text:span><text:span text:style-name="T420"> </text:span><text:span text:style-name="T424">in</text:span><text:span text:style-name="T420">to two functions – a</text:span><text:span text:style-name="T424">n API</text:span><text:span text:style-name="T420"> wrapper that does the fail-fast check, and the actual computational wrapper (around the generator), </text:span><text:span text:style-name="T428">which </text:span><text:span text:style-name="T453">can </text:span><text:span text:style-name="T428">be </text:span><text:span text:style-name="T453">module-</text:span><text:span text:style-name="T428">private.<text:line-break/></text:span><text:span text:style-name="T420">We only need the check when the user calls us; </text:span><text:span text:style-name="T421">for </text:span><text:span text:style-name="T422">any </text:span><text:span text:style-name="T421">internal calls, </text:span><text:span text:style-name="T420">we can </text:span><text:span text:style-name="T421">arrange the </text:span><text:span text:style-name="T420">precondition</text:span><text:span text:style-name="T421">s</text:span><text:span text:style-name="T420"> </text:span><text:span text:style-name="T421">to be always satisfied, </text:span><text:span text:style-name="T423">so no check is needed </text:span><text:span text:style-name="T424">for internal usage </text:span><text:span text:style-name="T425">(likely faster)</text:span><text:span text:style-name="T424">.</text:span><text:span text:style-name="T420"><text:line-break/><text:line-break/></text:span><text:span text:style-name="T424">The computational wrapper </text:span><text:span text:style-name="T420">keep</text:span><text:span text:style-name="T453">s</text:span><text:span text:style-name="T420"> a cache </text:span><text:span text:style-name="T428">(memo) </text:span><text:span text:style-name="T420">of results, keyed by </text:span><text:span text:style-name="T429">the argument</text:span><text:span text:style-name="T420"> </text:span><text:span text:style-name="T522">n</text:span><text:span text:style-name="T420">.<text:line-break/></text:span><text:span text:style-name="T430">To solve the subproblem, t</text:span><text:span text:style-name="T420">he loop </text:span><text:span text:style-name="T425">call</text:span><text:span text:style-name="T453">s</text:span><text:span text:style-name="T425"> the computational wrapper, not the generator directly.</text:span><text:span text:style-name="T420"><text:line-break/><text:line-break/>Because a generator does not save the yielded results, </text:span><text:span text:style-name="T431">in order to make the cache, </text:span><text:span text:style-name="T426">we </text:span><text:span text:style-name="T453">must </text:span><text:span text:style-name="T420">force the generator, </text:span><text:span text:style-name="T426">store the result in the cache, and </text:span><text:span text:style-name="T420">then – </text:span><text:span text:style-name="T435">if we want to keep </text:span><text:span text:style-name="T434">the </text:span><text:span text:style-name="T435">current </text:span><text:span text:style-name="T434">interface </text:span><text:span text:style-name="T435">to the outside world </text:span><text:span text:style-name="T434">– </text:span><text:span text:style-name="T426">return a generator that reads the results from the cache. </text:span><text:span text:style-name="T431">This last part would be a genexpr, something along the lines of:</text:span><text:span text:style-name="T420"><text:line-break/><text:line-break/></text:span><text:span text:style-name="T249">return</text:span><text:span text:style-name="T420"> (</text:span><text:span text:style-name="T480">the_split</text:span><text:span text:style-name="T420"> </text:span><text:span text:style-name="T249">for</text:span><text:span text:style-name="T420"> </text:span><text:span text:style-name="T480">the_split </text:span><text:span text:style-name="T249">in</text:span><text:span text:style-name="T420"> memo[n])</text:span><text:span text:style-name="T407"><text:line-break/><text:line-break/></text:span><text:span text:style-name="T454">where memo[n] stores the compositions of </text:span><text:span text:style-name="T530">n</text:span><text:span text:style-name="T454">,</text:span><text:span text:style-name="T407"> </text:span><text:span text:style-name="T433">so that the caller can </text:span><text:span text:style-name="T436">still </text:span><text:span text:style-name="T433">extract elements </text:span><text:span text:style-name="T461">(individual compositions) </text:span><text:span text:style-name="T433">at their leisure.</text:span><text:span text:style-name="T407"><text:line-break/><text:line-break/></text:span><text:span text:style-name="T406">On the level of general principles, it is useful to filter as early as possible, </text:span><text:span text:style-name="T455">as</text:span><text:span text:style-name="T406"> </text:span><text:span text:style-name="T437">there is no point<text:line-break/></text:span><text:span text:style-name="T438">to waste time </text:span><text:span text:style-name="T437">generating solutions that will be discarded </text:span><text:span text:style-name="T496">later</text:span><text:span text:style-name="T437">.<text:line-break/><text:line-break/>A simple </text:span><text:span text:style-name="T462">concrete </text:span><text:span text:style-name="T437">fix here would be to start the iteration of </text:span><text:span text:style-name="T523">k</text:span><text:span text:style-name="T437"> from </text:span><text:span text:style-name="T523">minimum_component_length</text:span><text:span text:style-name="T437"> instead of 1. </text:span><text:span text:style-name="T456">Th</text:span><text:span text:style-name="T458">e observation </text:span><text:span text:style-name="T456">⌂ above </text:span><text:span text:style-name="T458">implies that the algorithm would automatically </text:span><text:span text:style-name="T456">backtrack </text:span><text:span text:style-name="T459">(discarding </text:span><text:span text:style-name="T460">unsuccessful </text:span><text:span text:style-name="T459">partial results)</text:span><text:span text:style-name="T456"> when the current attempt leads to a dead-end.</text:span></text:p>
          <text:p text:style-name="P69"><text:span text:style-name="T307">b</text:span><text:span text:style-name="T305">)</text:span><text:span text:style-name="T323"> </text:span><text:span text:style-name="T463">Let's </text:span><text:span text:style-name="T497">analyze</text:span><text:span text:style-name="T463"> this:</text:span><text:span text:style-name="T323"><text:line-break/><text:line-break/></text:span><text:span text:style-name="T224">if</text:span><text:span text:style-name="T93"> </text:span><text:span text:style-name="T224">not</text:span><text:span text:style-name="T93"> all((length </text:span><text:span text:style-name="T224">in</text:span><text:span text:style-name="T93"> words_by_length) </text:span><text:span text:style-name="T224">for</text:span><text:span text:style-name="T93"> length </text:span><text:span text:style-name="T224">in</text:span><text:span text:style-name="T93"> the_split):</text:span><text:span text:style-name="T323"><text:line-break/><text:line-break/></text:span><text:span text:style-name="T356">● </text:span><text:span text:style-name="T498">T</text:span><text:span text:style-name="T474">here is </text:span><text:span text:style-name="T466">a g</text:span><text:span text:style-name="T464">enerator expression inside the </text:span><text:span text:style-name="T465">argument list </text:span><text:span text:style-name="T464">to </text:span><text:span text:style-name="T318">all</text:span><text:span text:style-name="T464">. </text:span><text:span text:style-name="T469">Arguments are evaluated </text:span><text:span text:style-name="T498">first,</text:span><text:span text:style-name="T469"><text:line-break/> <text:s text:c="2"/>before the function is called. </text:span><text:span text:style-name="T464"><text:line-break/></text:span><text:span text:style-name="T356">● </text:span><text:span text:style-name="T474">In the genexpr, w</text:span><text:span text:style-name="T469">e iterate over the </text:span><text:span text:style-name="T464">part</text:span><text:span text:style-name="T469">s</text:span><text:span text:style-name="T464"> in </text:span><text:span text:style-name="T526">the_split</text:span><text:span text:style-name="T464">, and name </text:span><text:span text:style-name="T469">the current part </text:span><text:span text:style-name="T499">as</text:span><text:span text:style-name="T464"> </text:span><text:span text:style-name="T526">length</text:span><text:span text:style-name="T573">.</text:span><text:span text:style-name="T464"><text:line-break/></text:span><text:span text:style-name="T356">● </text:span><text:span text:style-name="T466">The expression part of the genexpr is the result of the check </text:span><text:span text:style-name="T527">length </text:span><text:span text:style-name="T253">in</text:span><text:span text:style-name="T527"> words_by_length</text:span><text:span text:style-name="T323">.<text:line-break/> <text:s text:c="2"/></text:span><text:span text:style-name="T466">Here </text:span><text:span text:style-name="T527">words_by_length</text:span><text:span text:style-name="T466"> is a dictionary, keyed by </text:span><text:span text:style-name="T470">word </text:span><text:span text:style-name="T466">lengths. Thus, this checks whether<text:line-break/> <text:s text:c="2"/></text:span><text:span text:style-name="T500">at least one </text:span><text:span text:style-name="T466">word of the given length </text:span><text:span text:style-name="T500">exists </text:span><text:span text:style-name="T466">in the input file (that contains words in the<text:line-break/> <text:s text:c="2"/>target human language which will be used for the parts of the anagram).<text:line-break/></text:span><text:span text:style-name="T356">● </text:span><text:span text:style-name="T468">Then</text:span><text:span text:style-name="T467">, </text:span><text:span text:style-name="T319">all</text:span><text:span text:style-name="T467"> </text:span><text:span text:style-name="T471">forces the generator, and </text:span><text:span text:style-name="T467">checks whether the condition </text:span><text:span text:style-name="T468">holds for all items<text:line-break/> <text:s text:c="2"/>in the iterable.<text:line-break/></text:span><text:span text:style-name="T356">● </text:span><text:span text:style-name="T468">Finally, </text:span><text:span text:style-name="T250">not</text:span><text:span text:style-name="T468"> inverts the result.</text:span><text:span text:style-name="T323"><text:line-break/><text:line-break/></text:span><text:span text:style-name="T467">Hence, the code does as it pretty much</text:span><text:span text:style-name="T472"> </text:span><text:a xlink:type="simple" xlink:href="http://tvtropes.org/pmwiki/pmwiki.php/Main/ExactlyWhatItSaysOnTheTin" text:style-name="Internet_20_link" text:visited-style-name="Visited_20_Internet_20_Link">says on the tin</text:a><text:span text:style-name="T467"> – </text:span><text:span text:style-name="T468">it checks whether </text:span><text:span text:style-name="T472">words of all required lengths (for this composition/split) exist in the input file.<text:line-break/><text:line-break/>This is a sanity check that enforces a precondition for the rest of the algorithm, so that </text:span><text:span text:style-name="T473">later </text:span><text:span text:style-name="T477">we</text:span><text:span text:style-name="T473"><text:line-break/></text:span><text:span text:style-name="T476">may </text:span><text:span text:style-name="T472">simply assume – </text:span><text:span text:style-name="T475">without checking – </text:span><text:span text:style-name="T472">that words of all required lengths do indeed exist.<text:line-break/></text:span><text:span text:style-name="T478">(</text:span><text:span text:style-name="T479">Being able to make that assumption </text:span><text:span text:style-name="T478">simplifies the rest of the code.)</text:span><text:span text:style-name="T323"><text:line-break/><text:line-break/></text:span></text:p>
          <text:p text:style-name="P46"><text:span text:style-name="T653">c)</text:span><text:span text:style-name="T93"> </text:span><text:span text:style-name="T132">The </text:span><text:span text:style-name="T135">key is </text:span><text:span text:style-name="T132">observation </text:span><text:span text:style-name="T133">⌂ </text:span><text:span text:style-name="T136">from </text:span><text:span text:style-name="T132">item a).<text:line-break/><text:line-break/></text:span><text:span text:style-name="T138">With this approach, </text:span><text:span text:style-name="T88">th</text:span><text:span text:style-name="T87">ere is no need to implement explicit backtracking</text:span><text:span text:style-name="T132">; </text:span><text:span text:style-name="T134">the call stack, and the </text:span><text:span text:style-name="T135">state inside the </text:span><text:span text:style-name="T134">function calls that have not yet terminated </text:span><text:span text:style-name="T137">(strictly speaking, </text:span><text:span text:style-name="T140">running </text:span><text:span text:style-name="T137">generator</text:span><text:span text:style-name="T140"> </text:span><text:span text:style-name="T141">instances</text:span><text:span text:style-name="T137"> that have not yet been exhausted)</text:span><text:span text:style-name="T134">, </text:span><text:span text:style-name="T139">automatically </text:span><text:span text:style-name="T134">keep track of the state for us.</text:span><text:span text:style-name="T93"><text:line-break/><text:line-break/><text:line-break/></text:span><text:span text:style-name="T607">d</text:span><text:span text:style-name="T604">)</text:span><text:span text:style-name="T94"> </text:span><text:span text:style-name="T181">The two patterns that spotted myself when writing the program were:<text:line-break/><text:line-break/></text:span><text:span text:style-name="T182">● </text:span><text:span text:style-name="T183">The </text:span><text:span text:style-name="T184">exact same </text:span><text:span text:style-name="T183">divide-and-conquer </text:span><text:span text:style-name="T189">recursive </text:span><text:span text:style-name="T183">generator pattern shared by </text:span><text:span text:style-name="T89">_split()</text:span><text:span text:style-name="T183"> and </text:span><text:span text:style-name="T89">comb()</text:span><text:span text:style-name="T183">.<text:line-break/><text:line-break/> <text:s text:c="3"/></text:span><text:span text:style-name="T185">Perhaps no point in trying to extract this – the surrounding code can be very different<text:line-break/> <text:s text:c="3"/>in different use cases of the pattern, and </text:span><text:span text:style-name="T90">explicit is better than implicit</text:span><text:span text:style-name="T185">. Keeping the code<text:line-break/> <text:s text:c="3"/>as-is, there is one less abstraction the </text:span><text:span text:style-name="T193">programmer</text:span><text:span text:style-name="T185"> needs to </text:span><text:span text:style-name="T195">learn </text:span><text:span text:style-name="T185">before being able </text:span><text:span text:style-name="T195">to</text:span><text:span text:style-name="T185"><text:line-break/> <text:s text:c="3"/></text:span><text:span text:style-name="T194">understand </text:span><text:span text:style-name="T185">the rest of the </text:span><text:span text:style-name="T193">source code</text:span><text:span text:style-name="T185">.<text:line-break/><text:line-break/> <text:s text:c="3"/></text:span><text:span text:style-name="T186">But it could be an interesting exercise to see how the extracted pattern would look, and<text:line-break/> <text:s text:c="3"/>whether </text:span><text:span text:style-name="T187">the </text:span><text:span text:style-name="T196">form</text:span><text:span text:style-name="T186"> </text:span><text:span text:style-name="T187">of the result </text:span><text:span text:style-name="T186">would suggest a succin</text:span><text:span text:style-name="T190">c</text:span><text:span text:style-name="T186">t, self-explanatory name.</text:span><text:span text:style-name="T183"><text:line-break/><text:line-break/></text:span><text:span text:style-name="T182">● </text:span><text:span text:style-name="T183">To a lesser extent, the processing that is performed on the results in </text:span><text:span text:style-name="T89">admissible_splits()</text:span><text:span text:style-name="T183">,<text:line-break/> <text:s text:c="2"/>as well as in the main loop in </text:span><text:span text:style-name="T89">anagrams()</text:span><text:span text:style-name="T183">. </text:span><text:span text:style-name="T186">Short; maybe no point in trying to extract this.</text:span><text:span text:style-name="T181"><text:line-break/></text:span><text:span text:style-name="T71"><text:line-break/><text:line-break/></text:span><text:span text:style-name="T606">e</text:span><text:span text:style-name="T605">)</text:span><text:span text:style-name="T177"> </text:span><text:span text:style-name="T188">My own ideas were pretty much listed in the question: add a (command-line?) user interface; consider alternatives for implementing the wordlist. The problem feels like the FP paradigm is </text:span><text:span text:style-name="T191">appropriate</text:span><text:span text:style-name="T188">. Beside the wordlist, no immediate </text:span><text:span text:style-name="T192">easy</text:span><text:span text:style-name="T188"> opportunities for a more FP sty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a Jeronen</meta:initial-creator>
    <meta:creation-date>2018-02-07T15:03:41.142437278</meta:creation-date>
    <dc:date>2018-02-27T12:00:58.406276101</dc:date>
    <dc:creator>Juha Jeronen</dc:creator>
    <meta:editing-duration>P9DT22H2S</meta:editing-duration>
    <meta:editing-cycles>1634</meta:editing-cycles>
    <meta:generator>LibreOffice/4.4.3.2$Linux_X86_64 LibreOffice_project/40m0$Build-2</meta:generator>
    <meta:document-statistic meta:table-count="0" meta:image-count="0" meta:object-count="0" meta:page-count="23" meta:paragraph-count="145" meta:word-count="7916" meta:character-count="49323" meta:non-whitespace-character-count="39676"/>
  </office:meta>
</office:document-meta>
</file>